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35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98.8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7.74mm"/>
    </style:style>
    <style:style style:name="co11" style:family="table-column">
      <style:table-column-properties fo:break-before="auto" style:column-width="17.66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8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/>
    <style:style style:name="ce17" style:family="table-cell" style:parent-style-name="Default"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5" style:family="table-cell" style:parent-style-name="Default"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2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15" style:family="table-cell" style:parent-style-name="Default">
      <style:table-cell-properties fo:background-color="#e8f2a1"/>
    </style:style>
    <style:style style:name="ce28" style:family="table-cell" style:parent-style-name="Default"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30" style:family="table-cell" style:parent-style-name="Default"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4" style:family="table-cell" style:parent-style-name="Default">
      <style:table-cell-properties fo:background-color="#e8f2a1"/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5" style:family="table-cell" style:parent-style-name="Default" style:data-style-name="N99"/>
    <style:style style:name="ce36" style:family="table-cell" style:parent-style-name="Default"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7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8" style:family="table-cell" style:parent-style-name="Default"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3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>
      <style:table-cell-properties fo:background-color="transparent"/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3" style:family="table-cell" style:parent-style-name="Default"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4" style:family="table-cell" style:parent-style-name="Default">
      <style:map style:condition="cell-content()=312" style:apply-style-name="Neutral" style:base-cell-address="Unclear.F1"/>
      <style:map style:condition="cell-content()=213" style:apply-style-name="Neutral" style:base-cell-address="Unclear.F1"/>
      <style:map style:condition="cell-content()=132" style:apply-style-name="Neutral" style:base-cell-address="Unclear.F1"/>
    </style:style>
  </office:automatic-styles>
  <office:body>
    <office:spreadsheet>
      <table:calculation-settings table:automatic-find-labels="false" table:use-regular-expressions="false" table:use-wildcards="true"/>
      <table:table table:name="igyeksz(ed|i|itek); igyekezt(ed|e|ük|étek|ék); igyekez(lek|telek); igyekezzü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# <text:s text:c="5"/>Query <text:s text:c="3"/>word,[word="igyeksz(ed|i|itek)"] 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6:.A8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#990</text:p>
          </table:table-cell>
          <table:table-cell table:style-name="ce1" office:value-type="string" calcext:value-type="string">
            <text:p><text:s text:c="5"/>aktuális ellenségre, aztán minden idegszállal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ezredmásodpercre elkapni a rajtot,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375]; &quot;123&quot;)" office:value-type="float" office:value="174" calcext:value-type="float">
            <text:p>174</text:p>
          </table:table-cell>
          <table:table-cell table:style-name="ce7" table:formula="of:=([.J6]/[.J13])*100" office:value-type="float" office:value="50.2890173410405" calcext:value-type="float">
            <text:p>5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3"/>lenni! Minden érzésedhez ragaszkodsz,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átélni őket ezerszer, de jól teszed -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32" calcext:value-type="float">
            <text:p>132</text:p>
          </table:table-cell>
          <table:table-cell table:formula="of:=COUNTIF([.F6:.F375]; &quot;132&quot;)" office:value-type="float" office:value="36" calcext:value-type="float">
            <text:p>36</text:p>
          </table:table-cell>
          <table:table-cell table:style-name="ce7" table:formula="of:=([.J7]/[.J13])*100" office:value-type="float" office:value="10.4046242774566" calcext:value-type="float">
            <text:p>10.40</text:p>
          </table:table-cell>
          <table:table-cell table:formula="of:==COUNTIFS([.F6:.F375]; &quot;132&quot;; [.G6:.G375]; &quot;Yes&quot;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3"/>Szervezetek Állami Felügyelettel (PSZÁF) együtt </text:p>
          </table:table-cell>
          <table:table-cell office:value-type="string" calcext:value-type="string">
            <text:p><text:s/>igyekszi </text:p>
          </table:table-cell>
          <table:table-cell office:value-type="string" calcext:value-type="string">
            <text:p><text:s/>a szövetség megfejteni a helyenként nem </text:p>
          </table:table-cell>
          <table:table-cell office:value-type="string" calcext:value-type="string">
            <text:p>igazán világos rendelete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75]; &quot;213&quot;)" office:value-type="float" office:value="5" calcext:value-type="float">
            <text:p>5</text:p>
          </table:table-cell>
          <table:table-cell table:style-name="ce7" table:formula="of:=([.J8]/[.J13])*100" office:value-type="float" office:value="1.44508670520231" calcext:value-type="float">
            <text:p>1.45</text:p>
          </table:table-cell>
          <table:table-cell table:formula="of:==COUNTIFS([.F6:.F375]; &quot;213&quot;; [.G6:.G375]; &quot;Yes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75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75]; &quot;312&quot;)" office:value-type="float" office:value="93" calcext:value-type="float">
            <text:p>93</text:p>
          </table:table-cell>
          <table:table-cell table:style-name="ce7" table:formula="of:=([.J10]/[.J13])*100" office:value-type="float" office:value="26.878612716763" calcext:value-type="float">
            <text:p>26.88</text:p>
          </table:table-cell>
          <table:table-cell table:formula="of:==COUNTIFS([.F8:.F375]; &quot;312&quot;; [.G8:.G375]; &quot;Yes&quot;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75]; &quot;321&quot;)" office:value-type="float" office:value="6" calcext:value-type="float">
            <text:p>6</text:p>
          </table:table-cell>
          <table:table-cell table:style-name="ce7" table:formula="of:=([.J11]/[.J13])*100" office:value-type="float" office:value="1.73410404624277" calcext:value-type="float">
            <text:p>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75]; &quot;*pro*&quot;)" office:value-type="float" office:value="32" calcext:value-type="float">
            <text:p>32</text:p>
          </table:table-cell>
          <table:table-cell table:style-name="ce7" table:formula="of:=([.J12]/[.J13])*100" office:value-type="float" office:value="9.2485549132948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Hits: <text:s text:c="2"/>51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text:s text:c="5"/>Query <text:s text:c="3"/>word,[word="igyekezt(ed|e|ük|étek|ék)"] 51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17:.A310])"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6"/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75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</text:p>
          </table:table-cell>
          <table:table-cell table:style-name="ce1" office:value-type="string" calcext:value-type="string">
            <text:p><text:s/>Bélával - aki még sohasem repült - hasztalanu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hitetni velük, hogy légi szerencsétlen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1PL&gt;3</text:p>
          </table:table-cell>
          <table:table-cell table:formula="of:=COUNTIF([.H6:.H375]; &quot;1PL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/>demokrata, szabad Magyarország szükségességér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, csodálatra méltó és nemes idealisták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75]; &quot;1SG&gt;2&quot;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6"/>területekre beözönlő cseheket és román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erni az országból. És idéztem Fén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SG&gt;3</text:p>
          </table:table-cell>
          <table:table-cell table:formula="of:=COUNTIF([.H6:.H375]; &quot;2SG&gt;3&quot;)" office:value-type="float" office:value="13" calcext:value-type="float">
            <text:p>13</text:p>
          </table:table-cell>
          <table:table-cell/>
          <table:table-cell table:formula="of:=84+13+84+148" office:value-type="float" office:value="329" calcext:value-type="float">
            <text:p>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8"/>és hónapok után, mialatt kétségbeesett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rabtartóikat, hogy ártatlan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75]; &quot;2PL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</text:p>
          </table:table-cell>
          <table:table-cell table:style-name="ce1" office:value-type="string" calcext:value-type="string">
            <text:p><text:s text:c="6"/>hogy a sarlatánság kétségtelen jelenségei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arikírozni, még nem feleltél az által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75]; &quot;3SG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3</text:p>
          </table:table-cell>
          <table:table-cell table:style-name="ce1" office:value-type="string" calcext:value-type="string">
            <text:p><text:s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. Főként arra figyelmeztettek, hogy errő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75]; &quot;3PL&gt;3&quot;)"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6</text:p>
          </table:table-cell>
          <table:table-cell table:style-name="ce1" office:value-type="string" calcext:value-type="string">
            <text:p><text:s text:c="7"/>amikor fürödni mentünk. Ők nem a testüke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űsíteni, tekerték az áttételekkel működ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1</text:p>
          </table:table-cell>
          <table:table-cell table:style-name="ce1" office:value-type="string" calcext:value-type="string">
            <text:p><text:s text:c="4"/>sóoldat-injekciókkal, eszterlánccsörge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űzni testükből az aggokat " eminnen "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39</text:p>
          </table:table-cell>
          <table:table-cell table:style-name="ce1" office:value-type="string" calcext:value-type="string">
            <text:p><text:s text:c="6"/>lélektanával meg ezer bölcs példabeszédde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imagyarázni Pálma előtt a kudarco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53</text:p>
          </table:table-cell>
          <table:table-cell table:style-name="ce1" office:value-type="string" calcext:value-type="string">
            <text:p><text:s text:c="9"/>többiek - bűntudatosan? megrögzötten?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. A gondnok bekérette, sajnálkozás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6:.F8]; &quot;123&quot;)+COUNTIF([.F344:.F375]; &quot;123&quot;)+COUNTIF([.F318:.F327]; &quot;123&quot;)" office:value-type="float" office:value="14" calcext:value-type="float">
            <text:p>1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8]; &quot;1SG&gt;3&quot;)+COUNTIF([.H344:.H375]; &quot;1SG&gt;3&quot;)+COUNTIF([.H318:.H327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2"/>államok és rendszerek váltogatott módszer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hetetleníteni, asszimilálni, megtizede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8]; &quot;132&quot;)+COUNTIF([.F344:.F375]; &quot;132&quot;)+COUNTIF([.F318:.F327]; &quot;132&quot;)" office:value-type="float" office:value="2" calcext:value-type="float">
            <text:p>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8]; &quot;1PL&gt;3&quot;)+COUNTIF([.H344:.H375]; &quot;1PL&gt;3&quot;)+COUNTIF([.H318:.H327]; &quot;1PL&gt;3&quot;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9"/>akartál olvasni nekem? Csak magad előt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bizonyítani saját igazadat? Elnyomni maga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6:.F8]; &quot;213&quot;)+COUNTIF([.F344:.F375]; &quot;213&quot;)+COUNTIF([.F318:.F327]; &quot;213&quot;)" office:value-type="float" office:value="0" calcext:value-type="float">
            <text:p>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8]; &quot;1SG&gt;2&quot;)+COUNTIF([.H344:.H375]; &quot;1SG&gt;2&quot;)+COUNTIF([.H318:.H327]; &quot;1SG&gt;2&quot;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table:style-name="ce1" office:value-type="string" calcext:value-type="string">
            <text:p><text:s text:c="4"/>ennek a jogi-gazdasági-technikai feltétele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előterjesztésben összefoglalni, ami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8]; &quot;231&quot;)+COUNTIF([.F344:.F375]; &quot;231&quot;)+COUNTIF([.F318:.F327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8]; &quot;2SG&gt;3&quot;)+COUNTIF([.H344:.H375]; &quot;2SG&gt;3&quot;)+COUNTIF([.H318:.H327]; &quot;2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table:style-name="ce1" office:value-type="string" calcext:value-type="string">
            <text:p><text:s/>folytatásának terjedelmét házbizottsági szin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ervezni. Ilyen megoldást legfeljebb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12" calcext:value-type="float">
            <text:p>312</text:p>
          </table:table-cell>
          <table:table-cell table:formula="of:=COUNTIF([.F6:.F8]; &quot;312&quot;)+COUNTIF([.F344:.F375]; &quot;312&quot;)+COUNTIF([.F318:.F327]; &quot;312&quot;)" office:value-type="float" office:value="15" calcext:value-type="float">
            <text:p>1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8]; &quot;2PL&gt;3&quot;)+COUNTIF([.H344:.H375]; &quot;2PL&gt;3&quot;)+COUNTIF([.H318:.H327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4</text:p>
          </table:table-cell>
          <table:table-cell table:style-name="ce1" office:value-type="string" calcext:value-type="string">
            <text:p><text:s/>észrevettél minket. A Mérgezett egér c. darabo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őadni. Ugyanis mi, a Törzsasztal hí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8]; &quot;321&quot;)+COUNTIF([.F344:.F375]; &quot;321&quot;)+COUNTIF([.F318:.F327]; &quot;321&quot;)" office:value-type="float" office:value="1" calcext:value-type="float">
            <text:p>1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8]; &quot;3SG&gt;3&quot;)+COUNTIF([.H344:.H375]; &quot;3SG&gt;3&quot;)+COUNTIF([.H318:.H327]; &quot;3SG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1</text:p>
          </table:table-cell>
          <table:table-cell table:style-name="ce1" office:value-type="string" calcext:value-type="string">
            <text:p><text:s text:c="2"/>hangmernok ezt a hangero lejjebb tornaszasa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ompenzalni, ekkor meg a Lala szolt be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8]; &quot;*pro*&quot;)+COUNTIF([.F344:.F375]; &quot;*pro*&quot;)+COUNTIF([.F318:.F327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8]; &quot;3PL&gt;3&quot;)+COUNTIF([.H344:.H375]; &quot;3PL&gt;3&quot;)+COUNTIF([.H318:.H327]; &quot;3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4"/>magukról az itt lefolytatott vitákról. Azza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elhárítani a hiányosságokra vonatkozó észrevételeim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5"/>kormányzati szervezetek hosszú hónapokon 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ekalapálni a Milosevic-rezsim nem etnikai </text:p>
          </table:table-cell>
          <table:table-cell office:value-type="string" calcext:value-type="string">
            <text:p>, hanem ideológiai alapon szervezett, az etnikai határvonalon átnyúló ellenzéké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7</text:p>
          </table:table-cell>
          <table:table-cell table:style-name="ce1" office:value-type="string" calcext:value-type="string">
            <text:p><text:s/>fajgyűlöletről, ahol a Szabó Albert-féle mozgalm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moly tényezőnek feltüntetni, meg a Csurár-csal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00</text:p>
          </table:table-cell>
          <table:table-cell table:style-name="ce1" office:value-type="string" calcext:value-type="string">
            <text:p><text:s text:c="9"/>tisztelhető benned, hogy minden udvarlónak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a pozitív tulajdonságait nézni. (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0</text:p>
          </table:table-cell>
          <table:table-cell table:style-name="ce1" office:value-type="string" calcext:value-type="string">
            <text:p><text:s text:c="8"/>hogy eredeti hozzaszolasodban azt az erzes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elteni, mintha ez a velemeny a kovets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17:.F310]; &quot;123&quot;)+COUNTIF([.F328:.F334]; &quot;123&quot;)" office:value-type="float" office:value="160" calcext:value-type="float">
            <text:p>160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7:.H310]; &quot;1SG&gt;3&quot;)+COUNTIF([.H328:.H334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7</text:p>
          </table:table-cell>
          <table:table-cell table:style-name="ce1" office:value-type="string" calcext:value-type="string">
            <text:p><text:s text:c="9"/>hanem az ember probléma megoldó képes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jleszteni, szerintem zseniálisan. Szerin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7:.F310]; &quot;132&quot;)+COUNTIF([.F328:.F334]; &quot;132&quot;)" office:value-type="float" office:value="34" calcext:value-type="float">
            <text:p>3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7:.H310]; &quot;1PL&gt;3&quot;)+COUNTIF([.H328:.H334]; &quot;1PL&gt;3&quot;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9</text:p>
          </table:table-cell>
          <table:table-cell table:style-name="ce1" office:value-type="string" calcext:value-type="string">
            <text:p><text:s text:c="8"/>származású ember ellen folyik a " hajsza "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tudni, milyen forrása lehetett Raj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17:.F310]; &quot;213&quot;)+COUNTIF([.F328:.F334]; &quot;213&quot;)" office:value-type="float" office:value="5" calcext:value-type="float">
            <text:p>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7:.H310]; &quot;1SG&gt;2&quot;)+COUNTIF([.H328:.H334]; &quot;1SG&gt;2&quot;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6"/>bekebelezésével és kíméletlen pacifikál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llusztrálni negyedszázaddal ezelőtt saját </text:p>
          </table:table-cell>
          <table:table-cell office:value-type="string" calcext:value-type="string">
            <text:p>fontosságu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17:.F310]; &quot;231&quot;)+COUNTIF([.F328:.F334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7:.H310]; &quot;2SG&gt;3&quot;)+COUNTIF([.H328:.H334]; &quot;2SG&gt;3&quot;)" office:value-type="float" office:value="11" calcext:value-type="float">
            <text:p>11</text:p>
          </table:table-cell>
          <table:table-cell/>
          <table:table-cell table:formula="of:=52+11+83+148"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11"/>erősen központosító indonéz kormányzat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örni az ellenállást, amely így illegalitá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7:.F310]; &quot;312&quot;)+COUNTIF([.F328:.F334]; &quot;312&quot;)" office:value-type="float" office:value="78" calcext:value-type="float">
            <text:p>78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7:.H310]; &quot;2PL&gt;3&quot;)+COUNTIF([.H328:.H334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9"/>egymásmellettiségével és ünnepélyességév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elölni, ahol egymás mellé kerül Csontvá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17:.F310]; &quot;321&quot;)+COUNTIF([.F328:.F334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7:.H310]; &quot;3SG&gt;3&quot;)+COUNTIF([.H328:.H334]; &quot;3SG&gt;3&quot;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7"/>hívhatnánk Nyakas Károlynak is - figuráj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itelesen ábrázolni az osztrák kis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17:.F310]; &quot;*pro*&quot;)+COUNTIF([.F328:.F334]; &quot;*pro*&quot;)" office:value-type="float" office:value="19" calcext:value-type="float">
            <text:p>1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7:.H310]; &quot;3PL&gt;3&quot;)+COUNTIF([.H328:.H334]; &quot;1PL&gt;3&quot;)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3"/>Tárgyalásait úgy jellemezte, hogy azokon részin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ismerni a soros elnökség Magyarország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01" calcext:value-type="float">
            <text:p>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8"/>sokat hétfőn, aki külön sajtóértkezleten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népszerűsíteni ötletét. E szerint az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9"/>támogatására is. Korábban pedig ugyan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étzilálni az ellenzéki pártokat és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12"/>számolt be arról, ahogyan katonák ezr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kadályozni a gátszakadást.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table:style-name="ce1" office:value-type="string" calcext:value-type="string">
            <text:p><text:s text:c="9"/>társaság, a Netvision elnöke például azz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hűteni a kedélyeket, hogy a dolog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9</text:p>
          </table:table-cell>
          <table:table-cell table:style-name="ce1" office:value-type="string" calcext:value-type="string">
            <text:p><text:s text:c="8"/>BRÜSSZEL - Szövetségi illetékesek hétfő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rülni a pristinai reptér orosz blokádjának </text:p>
          </table:table-cell>
          <table:table-cell office:value-type="string" calcext:value-type="string">
            <text:p>dramatizá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1</text:p>
          </table:table-cell>
          <table:table-cell table:style-name="ce1" office:value-type="string" calcext:value-type="string">
            <text:p><text:s text:c="6"/>feszíteni a húrt: láthatóan a többség kerül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jabb válság kirobbantását. A szerda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8</text:p>
          </table:table-cell>
          <table:table-cell table:style-name="ce1" office:value-type="string" calcext:value-type="string">
            <text:p><text:s text:c="3"/>nyomására már a középkorban is számos szabálly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rlátozni a " kontár " cigányok tevékeny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table:style-name="ce1" office:value-type="string" calcext:value-type="string">
            <text:p><text:s text:c="12"/>falu épült és szépült a tíz év alat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hozni az infrastrukturális lemarad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/>távtanfolyamunk előző részében a politika fogalm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határozni. Most néhány további definíció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 text:c="7"/>istenemberi méltósághoz, az arany középút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rni az életét. Ezért végül nem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3</text:p>
          </table:table-cell>
          <table:table-cell table:style-name="ce1" office:value-type="string" calcext:value-type="string">
            <text:p><text:s text:c="11"/>56-ot követő reálpolitikai törekvésekb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vezetni az egészségpolitikai változások </text:p>
          </table:table-cell>
          <table:table-cell office:value-type="string" calcext:value-type="string">
            <text:p>szükséges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4</text:p>
          </table:table-cell>
          <table:table-cell table:style-name="ce1" office:value-type="string" calcext:value-type="string">
            <text:p><text:s text:c="5"/>francia diplomaták - újságírókkal találkozva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ebbíteni Albright kijelentésének súl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6</text:p>
          </table:table-cell>
          <table:table-cell table:style-name="ce1" office:value-type="string" calcext:value-type="string">
            <text:p><text:s text:c="9"/>Különböző szertartásokkal, mágikus erő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 visszatérő lelkek harag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7</text:p>
          </table:table-cell>
          <table:table-cell table:style-name="ce1" office:value-type="string" calcext:value-type="string">
            <text:p><text:s text:c="10"/>környékét. Eközben a rendőrök a diszkó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dühöngő bőrfejűeket. A Határőr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table:style-name="ce1" office:value-type="string" calcext:value-type="string">
            <text:p><text:s/>adományozóknak, akik anyagi és tárgyi ajándékai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bbé tenni karácsonyi ünnepei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0</text:p>
          </table:table-cell>
          <table:table-cell table:style-name="ce1" office:value-type="string" calcext:value-type="string">
            <text:p><text:s text:c="12"/>. Tudomásul vettük az ENSZ-jelentés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küszöbölni a hiányosságokat. Kifogáso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1</text:p>
          </table:table-cell>
          <table:table-cell table:style-name="ce1" office:value-type="string" calcext:value-type="string">
            <text:p><text:s text:c="2"/>vállalkozásfejlesztési projektumokkal és má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elyezni. Ez nem ment zökkenésment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/>homoszexuálisok képviselői pszichológusok segítség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magyarázni, hogy nem " magatartásró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 text:c="15"/>hanem valaki más. A védők szerint az FB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rejteni az erre vonatkozó értesül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6</text:p>
          </table:table-cell>
          <table:table-cell table:style-name="ce1" office:value-type="string" calcext:value-type="string">
            <text:p><text:s text:c="13"/>számára felvételi előkészítőt szerveztün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könnyíteni az államnyelven való felvételiz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7</text:p>
          </table:table-cell>
          <table:table-cell table:style-name="ce1" office:value-type="string" calcext:value-type="string">
            <text:p><text:s text:c="16"/>a kisebbségek érdekképviseleti igénye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elégíteni. Győri Szabó Róbert művé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table:style-name="ce1" office:value-type="string" calcext:value-type="string">
            <text:p><text:s text:c="15"/>azon szent dologról elmélkedésit ki-ad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olosvári Unitária Ecclesianak edgy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4"/>államnyelv ismerete.) A járásokat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gy kialakítani, hogy minél kisebb leg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3"/>nem támogatta és a magyar nyelvhasználato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isszaszorítani, a magyar nyelv viszony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8</text:p>
          </table:table-cell>
          <table:table-cell table:style-name="ce1" office:value-type="string" calcext:value-type="string">
            <text:p><text:s text:c="11"/>dolgozatunkban, azt annak tudhatjuk be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kerülni mások tételeinek sekélyes alkalmazás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4"/>én megjegyzéseim a gondolat egyszerű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adni. Ahogyan a múltban az eszköz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2"/>fopapság) társadalmi rétegének erosi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zilárditani. A XVI. és XVII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5</text:p>
          </table:table-cell>
          <table:table-cell table:style-name="ce1" office:value-type="string" calcext:value-type="string">
            <text:p><text:s text:c="7"/>tartalmára utalva.? Ha valaha valamiben kedveme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tölteni, bizonyíts meg~, hogy mondd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1"/>saját véleményed? Könnyítést hozó napjaid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nem terhelni a kasszát. Tanítómestereddé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2"/>mellett s kiadvány minél pontosabb leír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dni. Tekintettel arra, hogy a bibliográf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2</text:p>
          </table:table-cell>
          <table:table-cell table:style-name="ce1" office:value-type="string" calcext:value-type="string">
            <text:p><text:s text:c="11"/>tartoznak, többnyire szégyellték, levetkő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régi visszahúzó életmódnak minden emléké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5</text:p>
          </table:table-cell>
          <table:table-cell table:style-name="ce1" office:value-type="string" calcext:value-type="string">
            <text:p><text:s text:c="10"/>került sor. Célunk New York és környéke vol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oktatás teljes vertikumát: elemi iskol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6</text:p>
          </table:table-cell>
          <table:table-cell table:style-name="ce1" office:value-type="string" calcext:value-type="string">
            <text:p><text:s text:c="13"/>hogy a régi egyházszervezet keretein belü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vetni a változásokat, pl. a kápláno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7</text:p>
          </table:table-cell>
          <table:table-cell table:style-name="ce1" office:value-type="string" calcext:value-type="string">
            <text:p><text:s text:c="9"/>Százcikkelyes Zsinaton az egyházi élet egész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, s elejét venni az egyház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55</text:p>
          </table:table-cell>
          <table:table-cell table:style-name="ce1" office:value-type="string" calcext:value-type="string">
            <text:p><text:s text:c="12"/>igen gyakori volt a Ptolemaidák között, í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birodalom elosztását). E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19</text:p>
          </table:table-cell>
          <table:table-cell table:style-name="ce1" office:value-type="string" calcext:value-type="string">
            <text:p><text:s text:c="11"/>magát. Ő mindvégig ott toporgott a nyomában;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hasznosítani; de nem sikerül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4</text:p>
          </table:table-cell>
          <table:table-cell table:style-name="ce1" office:value-type="string" calcext:value-type="string">
            <text:p><text:s text:c="8"/>diplomaták sokat vétettek ellene és tisztaság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rontani, hogy egyértelműségét félreérthetőv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table:style-name="ce1" office:value-type="string" calcext:value-type="string">
            <text:p><text:s text:c="12"/>érdeklődő, írni-olvasni tudó társaik élet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kellemetlenebbé tenni. Osztottá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40</text:p>
          </table:table-cell>
          <table:table-cell table:style-name="ce1" office:value-type="string" calcext:value-type="string">
            <text:p><text:s text:c="16"/>kompromittált ", még Széchenyi előtt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eketíteni). Egészen kivételes szelle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71</text:p>
          </table:table-cell>
          <table:table-cell table:style-name="ce1" office:value-type="string" calcext:value-type="string">
            <text:p><text:s text:c="8"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, főként arra figyelmeztettek, hogy err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12"/>mérsékletre inteni aggodalmas képzeleté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önmagát, hogy azokkal a lappang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5"/>kellőképpen értékelni azt az embert, aki csizm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sszonyát a mámor oly gyakran elérhetet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66</text:p>
          </table:table-cell>
          <table:table-cell table:style-name="ce1" office:value-type="string" calcext:value-type="string">
            <text:p><text:s text:c="11"/>gyorsan letette az asztalra. Hosszú órák ót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magyarázni Schmidtnek, de az csökönyös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80</text:p>
          </table:table-cell>
          <table:table-cell table:style-name="ce1" office:value-type="string" calcext:value-type="string">
            <text:p><text:s text:c="11"/>Néphadsereg többi fegyverneméhez - általá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beleavatkozzanak a harcok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8</text:p>
          </table:table-cell>
          <table:table-cell table:style-name="ce1" office:value-type="string" calcext:value-type="string">
            <text:p><text:s text:c="13"/>rendőregyenruhák, a villamosok, és odaadó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pótolni az ágyban, amit közben mulasztott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11</text:p>
          </table:table-cell>
          <table:table-cell table:style-name="ce1" office:value-type="string" calcext:value-type="string">
            <text:p><text:s text:c="11"/>felfújt lábtörlő, a kifelé és befelé hala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kerülni, de sokan belebotlottak, és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76</text:p>
          </table:table-cell>
          <table:table-cell table:style-name="ce1" office:value-type="string" calcext:value-type="string">
            <text:p><text:s text:c="13"/>emlegette, amit visszamondottak neki. Apám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ékíteni. De Korláth csak jobban megvad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4</text:p>
          </table:table-cell>
          <table:table-cell table:style-name="ce1" office:value-type="string" calcext:value-type="string">
            <text:p><text:s text:c="12"/>irtottak, és selejttel, helytelen eszmé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helyettesíteni. Ezek a rendszerváltozá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6"/>önkormányzatokhoz. Kormánypárti képviselőtársain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lyamatosan bizonygatni, hogy ez a pén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7"/>igyekezett megfelelni ezeknek az elvárásoknak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megfelelő formát alkalmazni, de az helyénval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5"/>terjedelmes a törvény, a túlszabályozás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nne kerülni abban az értelemben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0"/>csinált mást, mint kommunikációs techniká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az őt figyelőket, figyelmen kív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table:style-name="ce1" office:value-type="string" calcext:value-type="string">
            <text:p><text:s text:c="11"/>kemény következetességgel, megalkuvás nélk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inden esetben képviselni. Nek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4</text:p>
          </table:table-cell>
          <table:table-cell table:style-name="ce1" office:value-type="string" calcext:value-type="string">
            <text:p><text:s text:c="14"/>sokszor meghatározó tényezőként, mellőz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is népeket. Igyekeztek mellőzni az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2"/>tanúsított, hogy szűkszavúan, néhány sz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yarázni a képviselők módosító indítv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5"/>és munkatársaim nevében eddig is minden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érdekében megtenni, és a jövőb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2</text:p>
          </table:table-cell>
          <table:table-cell table:style-name="ce1" office:value-type="string" calcext:value-type="string">
            <text:p><text:s text:c="9"/>benyújtottunk, nemcsak ezen alapálláspontun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propagálni. Engem tulajdonképpen örömm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16"/>csak az ott élő magyarság mindennapja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z új államok fegyveres őr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8"/>pannonhalmi bencés közösség gondozza. 1945 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mélyét és verseit elfeledtetni, ami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8</text:p>
          </table:table-cell>
          <table:table-cell table:style-name="ce1" office:value-type="string" calcext:value-type="string">
            <text:p><text:s text:c="13"/>Szakközépiskola épületébe lettem beosztva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osztást úgy végezni, hogy mind az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0</text:p>
          </table:table-cell>
          <table:table-cell table:style-name="ce1" office:value-type="string" calcext:value-type="string">
            <text:p><text:s text:c="16"/>öltözve a Domovina című hazafias dall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lopni magát a Tátraaljába. És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6</text:p>
          </table:table-cell>
          <table:table-cell table:style-name="ce1" office:value-type="string" calcext:value-type="string">
            <text:p><text:s text:c="14"/>esetében a rendőrség és a sajtó " azonn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angsúlyozni " az áldozatok cigány származ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8</text:p>
          </table:table-cell>
          <table:table-cell table:style-name="ce1" office:value-type="string" calcext:value-type="string">
            <text:p><text:s text:c="15"/>újjáéled, s az átmeneti időszakban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18</text:p>
          </table:table-cell>
          <table:table-cell table:style-name="ce1" office:value-type="string" calcext:value-type="string">
            <text:p><text:s text:c="15"/>és a kiadások befagyasztásának hat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. A kormányfő szavait másnap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6</text:p>
          </table:table-cell>
          <table:table-cell table:style-name="ce1" office:value-type="string" calcext:value-type="string">
            <text:p><text:s text:c="15"/>is úgy látom, hogy mindig következete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épviselni a modern szociáldemokrácia elv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table:style-name="ce1" office:value-type="string" calcext:value-type="string">
            <text:p><text:s text:c="14"/>minden egyes iPhone firmware frissí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g szorosabbra zárni a kapukat a hacker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4"/>megteremtésére. A játékos beleélését a készítők ú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ég tovább növelni (a szadisták)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15"/>kiadó Ubisoft egy érdekes reklámvide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motálni készülő alkotását. Fotómodell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6</text:p>
          </table:table-cell>
          <table:table-cell table:style-name="ce1" office:value-type="string" calcext:value-type="string">
            <text:p><text:s text:c="15"/>mobil asztallal rendelkező mikromágus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varázsolni a helyszínen lévőket. A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7</text:p>
          </table:table-cell>
          <table:table-cell table:style-name="ce1" office:value-type="string" calcext:value-type="string">
            <text:p><text:s text:c="8"/>készülékek esetében, viszont az első generáció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leépíteni, hogy helyet biztosítsa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14"/>jóval egyszerűbb a dolgunk: a teszt sor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olyamatosan hangsúlyozni, hogy lok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8"/>ismereteinket és tapasztalatainkat felhasználva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új 3D technológiával még valósághűbbé </text:p>
          </table:table-cell>
          <table:table-cell office:value-type="string" calcext:value-type="string">
            <text:p>tenni a 3D élményt,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0</text:p>
          </table:table-cell>
          <table:table-cell table:style-name="ce1" office:value-type="string" calcext:value-type="string">
            <text:p><text:s text:c="12"/>szoftveróriás már előzetesen és részleges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ezelni, mikor a Windows 7-ban már letilthatóv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12"/>lehető " legkorrektebben és legtisztábban "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endezni az anyagi problémákat. 2003-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" instruálni " a tanúkat. Az elsőrendű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9</text:p>
          </table:table-cell>
          <table:table-cell table:style-name="ce1" office:value-type="string" calcext:value-type="string">
            <text:p><text:s text:c="13"/>pénzszerzés helyszínéül. Látogatásai sor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térképezni az üzletet, s vásárlási szánd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2</text:p>
          </table:table-cell>
          <table:table-cell table:style-name="ce1" office:value-type="string" calcext:value-type="string">
            <text:p><text:s text:c="5"/>Holding-vezetés ügyes-bajos dolgainak citálásával)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nyolcmillió forinto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3"/>alatt a diákok mindvégig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zavarni a táblaállítás ellen tüntet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4"/>felsorakoztatott diákok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zavarni. Torzsa Sándor, a Societas alelnök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6"/>amelyek az aszfaltra permetezett vízz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yhíteni a forróságot - az útburkol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1"/>volna, annyira elképzelhetetlen. A jótev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hozni az eközben jogorvoslati ut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6</text:p>
          </table:table-cell>
          <table:table-cell table:style-name="ce1" office:value-type="string" calcext:value-type="string">
            <text:p><text:s text:c="13"/>arra járó autósok pedig az útról lehúzód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vágtató lovakat. Végül Nyíregyhá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8</text:p>
          </table:table-cell>
          <table:table-cell table:style-name="ce1" office:value-type="string" calcext:value-type="string">
            <text:p><text:s text:c="7"/>tendenciózusan szerkesztett dokumentumo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gyanúba keverni. Baráti celeb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16"/>az orosz felvásárlás rémével fenyeget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ábírni a Mol vezetőségét az " összefog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6"/>el Nagy-Britanniába. Az állam elöljáró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sztes távolból szemlélni a katolikus <text:s/></text:p>
          </table:table-cell>
          <table:table-cell office:value-type="string" calcext:value-type="string">
            <text:p>egyház fe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2"/>vonakodó amerikai republikánus szenátor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rról, mennyire fontos az amerikai-oro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újjáéled, így az átmeneti időszakban ugy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irodalmi volt a szöveg, a kerek mondat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ondhatóra faragni. - Mit szólt hozzá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5"/>élelmesebbek a legcsendesebb és leghűvösebb hely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átraikat felállítani. Pedig nem volt egyszerű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5"/>. Még látni is alig látott, de betűn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silabizálni a szöveget, majd buldog termész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1"/>készítettek, de már tarhonyás desszer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lepni a zsűrit. Tápén évszázados hagyomá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9"/>különböző országok eltérő érdekeit - tisztá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kyotói protokol megvalósításának részlete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5"/>hogy levadásztuk az összes szúnyogo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csöndesíteni a minden ízeltlábútól irtózó </text:p>
          </table:table-cell>
          <table:table-cell office:value-type="string" calcext:value-type="string">
            <text:p>Kisluc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7"/>jobbközép erőit, és civil szervezetekkel közö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lelni a város értékei és érdekei közti </text:p>
          </table:table-cell>
          <table:table-cell office:value-type="string" calcext:value-type="string">
            <text:p>egyensúl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0"/>legnemesebb is egyben! Éppen ezért könyvün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mindezt szóró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6"/>teatralitás váltja fel. Lehet, hogy éppen ezekt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óvni a rendező az énekeseket. Túlzott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4"/>másfelől pedig az első pillanattól kezd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(apró) darabokra szedni milliárdos vagyon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3"/>egyezségre jutni a két politikus, most az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közösen igyekeznek megold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7"/>bevándorlási reform melletti elkötelezettségér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hallgatóságát John McCain,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11"/>felszólalt George Bush amerikai elnök is,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a jelenlévőket, hogy az Egye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1</text:p>
          </table:table-cell>
          <table:table-cell table:style-name="ce1" office:value-type="string" calcext:value-type="string">
            <text:p><text:s text:c="8"/>használtuk az autót, és a lehetőségekhez mér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használni a turbó előnyeit, magyar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2</text:p>
          </table:table-cell>
          <table:table-cell table:style-name="ce1" office:value-type="string" calcext:value-type="string">
            <text:p><text:s text:c="14"/>Frodig a célegyenes végi kanyarban. Tibo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előzni a dánt, de nem bírt vele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3</text:p>
          </table:table-cell>
          <table:table-cell table:style-name="ce1" office:value-type="string" calcext:value-type="string">
            <text:p><text:s text:c="10"/>működése gondoskodik. Minden lehetsége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kozni a bent ülők komfortérzetét: a szellőzőrostél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4</text:p>
          </table:table-cell>
          <table:table-cell table:style-name="ce1" office:value-type="string" calcext:value-type="string">
            <text:p><text:s text:c="13"/>számának (például 2-ről 10-re) növel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olna növelni. 980 km/h sebességnél technológi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6</text:p>
          </table:table-cell>
          <table:table-cell table:style-name="ce1" office:value-type="string" calcext:value-type="string">
            <text:p><text:s text:c="8"/>kezdődött a telefonálgatás, jobb érzésű barát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őször lebeszélni róla (később megakadályo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table:style-name="ce1" office:value-type="string" calcext:value-type="string">
            <text:p><text:s text:c="11"/>előbb lufit eregettek, majd a Beo szókincs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bővíteni a csíraoli " szóval "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. A programból kitűnik, hogy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már unalomig ját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2"/>gumikra összpontosítottunk, de a fékeke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avítani. A felfüggesztések és az aerodinamik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6"/>valóban nélkülözhetetlen nyári cucc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gyűjteni. Nyilvánvaló, hogy egy vasko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dolgozott Ben Affleckkel. " Ethan és J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tkolni románcukat a nyilvánosság elő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4</text:p>
          </table:table-cell>
          <table:table-cell table:style-name="ce1" office:value-type="string" calcext:value-type="string">
            <text:p><text:s text:c="11"/>márkanévvel nulláról kezdjük a márkaépítés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értékeket, pozitívumokat átmenteni.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6</text:p>
          </table:table-cell>
          <table:table-cell table:style-name="ce1" office:value-type="string" calcext:value-type="string">
            <text:p><text:s text:c="12"/>irodalomtörténész elmondta, már korábba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 a költő népszerűségét. Az 19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6"/>személyzet ez idő alatt kétségbeesett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illapítani az önkontrollt vesztett popsztá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4"/>nyugtalanító kérdésekről szóló beszédé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húzni a japán-kínai feszültségek méregfo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3"/>megvalósítása. Természetesen Szent-György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zonozni Szegednek a tudományos sikerekhez </text:p>
          </table:table-cell>
          <table:table-cell office:value-type="string" calcext:value-type="string">
            <text:p>való hozzájáru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6"/>szabálytalan. Ezért nemet mondtak rá, s jóllehe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laposan átgondolni ennek a következmény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9"/>hullámvölgybe került Williams új igazoláso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nyerni a lendületét. Miután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1"/>hazai multinacionális vállalatok a válság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inni a megtermelt nyereséget, néhán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6"/>áramlását az autó alá. A CT-01-gyel e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oldani " - mondta. " Mivel a mi autó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5</text:p>
          </table:table-cell>
          <table:table-cell table:style-name="ce1" office:value-type="string" calcext:value-type="string">
            <text:p><text:s text:c="11"/>szövetségekhez kötődő kooptálási megol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menteni (1989-1990), amit az első szabad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3</text:p>
          </table:table-cell>
          <table:table-cell table:style-name="ce1" office:value-type="string" calcext:value-type="string">
            <text:p><text:s text:c="6"/>portugálok az elődöntőben folyamatos letáma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ejét venni a spanyol passzolgatásnak, 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6"/>kapitánya, Pim Verbeek azt mondta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 németek dolgát és kihasz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5"/>szerb nyomást átvészelve fellégeztek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gy-egy támadást is felépíteni az ausztrá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5"/>részrehajlásra gyanakodott, és művi beavatkoz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teknőc intuitív képességét emberi értékren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1</text:p>
          </table:table-cell>
          <table:table-cell table:style-name="ce1" office:value-type="string" calcext:value-type="string">
            <text:p><text:s text:c="14"/>esetleges korrupciógyanús esetekről, mer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ávol tartani magát mindettől. SZDSZ M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16"/>Rádió vezérigazgatója. " Minden fórumo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ondani az álláspontunkat, és idő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nstruálni a tanúkat. A vádlott elismer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5</text:p>
          </table:table-cell>
          <table:table-cell table:style-name="ce1" office:value-type="string" calcext:value-type="string">
            <text:p><text:s text:c="7"/>vádlottak a kegyetlenkedést mindennapos játékn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állítani a bíróság szerint. A tö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table:style-name="ce1" office:value-type="string" calcext:value-type="string">
            <text:p><text:s text:c="12"/>szégyellni, sem takargatni valója, munkáj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ig a lehető legjobb színvonalon el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9</text:p>
          </table:table-cell>
          <table:table-cell table:style-name="ce1" office:value-type="string" calcext:value-type="string">
            <text:p><text:s text:c="7"/>gyomnövényt. Ebben az évben már helikopterr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deríteni a parlagfüves területeke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table:style-name="ce1" office:value-type="string" calcext:value-type="string">
            <text:p><text:s text:c="10"/>leghíresebb politikusok, akik éhségsztráj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 céljaikat. Gyurcsány három társ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82</text:p>
          </table:table-cell>
          <table:table-cell table:style-name="ce1" office:value-type="string" calcext:value-type="string">
            <text:p><text:s text:c="15"/>választott cím áll a táblán.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óvni a pályázók személyazonossá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2</text:p>
          </table:table-cell>
          <table:table-cell table:style-name="ce1" office:value-type="string" calcext:value-type="string">
            <text:p><text:s text:c="15"/>egyelőre csak egy motor esetében, ám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kiválasztani, hogy egy igazi " tömegmodel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9"/>ötvözni tudja a kettő lényegi elemeit. Cserébe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összetevőit annyira tisztázni, amenny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14"/>egy hónapon keresztül heves bombáz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őrölni a tálib ellenállást, míg az Ész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7</text:p>
          </table:table-cell>
          <table:table-cell table:style-name="ce1" office:value-type="string" calcext:value-type="string">
            <text:p><text:s text:c="16"/>ideális államot kialakítaniuk, miköz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xportálni világforradalmi terveiket. Í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8</text:p>
          </table:table-cell>
          <table:table-cell table:style-name="ce1" office:value-type="string" calcext:value-type="string">
            <text:p><text:s text:c="9"/>helyzet, a kereskedők ugyanis ezzel az itall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pótolni a másik terén látható - és várható </text:p>
          </table:table-cell>
          <table:table-cell office:value-type="string" calcext:value-type="string">
            <text:p>- keresletkies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3"/>rohamrendőrökkel, akik gumilövedékkel és könnygázz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zavargást. Több száz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14"/>amerikai, Rodney Kinget, majd a rendőrsé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tussolni az ügyet. Az intézmény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0</text:p>
          </table:table-cell>
          <table:table-cell table:style-name="ce1" office:value-type="string" calcext:value-type="string">
            <text:p><text:s text:c="10"/>gazdasági kilátások miatt aggódó amerikaiaka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George Bush elnök idei -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table:style-name="ce1" office:value-type="string" calcext:value-type="string">
            <text:p><text:s text:c="15"/>magyarországi családjának, enne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onosítani tartózkodási helyét, de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4</text:p>
          </table:table-cell>
          <table:table-cell table:style-name="ce1" office:value-type="string" calcext:value-type="string">
            <text:p><text:s text:c="9"/>bevételhez jussanak, másrészt az öltöze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ovább erősíteni Santorum családapás imáz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7</text:p>
          </table:table-cell>
          <table:table-cell table:style-name="ce1" office:value-type="string" calcext:value-type="string">
            <text:p><text:s text:c="14"/>klimax időszakát a lehető legpozitívab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átélni. Sokat foglalkoztál magaddal, 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8</text:p>
          </table:table-cell>
          <table:table-cell table:style-name="ce1" office:value-type="string" calcext:value-type="string">
            <text:p><text:s text:c="7"/>teljesítőképessége ennek csak a fele. Az orvos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hogy napjainkban a mereved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8"/>életművét három legnépszerűbb könyvén kereszt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mutatni. A rózsa neve Tartal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5</text:p>
          </table:table-cell>
          <table:table-cell table:style-name="ce1" office:value-type="string" calcext:value-type="string">
            <text:p><text:s text:c="14"/>úgyhogy amennyire a körülmények engedté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aporázni a lépteinket. Természetes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8</text:p>
          </table:table-cell>
          <table:table-cell table:style-name="ce1" office:value-type="string" calcext:value-type="string">
            <text:p><text:s text:c="9"/>katasztrófa után már a vizsgálóbizottság előt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izonygatni ártatlanságát. Részeg vol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2</text:p>
          </table:table-cell>
          <table:table-cell table:style-name="ce1" office:value-type="string" calcext:value-type="string">
            <text:p><text:s text:c="11"/>előtt is a sportszerűség látszatára sem ad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vokálni a hazai csapat szurkolói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0"/>hasonló volt, mint Venezuela ellen: játékos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lassítani a játékot, és megtartani a labd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5"/>, Bácsi Péternek először a perui Barrer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tját állni, majd a folytatásban, a türkmé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8</text:p>
          </table:table-cell>
          <table:table-cell table:style-name="ce1" office:value-type="string" calcext:value-type="string">
            <text:p><text:s text:c="11"/>Horváth Imre szövetségi edző a nagyszünet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rázni csapatát, aminek meg is lett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9</text:p>
          </table:table-cell>
          <table:table-cell table:style-name="ce1" office:value-type="string" calcext:value-type="string">
            <text:p><text:s text:c="9"/>sistergős balos bombájánál Adler nagy véd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edtetni bakiját, a kipattanót Wright-Phillip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1</text:p>
          </table:table-cell>
          <table:table-cell table:style-name="ce1" office:value-type="string" calcext:value-type="string">
            <text:p><text:s text:c="16"/>a hazaiak a saját térfelüket megszáll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megállítani a debreceni <text:s/></text:p>
          </table:table-cell>
          <table:table-cell office:value-type="string" calcext:value-type="string">
            <text:p>akci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3</text:p>
          </table:table-cell>
          <table:table-cell table:style-name="ce1" office:value-type="string" calcext:value-type="string">
            <text:p><text:s text:c="12"/>Diego Milito vezérletével az elöl lévő trió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zavarni a labdakihozatalt. Másodperc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9"/>támadásba lendült, és a védekezést sutba dob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ütéssel lezárni a találkozót. Az id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10"/>Grandez, akik a testi adottságaik beve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épszerűsíteni a csapatot. Days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13"/>gondolom, hogy a magyar szövetség részér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hető legtöbb versenyzési lehetőséget </text:p>
          </table:table-cell>
          <table:table-cell office:value-type="string" calcext:value-type="string">
            <text:p>biztos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20"/>ellen. A madridi újságok ugyanakko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ngsúlyozni, hogy az El Clásicó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0</text:p>
          </table:table-cell>
          <table:table-cell table:style-name="ce1" office:value-type="string" calcext:value-type="string">
            <text:p><text:s text:c="14"/>is felszólaltak, akik az AIDS veszélyei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hívni a figyelmet. juha1pal102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hogy az ipar által előállított termékek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rábeszélni az embereket, tette hozzá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elkészítéséhez.) A per alatt mindenképp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bizonyítani a zsidók bűnösségét, mé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5</text:p>
          </table:table-cell>
          <table:table-cell table:style-name="ce1" office:value-type="string" calcext:value-type="string">
            <text:p><text:s text:c="11"/>hagyományos, képcsöves készülékhez hasonlóvá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ormálni az L5HX modelljét, és valamenny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8</text:p>
          </table:table-cell>
          <table:table-cell table:style-name="ce1" office:value-type="string" calcext:value-type="string">
            <text:p><text:s text:c="12"/>portálokra. Ugyanakkor Teherán egyre job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átolni a hírportálokhoz és szociális </text:p>
          </table:table-cell>
          <table:table-cell office:value-type="string" calcext:value-type="string">
            <text:p>közösségi hálózatokhoz való kapcsolód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2</text:p>
          </table:table-cell>
          <table:table-cell table:style-name="ce1" office:value-type="string" calcext:value-type="string">
            <text:p><text:s text:c="14"/>főtéma mellett. Markáns, egyéni jegyekk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elruházni, a témákat pedig két riporte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3</text:p>
          </table:table-cell>
          <table:table-cell table:style-name="ce1" office:value-type="string" calcext:value-type="string">
            <text:p><text:s text:c="15"/>mikor a Tilda nevű szereplő fehérnemű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csábítani emberét. Ragyogó közönségaránny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0</text:p>
          </table:table-cell>
          <table:table-cell table:style-name="ce1" office:value-type="string" calcext:value-type="string">
            <text:p><text:s text:c="16"/>gyönyörködtünk a különös látványban (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ávol tartani a vérszomjas szúnyogsereg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5</text:p>
          </table:table-cell>
          <table:table-cell table:style-name="ce1" office:value-type="string" calcext:value-type="string">
            <text:p><text:s text:c="11"/>Orleans éppen 10, 1 milliós turistaforgalm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ülmúlni. Már a századforduló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1</text:p>
          </table:table-cell>
          <table:table-cell table:style-name="ce1" office:value-type="string" calcext:value-type="string">
            <text:p><text:s text:c="12"/>feltétlenül indokolt volt, a többivel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fizetős utakat - vagy, ha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3</text:p>
          </table:table-cell>
          <table:table-cell table:style-name="ce1" office:value-type="string" calcext:value-type="string">
            <text:p><text:s text:c="13"/>kereskedők megítélése szerin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em túlreagálni a történteket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5</text:p>
          </table:table-cell>
          <table:table-cell table:style-name="ce1" office:value-type="string" calcext:value-type="string">
            <text:p><text:s text:c="13"/>piacokat, országokat is, mer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ckázatosabb régió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2"/>tartoztam, akik ha egy szerződést aláírtak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égigdolgozni, egy esetben sem hagyta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4"/>megjelenítéséhez. Ezekben az esetekben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2D-s rajz illúzióját kelteni. 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z elmúlt napokat azzal töltötték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szenzációra éhes sajtót ar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6"/>terveztünk feleségemmel, Annával, hanem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öbb oldalról is ábrázolni Wass Alb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4"/>jelentette, hogy eleve a szervizköltség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pórolni a kötelező adategyeztetés dí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6</text:p>
          </table:table-cell>
          <table:table-cell table:style-name="ce1" office:value-type="string" calcext:value-type="string">
            <text:p><text:s text:c="14"/>dolgozó rétegeket - és azok szavazatait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yerni: a nyugdíjasokat, a rokkantak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7</text:p>
          </table:table-cell>
          <table:table-cell table:style-name="ce1" office:value-type="string" calcext:value-type="string">
            <text:p><text:s text:c="13"/>velük, sok-sok órát töltöttünk azzal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agyarázni nekik a tábori élet menet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8</text:p>
          </table:table-cell>
          <table:table-cell table:style-name="ce1" office:value-type="string" calcext:value-type="string">
            <text:p><text:s text:c="16"/>nyújtanak. A programok összeállításáná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örnyező települések csoportjait meghív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6</text:p>
          </table:table-cell>
          <table:table-cell table:style-name="ce1" office:value-type="string" calcext:value-type="string">
            <text:p><text:s text:c="6"/>szecesszió, ennek hatására a tehetősebb polgársá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utánozni őket. Kaposváron, Temesváron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8</text:p>
          </table:table-cell>
          <table:table-cell table:style-name="ce1" office:value-type="string" calcext:value-type="string">
            <text:p><text:s text:c="9"/>nemzetiszocialista is, akik közbekiabál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őadást megzavarni. Nem sikerült nek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9</text:p>
          </table:table-cell>
          <table:table-cell table:style-name="ce1" office:value-type="string" calcext:value-type="string">
            <text:p><text:s text:c="14"/>egy Kr. e. 23. századi asszír uralkodó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hangba hozni Ábrámot. Később Micha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1</text:p>
          </table:table-cell>
          <table:table-cell table:style-name="ce1" office:value-type="string" calcext:value-type="string">
            <text:p><text:s text:c="13"/>területére. A spanyolok és a portugálok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yarmatosítani, végül a spanyolok kerekedt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Dozier producer nyilatkozataikban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zokat a kritikákat, melye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6</text:p>
          </table:table-cell>
          <table:table-cell table:style-name="ce1" office:value-type="string" calcext:value-type="string">
            <text:p><text:s text:c="7"/>pszichológia alapelvei címet viselte. Ez a könyv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pszichológiát mint új tudományterüle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7</text:p>
          </table:table-cell>
          <table:table-cell table:style-name="ce1" office:value-type="string" calcext:value-type="string">
            <text:p><text:s text:c="22"/>jelentése. 1965-től az iskolák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tanárok lebeszélni a gyermekeket a vallásosság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table:style-name="ce1" office:value-type="string" calcext:value-type="string">
            <text:p><text:s text:c="16"/>annak a következménye volt, hogy Kázmé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jól képzett szakemberekkel, politikusokk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3"/>drága emlékezetét tisztelni és örökös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.. (Kolozsvár, 1778.) Jó atya és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6"/>egységesen 16 évben állapította meg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már leszolgált katonákat továbbszolgálatra </text:p>
          </table:table-cell>
          <table:table-cell office:value-type="string" calcext:value-type="string">
            <text:p>bír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3</text:p>
          </table:table-cell>
          <table:table-cell table:style-name="ce1" office:value-type="string" calcext:value-type="string">
            <text:p><text:s text:c="11"/>városok: megőrizték alapvető vonásaikat,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ket hellenizálni, s gyakran dinasztiku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békekötés még nem történt meg, így a szerb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sználni a munkások Horthy-rendszerrel </text:p>
          </table:table-cell>
          <table:table-cell office:value-type="string" calcext:value-type="string">
            <text:p>való szembenál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Állam kegyeiből, a velenceiek a pápa nevé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büntetni Cesarét. Ez gyakorlatila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6</text:p>
          </table:table-cell>
          <table:table-cell table:style-name="ce1" office:value-type="string" calcext:value-type="string">
            <text:p><text:s text:c="12"/>halála felett szüleinek fájdalmát enyh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 Nagy-Enyed, 1767. Forráso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7</text:p>
          </table:table-cell>
          <table:table-cell table:style-name="ce1" office:value-type="string" calcext:value-type="string">
            <text:p><text:s text:c="14"/>Studios a Warner Bros.-szal együttműköd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adni a film stílusát a videojáté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8</text:p>
          </table:table-cell>
          <table:table-cell table:style-name="ce1" office:value-type="string" calcext:value-type="string">
            <text:p><text:s text:c="13"/>sajtó főszerkesztői és a brit hivatalnok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allgatni a katyńi tömegmészárlás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9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-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0</text:p>
          </table:table-cell>
          <table:table-cell table:style-name="ce1" office:value-type="string" calcext:value-type="string">
            <text:p><text:s text:c="7"/>összehívásával IX. Piusz pápa legfőbb törekvés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látámasztani: az egyház belső, hitbé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1</text:p>
          </table:table-cell>
          <table:table-cell table:style-name="ce1" office:value-type="string" calcext:value-type="string">
            <text:p><text:s text:c="11"/>Ezzel a viselkedéssel az algoritmus alkotója </text:p>
          </table:table-cell>
          <table:table-cell office:value-type="string" calcext:value-type="string">
            <text:p><text:s/>igyekezte </text:p>
          </table:table-cell>
          <table:table-cell table:style-name="ce3" office:value-type="string" calcext:value-type="string">
            <text:p><text:s/>megkerüli azt a problémát, hogy a progr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2</text:p>
          </table:table-cell>
          <table:table-cell table:style-name="ce1" office:value-type="string" calcext:value-type="string">
            <text:p><text:s text:c="14"/>állt Litvánia is, noha a lovagok többszö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hódítani. A konföderáció fő hatalomforrás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3</text:p>
          </table:table-cell>
          <table:table-cell table:style-name="ce1" office:value-type="string" calcext:value-type="string">
            <text:p><text:s text:c="8"/>veszéllyel, legfeljebb csak a béke fenntartás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, mialatt az ország ebek harmincad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5</text:p>
          </table:table-cell>
          <table:table-cell table:style-name="ce1" office:value-type="string" calcext:value-type="string">
            <text:p><text:s text:c="11"/>mongúz (Herpestes ichneumon) betelepí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irtani a mérgeskígyókat, de mivel e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6</text:p>
          </table:table-cell>
          <table:table-cell table:style-name="ce1" office:value-type="string" calcext:value-type="string">
            <text:p><text:s text:c="11"/>alapelveket a szovjet ideológia elvárásai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gazítani. A harmincas évek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11"/>archetípusának megjelenése, noha a testvér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z egydimenzionalitást, különö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5"/>teremtsenek. Ezért a német lovagok a 14. század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foglalni Litvániát is, legfőképp Szamogiti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3</text:p>
          </table:table-cell>
          <table:table-cell table:style-name="ce1" office:value-type="string" calcext:value-type="string">
            <text:p><text:s text:c="10"/>kívánták fenntartani, illetve a senki földj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nőrzésük alá vonni éjszakára. A rajtaütés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4</text:p>
          </table:table-cell>
          <table:table-cell table:style-name="ce1" office:value-type="string" calcext:value-type="string">
            <text:p><text:s text:c="10"/>támogatták a művészeteket, számos rendelett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 és egységesíteni az alig 50 </text:p>
          </table:table-cell>
          <table:table-cell office:value-type="string" calcext:value-type="string">
            <text:p>tartomány élet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7"/>nagyhatalom ölre ment érte. Az angol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itetni a világ közvéleményével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6"/>csoportosulások, amelyek tisztességes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mbereket és Kleklt is meggyőzni, ho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9</text:p>
          </table:table-cell>
          <table:table-cell table:style-name="ce1" office:value-type="string" calcext:value-type="string">
            <text:p><text:s text:c="15"/>idegeneket ", s amennyire csak lehetet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általuk lenézett angol buldog </text:p>
          </table:table-cell>
          <table:table-cell office:value-type="string" calcext:value-type="string">
            <text:p>befoly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1"/>Emellett a közgazdaságtant és a statisztik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ötvözni azáltal, hogy " olyan ötlet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5"/>évtizedekben, egészen a második világháború végé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propagálni a vendekből, hogy ők nem szlov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5"/>Már az első években sorozatokba rendez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adni a könyveket, de ezek a sorozat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5</text:p>
          </table:table-cell>
          <table:table-cell table:style-name="ce1" office:value-type="string" calcext:value-type="string">
            <text:p><text:s text:c="7"/>foglalkozó története. Ezek után a Shadow Lady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hódítani a közönséget 1995-ben. Eb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11"/>szertartáson, ezért a templomok ábrázolásai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örökíteni az áldozatot bemutató fára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5"/>hasznosítottak a gyakorlatban. Egyetemi vezető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erősíteni az egyetem helyét magyar mérnökoktatás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0</text:p>
          </table:table-cell>
          <table:table-cell table:style-name="ce1" office:value-type="string" calcext:value-type="string">
            <text:p><text:s text:c="14"/>megbüntetésére ", habár kezdetben ezt mé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szervezet javaslataival összhangban álló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14"/>alakítottak ki bázist. A szovjetek ez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gyeit keresni, és több titkos tárgyalás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6"/>ideológiai fellazulásával, 1986-tól, több ír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szolgálni Szabó Lajos magyarországi recepci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5</text:p>
          </table:table-cell>
          <table:table-cell table:style-name="ce1" office:value-type="string" calcext:value-type="string">
            <text:p><text:s text:c="13"/>azonnal támadott. Az új Habsburg uralko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jra katolikussá tenni a várost. 1604-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4"/>alapvető felszereltséggel rendelkezik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igazi arcát és természetességét megőri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5"/>engedély nélküli belépést a városba.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nek elejét venni, a bevonuló japán katon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4"/>ur... élete párjában feltalálta és leir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ájon 1765. eszt. hely n. (Szathmári Pak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/>cshangga-gyűjteményeket és saját kiadású szövegkönyv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olyásolni az embereket. Az els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3"/>legismertebb védője ő volt. Arius hívei arr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császárt, hogy ők a nicea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table:style-name="ce1" office:value-type="string" calcext:value-type="string">
            <text:p><text:s text:c="14"/>legalkalmasabb, amikor Gwen Stacy karakter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csillapítani. A Sony ezek ut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3</text:p>
          </table:table-cell>
          <table:table-cell table:style-name="ce1" office:value-type="string" calcext:value-type="string">
            <text:p><text:s text:c="19"/>Watson nem egy idióta, noha Conan Doyl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így láttatni. De egy idióta csak idiótá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5</text:p>
          </table:table-cell>
          <table:table-cell table:style-name="ce1" office:value-type="string" calcext:value-type="string">
            <text:p><text:s text:c="16"/>cserékkel birtokaikat Nádasdra és Petáncr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zpontosítani. Az először ispá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7</text:p>
          </table:table-cell>
          <table:table-cell table:style-name="ce1" office:value-type="string" calcext:value-type="string">
            <text:p><text:s text:c="16"/>kevés tapasztalattal rendelkezett, Daniel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ótolni hiányosságait. Legfontosabb intézkedés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8"/>hittek a kimondott szó hatalmában,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olyan rossz eseményekr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2"/>ellenségei és irigyei folyamatosan támadták é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vádakkal lejáratni. Először 1674-b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9</text:p>
          </table:table-cell>
          <table:table-cell table:style-name="ce1" office:value-type="string" calcext:value-type="string">
            <text:p><text:s text:c="9"/>imatalálkozó ennek a háborúnak a negatív hatása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ökkenteni. Egy amerikai fiatal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0</text:p>
          </table:table-cell>
          <table:table-cell table:style-name="ce1" office:value-type="string" calcext:value-type="string">
            <text:p><text:s text:c="15"/>trónkövetelő Martell Károly salernói herce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nak megnyerni. Károly 1295-ben a bá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4</text:p>
          </table:table-cell>
          <table:table-cell table:style-name="ce1" office:value-type="string" calcext:value-type="string">
            <text:p><text:s text:c="15"/>Japánban a következő 150 évben egyre töb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skolájának stílusát átvenni, ameddig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5</text:p>
          </table:table-cell>
          <table:table-cell table:style-name="ce1" office:value-type="string" calcext:value-type="string">
            <text:p><text:s text:c="14"/>támadásokat intéztek. A védekező fél sereg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molyabb csatákat, ahol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6</text:p>
          </table:table-cell>
          <table:table-cell table:style-name="ce1" office:value-type="string" calcext:value-type="string">
            <text:p><text:s text:c="11"/>kibocsájtott 6x86L (kódnevén M1L) processzorr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 a hőtermelési problémákat a Cyrix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6"/>aránytalanság van? Navracsics Tibor: -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érzékeltetni hogy viszonylag kis pénzmennyi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7"/>újra divatshow, ahol a magyar motívum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divatba hozni, neves tervezők. "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 text:c="18"/>elhelyezését is gátolja ez a sok oszlop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jobb megoldást keresni. " Rip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6</text:p>
          </table:table-cell>
          <table:table-cell table:style-name="ce1" office:value-type="string" calcext:value-type="string">
            <text:p><text:s text:c="9"/>törvényekkel visszaélve, a legkülönfélébb módok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átolni az MDF elindulását. A különböz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0</text:p>
          </table:table-cell>
          <table:table-cell table:style-name="ce1" office:value-type="string" calcext:value-type="string">
            <text:p><text:s text:c="14"/>eddig, akik Egerben professzionálisabb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űzni ezt a művészetet. A színház nyújt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table:style-name="ce1" office:value-type="string" calcext:value-type="string">
            <text:p><text:s text:c="17"/>fontos, hogy megakadályozzák ezt és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zűrni azokat az embereket, akik er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3</text:p>
          </table:table-cell>
          <table:table-cell table:style-name="ce1" office:value-type="string" calcext:value-type="string">
            <text:p><text:s text:c="18"/>nem is a pszichiátriai betegek sérelme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olna orvosolni és ezzel kapcsolatba tudomás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5</text:p>
          </table:table-cell>
          <table:table-cell table:style-name="ce1" office:value-type="string" calcext:value-type="string">
            <text:p><text:s text:c="17"/>nyilvánvalóan látszik, hogy a kezdetekt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épekben rögzíteni a bányák dolgozóinak </text:p>
          </table:table-cell>
          <table:table-cell office:value-type="string" calcext:value-type="string">
            <text:p>arckép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7"/>jelentés, hogy volt, ahol a helyi uzsorá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beszélni az embereket... Bér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8"/>a listát ő vezeti. Mi a városi listá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azt a fajta új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7</text:p>
          </table:table-cell>
          <table:table-cell table:style-name="ce1" office:value-type="string" calcext:value-type="string">
            <text:p><text:s text:c="8"/>problémának a jogi vetületét, a jogi szabályoz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örüljárni. Egyrészt az európai unió jog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1</text:p>
          </table:table-cell>
          <table:table-cell table:style-name="ce1" office:value-type="string" calcext:value-type="string">
            <text:p><text:s text:c="12"/>kevésbé vallásos, inkább a misztérium jellegé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ragadni. Tagadhatatlan, hogy igen erő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table:style-name="ce1" office:value-type="string" calcext:value-type="string">
            <text:p><text:s text:c="14"/>során a különböző országok szakemberei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isztítani tőle a vizet. Mert ezt te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4</text:p>
          </table:table-cell>
          <table:table-cell table:style-name="ce1" office:value-type="string" calcext:value-type="string">
            <text:p><text:s text:c="11"/>jogalkotás, jogbiztosítás kérdésében fölvetett,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zeket elfogadni. Ide tartozik a Nemzeti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6</text:p>
          </table:table-cell>
          <table:table-cell table:style-name="ce1" office:value-type="string" calcext:value-type="string">
            <text:p><text:s text:c="15"/>tartóztatta fel. Először a rendőrök tere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felvonulókat, azután a gumibotot is használtá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4</text:p>
          </table:table-cell>
          <table:table-cell table:style-name="ce1" office:value-type="string" calcext:value-type="string">
            <text:p><text:s text:c="18"/>dr. Martin György szellemiségével, azt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okat a táncokat színpadra vinni, am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5</text:p>
          </table:table-cell>
          <table:table-cell table:style-name="ce1" office:value-type="string" calcext:value-type="string">
            <text:p><text:s text:c="16"/>ami nagyon erősen a külföldi tulajdon felé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erelni és ezen belül is nagyon jelentő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table:style-name="ce1" office:value-type="string" calcext:value-type="string">
            <text:p><text:s text:c="14"/>balra) itt még a Minnesota Vikings támadás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állítani (Fotó: Action Images) A csapa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table:style-name="ce1" office:value-type="string" calcext:value-type="string">
            <text:p><text:s text:c="15"/>12:45 A mogyoródi verseny szervezői idé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lehető legdekoratívabb lányokat bemuta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5</text:p>
          </table:table-cell>
          <table:table-cell table:style-name="ce1" office:value-type="string" calcext:value-type="string">
            <text:p><text:s text:c="19"/>félreugrott a csapás elől, cselezett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sebezni ellenfelét, de Caleb már távol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7</text:p>
          </table:table-cell>
          <table:table-cell table:style-name="ce1" office:value-type="string" calcext:value-type="string">
            <text:p><text:s text:c="10"/>érdekében. A hivatalos eljárási formákkal,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dezt alá is támasztani. Aztán megi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20</text:p>
          </table:table-cell>
          <table:table-cell table:style-name="ce1" office:value-type="string" calcext:value-type="string">
            <text:p><text:s text:c="10"/>gyártottunk vacsira, meg iszogattunk. Ez utóbb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értékkel tenni, ugyanis másnap elég hossz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2</text:p>
          </table:table-cell>
          <table:table-cell table:style-name="ce1" office:value-type="string" calcext:value-type="string">
            <text:p><text:s text:c="16"/>Interpretation Centerben több száz fotób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ámozni az információkat arra vonatkozó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3</text:p>
          </table:table-cell>
          <table:table-cell table:style-name="ce1" office:value-type="string" calcext:value-type="string">
            <text:p><text:s text:c="18"/>: a néhai orosztanárokhoz hasonlóan mind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több tudást felszívni, hiszen max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15</text:p>
          </table:table-cell>
          <table:table-cell table:style-name="ce1" office:value-type="string" calcext:value-type="string">
            <text:p><text:s text:c="17"/>egy kritikát, hogy az egészet nézőbaráttá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enni, ami nézővesztéshez vezetett vég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1</text:p>
          </table:table-cell>
          <table:table-cell table:style-name="ce1" office:value-type="string" calcext:value-type="string">
            <text:p><text:s text:c="17"/>kilépett Budapest Honvéd ellen. A hazai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dni az esemény rangját azzal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3</text:p>
          </table:table-cell>
          <table:table-cell table:style-name="ce1" office:value-type="string" calcext:value-type="string">
            <text:p><text:s text:c="15"/>előtt a kísérleti pszichológia módszerei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anulmányozni az állatok viselkedésé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6"/>nem szégyelli kifejteni a véleményét. 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csapattá kovácsolni, miközben némi jo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1</text:p>
          </table:table-cell>
          <table:table-cell office:value-type="string" calcext:value-type="string">
            <text:p><text:s text:c="18"/>navigációt, motorozástechnikát tanultam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modellezni a Dakaros szituációkat, em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(lek|telek)"] 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18:.A336])" office:value-type="float" office:value="19" calcext:value-type="float">
            <text:p>1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34</text:p>
          </table:table-cell>
          <table:table-cell office:value-type="string" calcext:value-type="string">
            <text:p><text:s/>hiszen néha belénk fojtja még a hangot is;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vigasztalni hát, amennyire erőmtől tel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3"/>, hogy még hátralevő napjaimmal is téged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erősíteni, ó, Fény, és nem ellenfeled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62</text:p>
          </table:table-cell>
          <table:table-cell office:value-type="string" calcext:value-type="string">
            <text:p><text:s text:c="10"/>" Kedvesen kezelsz. " " Nem. Csak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" " De mit csináljak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8</text:p>
          </table:table-cell>
          <table:table-cell office:value-type="string" calcext:value-type="string">
            <text:p><text:s/>provokálni, csak a saját nézeteimet adom elő, és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 téged. Ha nem sikerül, nem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3</text:p>
          </table:table-cell>
          <table:table-cell office:value-type="string" calcext:value-type="string">
            <text:p><text:s text:c="10"/>s tévedsz a megoldás mikéntjében is. Én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kizökkenteni benneteket a hallgatásból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8</text:p>
          </table:table-cell>
          <table:table-cell office:value-type="string" calcext:value-type="string">
            <text:p><text:s text:c="10"/>Ne aggódj, kedves, nem ítéllek el. Sőt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Hiszen a Te szempontjaidat nézv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5</text:p>
          </table:table-cell>
          <table:table-cell office:value-type="string" calcext:value-type="string">
            <text:p><text:s text:c="6"/>Fogadom, hogy bántani mindig igazságtalanu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, mert igazságos bántást nem ismer az őszintesé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6"/>szeretet és óvási szándék van benne. Mindig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óvni benneteket attól, hogy hülyét csinálja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8"/>vagyok a macska, te a gombolyag, érdeklődöm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ismerni a legapróbb részletedig, s mi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5</text:p>
          </table:table-cell>
          <table:table-cell office:value-type="string" calcext:value-type="string">
            <text:p><text:s text:c="9"/>felséges, titokzatos, felfoghatatlan; arró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, hogy felelősséget kell vállaln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, és kortyintott a teából. - Én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védeni - mondta Osiński, és maga is elhit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 -, én Ledóchowskával szemben téged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előrenyomni... nem is volt neked semm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5</text:p>
          </table:table-cell>
          <table:table-cell office:value-type="string" calcext:value-type="string">
            <text:p><text:s text:c="13"/>kedvelném a példálózást. Azt hiszem,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nem minősíteni, ha nem sikerült, akkor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9"/>, hogy már én se vagyok itt. Mivel én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átorítani, hogy csak írj (amit persz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7</text:p>
          </table:table-cell>
          <table:table-cell office:value-type="string" calcext:value-type="string">
            <text:p><text:s text:c="9"/>, szóban s gondolatban is mindig követni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, Uram, Krisztus és legszentebb Egyházad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93</text:p>
          </table:table-cell>
          <table:table-cell office:value-type="string" calcext:value-type="string">
            <text:p><text:s/>emlékezhetsz rá, hogy miként játszadoztam. Téged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efolyásolni, olykor sikerrel. Mint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2"/>Ennek megvalósítása érdekében Titeket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meggyőzni, és - most már utólag sajnálatos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zük"] 46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44:.A375])" office:value-type="float" office:value="32" calcext:value-type="float">
            <text:p>3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/>:- q mosoly, miközben a nylevet az orrhoz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aszajtani :- e lelombozódott, kiábrá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/>tiszteletünk pedig abban áll, hogy a legfőbb jóra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segiteni őket. Ez a legfőbb jó pe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3</text:p>
          </table:table-cell>
          <table:table-cell office:value-type="string" calcext:value-type="string">
            <text:p><text:s text:c="11"/>Ugyanolyan jó, ha felteszünk valamit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cáfolni. baltimorileny 08/17/99 10:10:48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magunkat, fékezzünk az élettempónkon,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mérni helyzetünket, ha válságba jutot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office:value-type="string" calcext:value-type="string">
            <text:p><text:s text:c="11"/>elmulasztottuk, legalább Szilveszterkor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jóvátenni mulasztásainkat. Kövessünk 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3"/>amelyeken, az anyanyelven tanulás fontosságáró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győzni a szülőket. Mindenesetre, érezhet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jelenti, hogy " az övét kinek-kinek meg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dni ". Az eszesség " az igaz és hel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7"/>nagyon izgatott. [...] folyik a felderítés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ecserkészni a nőket. Erika, a mellei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4"/>kegyelmed jóakaratját más dolgokban demeriálni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. " A guberniumnak ez az átirata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02</text:p>
          </table:table-cell>
          <table:table-cell office:value-type="string" calcext:value-type="string">
            <text:p><text:s text:c="10"/>kár az emberi erőfeszítésért, hogy jobbá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enni. Hogy még a bibliai teremtésnek s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6"/>kitűnő, lépésről lépésre útmutatót mellékel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zt használni. Az első lépésben az átjárón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függ. Az alábbi tájékoztató táblázatt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könnyíteni a vásárlók dolgát, hogy 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0"/>legalább ezt a szabadon választott rés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iztonsági programokkal és biztonságtuda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0"/>felemlegetni, inkább azt a megállapítás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örbejárni, hogy válogatottunk ugyanú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7</text:p>
          </table:table-cell>
          <table:table-cell office:value-type="string" calcext:value-type="string">
            <text:p><text:s text:c="10"/>a múltbéli sérelmekkel forduljunk, hanem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élvezni az együtt töltött időt. szeker1szim316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8"/>most csak a szélesebb külső közvéleménnye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ismertetni. Ha ennek eredményeként lecsu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1</text:p>
          </table:table-cell>
          <table:table-cell office:value-type="string" calcext:value-type="string">
            <text:p><text:s text:c="9"/>ne alkohollal. A hőguta elkerülése véget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szakítani a munkát, és árnyékba húzód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1</text:p>
          </table:table-cell>
          <table:table-cell office:value-type="string" calcext:value-type="string">
            <text:p><text:s text:c="4"/>tekintetben a lehető legszorosabb felügyelet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gyakorolni, nemcsak a vagyonkezelő, ha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3</text:p>
          </table:table-cell>
          <table:table-cell office:value-type="string" calcext:value-type="string">
            <text:p><text:s text:c="8"/>Filmbarátok Szövetsége azokat az emberek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ömöríteni, akiket érdekel a film és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2"/>játszódik, 1800-as évek végén és korabeli Pécs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mutatni még, ami ma még fellelhető egyáltal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7</text:p>
          </table:table-cell>
          <table:table-cell office:value-type="string" calcext:value-type="string">
            <text:p><text:s text:c="4"/>műszaki szükségszerűség, hogy az útvagyont úgy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inten tartani, hogy az elöregedett, Berén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civilszervezetnek igazodnia kell, és hogyha e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gybe integrálni, akkor tehát az egy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városában inkább mi az ember és víz kapcsolat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újraértelmezni különböző programok szervez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4</text:p>
          </table:table-cell>
          <table:table-cell office:value-type="string" calcext:value-type="string">
            <text:p><text:s text:c="10"/>rendkívüli időjárásnak a viszontagságai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inél elviselhetőbbé tenni. Mv.: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6</text:p>
          </table:table-cell>
          <table:table-cell office:value-type="string" calcext:value-type="string">
            <text:p><text:s text:c="11"/>kell szüntetni a szimulációt. Ezt azér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kerülni. Nekünk egyetlenegy olyan alkalmu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3"/>utolsósorban személyesen is a mostani közegébe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térképezni tétmérkőzésen. Ez alapj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2"/>koordinációt, tehát a kevésbé érintett megyékbő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zokat a szakembereket átcsoportos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3"/>önkormányzatnak, akkor a követelés kiváltásáv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konstrukció pénzügyi terhétől megszabadítani </text:p>
          </table:table-cell>
          <table:table-cell office:value-type="string" calcext:value-type="string">
            <text:p>az önkormányza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9"/>hogy energiá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office:value-type="string" calcext:value-type="string">
            <text:p><text:s/>Nyilvánvaló, hogy ez a helyzet nem fenntartható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leküzdeni " - nyilatkozta korábban Franc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3</text:p>
          </table:table-cell>
          <table:table-cell office:value-type="string" calcext:value-type="string">
            <text:p><text:s text:c="6"/>általuk alkotott keretek közé, az ő nyelvükö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világ összes bárhol talált más jelenségét </text:p>
          </table:table-cell>
          <table:table-cell office:value-type="string" calcext:value-type="string">
            <text:p>elhelye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9"/>hogy energiái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http://www.varoszoba.hu/2016/03/12/mennyire-eredmenyes-a-harmas-kezeles/" xlink:type="simple">http://www.varoszoba.hu/2016/03/12/mennyire-eredmenyes-a-harmas-kezeles/</text:a>  date: 18/3/2019</text:p>
          </table:table-cell>
          <table:table-cell office:value-type="string" calcext:value-type="string">
            <text:p>azon kívül, hogy</text:p>
          </table:table-cell>
          <table:table-cell office:value-type="string" calcext:value-type="string">
            <text:p><text:s/>igyeksz-itek </text:p>
          </table:table-cell>
          <table:table-cell office:value-type="string" calcext:value-type="string">
            <text:p>ez-t a rémálm-ot elfelejt-eni, ..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a xlink:href="https://ipasekai.blogspot.hu/2016/09/" xlink:type="simple">https://ipasekai.blogspot.hu/2016/09/</text:a>  date: 26/06/2017</text:p>
          </table:table-cell>
          <table:table-cell/>
          <table:table-cell office:value-type="string" calcext:value-type="string">
            <text:p><text:s/>igyeksz-itek </text:p>
          </table:table-cell>
          <table:table-cell office:value-type="string" calcext:value-type="string">
            <text:p>kerül-ni egymást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www.gyakorikerdesek.hu/csaladi-kapcsolatok__egyeb-kerdesek__1380679-mivel-igyekeztetek-megnyugtatni-magatokat-amikor-elhagyott-a-szerelmetek-tobb-e" xlink:type="simple">https://www.gyakorikerdesek.hu/csaladi-kapcsolatok__egyeb-kerdesek__1380679-mivel-igyekeztetek-megnyugtatni-magatokat-amikor-elhagyott-a-szerelmetek-tobb-e</text:a>  date: 26/06/2017</text:p>
          </table:table-cell>
          <table:table-cell office:value-type="string" calcext:value-type="string">
            <text:p>Mi-vel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<text:s/>megnyugtat-ni magatokat, amikor elhagyott a szerelmetek több év után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rce: [facebook, Figura Photo, 23 May, 08:53]</text:p>
          </table:table-cell>
          <table:table-cell office:value-type="string" calcext:value-type="string">
            <text:p>hogy milyen sokan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... megkerül-ni országunk legszebb tav-á-t, a Balatont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hu.wikipedia.org/wiki/Szamogitia" xlink:type="simple">https://hu.wikipedia.org/wiki/Szamogitia</text:a>  date: 13/03/2019</text:p>
          </table:table-cell>
          <table:table-cell office:value-type="string" calcext:value-type="string">
            <text:p>Ezért a német lovag-ok a 14. század-ban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<text:s/>elfoglal-ni Litvániá-t is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://www.hazipatika.com/taplalkozas/fog_es_szajapolas/cikkek/fogmu-emlekek/20021022125119/amp" xlink:type="simple">http://www.hazipatika.com/taplalkozas/fog_es_szajapolas/cikkek/fogmu-emlekek/20021022125119/amp</text:a>  date: 26/06/2017</text:p>
          </table:table-cell>
          <table:table-cell office:value-type="string" calcext:value-type="string">
            <text:p>A fog-ak-at már az ókor-ban is 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Pótol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 table:number-rows-repeated="104819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igyeksz(ed|i|itek); igyekezt(ed|e|ük|étek|ék); igyekez(lek|telek); igyekezzük'.F337:'igyeksz(ed|i|itek); igyekezt(ed|e|ük|étek|ék); igyekez(lek|telek); igyekezzük'.F1048576 'igyeksz(ed|i|itek); igyekezt(ed|e|ük|étek|ék); igyekez(lek|telek); igyekezzük'.F1:'igyeksz(ed|i|itek); igyekezt(ed|e|ük|étek|ék); igyekez(lek|telek); igyekezzük'.F334">
            <calcext:condition calcext:apply-style-name="Neutral" calcext:value="=312" calcext:base-cell-address="'igyeksz(ed|i|itek); igyekezt(ed|e|ük|étek|ék); igyekez(lek|telek); igyekezzük'.F1"/>
            <calcext:condition calcext:apply-style-name="Neutral" calcext:value="=213" calcext:base-cell-address="'igyeksz(ed|i|itek); igyekezt(ed|e|ük|étek|ék); igyekez(lek|telek); igyekezzük'.F1"/>
            <calcext:condition calcext:apply-style-name="Neutral" calcext:value="=132" calcext:base-cell-address="'igyeksz(ed|i|itek); igyekezt(ed|e|ük|étek|ék); igyekez(lek|telek); igyekezzük'.F1"/>
          </calcext:conditional-format>
        </calcext:conditional-formats>
      </table:table>
      <table:table table:name="próbálkoz(od|za|zuk|zátok|zák); próbálkozt(ad|a|uk|átok|á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próbálkoz(od|za|zuk|zátok|zá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309]; &quot;123&quot;)" office:value-type="float" office:value="3" calcext:value-type="float">
            <text:p>3</text:p>
          </table:table-cell>
          <table:table-cell table:formula="of:=([.J6]/[.J13])*10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32" calcext:value-type="float">
            <text:p>132</text:p>
          </table:table-cell>
          <table:table-cell table:formula="of:=COUNTIF([.F6:.F309]; &quot;132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13" calcext:value-type="float">
            <text:p>213</text:p>
          </table:table-cell>
          <table:table-cell table:formula="of:=COUNTIF([.F6:.F309]; &quot;213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09]; &quot;231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09]; &quot;312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9]; &quot;321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9]; &quot;*pro*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Hits: <text:s text:c="2"/>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próbálkozt(ad|a|uk|átok|ák)"] 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458</text:p>
          </table:table-cell>
          <table:table-cell office:value-type="string" calcext:value-type="string">
            <text:p><text:s/>kiadójának. A karácsonyi hajrában leárazásokka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fenntartani az érdeklődést a kiadók,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 hits for próbálkoz(lak|talak)</text:p>
          </table:table-cell>
          <table:table-cell table:number-columns-repeated="7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gyakorikerdesek.hu/etelek-italok__sutes-fozes__2641042-mezeskalacs-suteshez-recept-tanacs" xlink:type="simple">https://www.gyakorikerdesek.hu/etelek-italok__sutes-fozes__2641042-mezeskalacs-suteshez-recept-tanacs</text:a> date: 26/06/2017</text:p>
          </table:table-cell>
          <table:table-cell office:value-type="string" calcext:value-type="string">
            <text:p>Ha te magad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összeöntöget-ni a fűszer-ek-et …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mobilarena.hu/tema/sony_akciokamerak/hsz_803-803.html" xlink:type="simple">https://mobilarena.hu/tema/sony_akciokamerak/hsz_803-803.html</text:a>  date: 26/06/2017</text:p>
          </table:table-cell>
          <table:table-cell office:value-type="string" calcext:value-type="string">
            <text:p>még ha csak a kameraszög-et is 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belő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.hu/merengo/reviews.php?sid=117490&amp;a=1" xlink:type="simple">https://www.fanfic.hu/merengo/reviews.php?sid=117490&amp;a=1</text:a> date: 18/3/2019</text:p>
          </table:table-cell>
          <table:table-cell office:value-type="string" calcext:value-type="string">
            <text:p>de most teljes üresség van, ha meg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nyit-ni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kispad.hu/blog/200512/ugyfelszolgalat.html" xlink:type="simple">http:kispad.hu/blog/200512/ugyfelszolgalat.html</text:a> date: 26/06/2017</text:p>
          </table:table-cell>
          <table:table-cell office:value-type="string" calcext:value-type="string">
            <text:p>valami porhintés-sel </text:p>
          </table:table-cell>
          <table:table-cell office:value-type="string" calcext:value-type="string">
            <text:p><text:s/>próbálkoz-zák </text:p>
          </table:table-cell>
          <table:table-cell office:value-type="string" calcext:value-type="string">
            <text:p>megvezet-ni az ügyfel-e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28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róbálkoz(od|za|zuk|zátok|zák); próbálkozt(ad|a|uk|átok|ák)'.F310:'próbálkoz(od|za|zuk|zátok|zák); próbálkozt(ad|a|uk|átok|ák)'.F1048576 'próbálkoz(od|za|zuk|zátok|zák); próbálkozt(ad|a|uk|átok|ák)'.F1:'próbálkoz(od|za|zuk|zátok|zák); próbálkozt(ad|a|uk|átok|ák)'.F28">
            <calcext:condition calcext:apply-style-name="Neutral" calcext:value="=312" calcext:base-cell-address="'próbálkoz(od|za|zuk|zátok|zák); próbálkozt(ad|a|uk|átok|ák)'.F1"/>
            <calcext:condition calcext:apply-style-name="Neutral" calcext:value="=213" calcext:base-cell-address="'próbálkoz(od|za|zuk|zátok|zák); próbálkozt(ad|a|uk|átok|ák)'.F1"/>
            <calcext:condition calcext:apply-style-name="Neutral" calcext:value="=132" calcext:base-cell-address="'próbálkoz(od|za|zuk|zátok|zák); próbálkozt(ad|a|uk|átok|ák)'.F1"/>
          </calcext:conditional-format>
        </calcext:conditional-formats>
      </table:table>
      <table:table table:name="készül(öm|öd|i|jük|itek|ik); készült(ed|e|ük|étek|ék); készül(telek|le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# <text:s text:c="5"/>Query <text:s text:c="3"/>word,[word="készül(öm|öd|i|jük|itek|ik)"] 1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1008</text:p>
          </table:table-cell>
          <table:table-cell table:style-name="ce1" office:value-type="string" calcext:value-type="string">
            <text:p><text:s text:c="3"/>ember8lánya) gyarló... hisz akkor, mikor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elhagyni, még bennem él, még bennem is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3</text:p>
          </table:table-cell>
          <table:table-cell office:value-type="float" office:value="123" calcext:value-type="float">
            <text:p>123</text:p>
          </table:table-cell>
          <table:table-cell table:formula="of:=COUNTIF([.F6:.F28]; &quot;123&quot;)" office:value-type="float" office:value="3" calcext:value-type="float">
            <text:p>3</text:p>
          </table:table-cell>
          <table:table-cell table:style-name="ce7" table:formula="of:=([.J6]/[.J13])*100" office:value-type="float" office:value="25" calcext:value-type="float">
            <text:p>25.00</text:p>
          </table:table-cell>
          <table:table-cell/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/>leginkább akkor érdekes, amikor épp belakni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 telefont, innen azonnal elérhetjük a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:.F28]; &quot;132&quot;)" office:value-type="float" office:value="0" calcext:value-type="float">
            <text:p>0</text:p>
          </table:table-cell>
          <table:table-cell table:style-name="ce7" table:formula="of:=([.J7]/[.J13])*100" office:value-type="float" office:value="0" calcext:value-type="float">
            <text:p>0.00</text:p>
          </table:table-cell>
          <table:table-cell table:formula="of:==COUNTIFS([.F6:.F31]; &quot;132&quot;; [.G6:.G31]; &quot;Yes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2421</text:p>
          </table:table-cell>
          <table:table-cell office:value-type="string" calcext:value-type="string">
            <text:p><text:s text:c="5"/>valamint bor- és zsíroskenyér-fesztivállal </text:p>
          </table:table-cell>
          <table:table-cell table:style-name="ce10" office:value-type="string" calcext:value-type="string">
            <text:p><text:s/>készüli </text:p>
          </table:table-cell>
          <table:table-cell office:value-type="string" calcext:value-type="string">
            <text:p><text:s/>megünnepelni a fesztivál 75. évfordul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28]; &quot;213&quot;)" office:value-type="float" office:value="6" calcext:value-type="float">
            <text:p>6</text:p>
          </table:table-cell>
          <table:table-cell table:style-name="ce7" table:formula="of:=([.J8]/[.J13])*100" office:value-type="float" office:value="50" calcext:value-type="float">
            <text:p>50.00</text:p>
          </table:table-cell>
          <table:table-cell table:formula="of:==COUNTIFS([.F6:.F691]; &quot;213&quot;; [.G6:.G691]; &quot;Yes&quot;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c#2886</text:p>
          </table:table-cell>
          <table:table-cell office:value-type="string" calcext:value-type="string">
            <text:p><text:s text:c="8"/>hogy életem egyik legnagyobb hülyeségét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véghez vinni. Amit Jakartában rendel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office:value-type="float" office:value="231" calcext:value-type="float">
            <text:p>231</text:p>
          </table:table-cell>
          <table:table-cell table:formula="of:=COUNTIF([.F6:.F28]; &quot;231&quot;)" office:value-type="float" office:value="0" calcext:value-type="float">
            <text:p>0</text:p>
          </table:table-cell>
          <table:table-cell table:style-name="ce7" table:formula="of:=([.J9]/13)*100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]; &quot;312&quot;)" office:value-type="float" office:value="1" calcext:value-type="float">
            <text:p>1</text:p>
          </table:table-cell>
          <table:table-cell table:style-name="ce7" table:formula="of:=([.J10]/[.J13])*100" office:value-type="float" office:value="8.33333333333333" calcext:value-type="float">
            <text:p>8.33</text:p>
          </table:table-cell>
          <table:table-cell table:formula="of:==COUNTIFS([.F8:.F31]; &quot;312&quot;; [.G8:.G31]; &quot;Yes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]; &quot;321&quot;)" office:value-type="float" office:value="0" calcext:value-type="float">
            <text:p>0</text:p>
          </table:table-cell>
          <table:table-cell table:style-name="ce7" table:formula="of:=([.J11]/[.J13]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28]; &quot;*pro*&quot;)" office:value-type="float" office:value="2" calcext:value-type="float">
            <text:p>2</text:p>
          </table:table-cell>
          <table:table-cell table:style-name="ce7" table:formula="of:=([.J12]/[.J13]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string" calcext:value-type="string">
            <text:p># Hits: <text:s text:c="2"/>43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text:s text:c="5"/>Query <text:s text:c="3"/>word,[word="készült(ed|e|ük|étek|ék)"] 43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7:.A24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28]; &quot;1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32</text:p>
          </table:table-cell>
          <table:table-cell office:value-type="string" calcext:value-type="string">
            <text:p><text:s/>állatokat. Alvar Kellén elmondja, hogyan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széttépni a vadak, amikor fényképez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28]; &quot;1PL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2"/>Angeles-Toronto mérkőzésen Domi hátulró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" felkenni " a plexiüvegre a Királyok védő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28]; &quot;1SG&gt;2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522</text:p>
          </table:table-cell>
          <table:table-cell office:value-type="string" calcext:value-type="string">
            <text:p><text:s/>szörnyeteg száját nagyra tátva már épp befalni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 vakmerőt, amikor Allah közbelépett; korholó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28]; &quot;2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6"/>volt, Szegeden viszont éppen selejtez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z 1983-ban szállított 9-138-ast. Így azt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28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1"/>legyőzte a Debreceni Kinizsit, már ünnepe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sikeres bennmaradást, hiszen a vetélytár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28]; &quot;3SG&gt;3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83</text:p>
          </table:table-cell>
          <table:table-cell office:value-type="string" calcext:value-type="string">
            <text:p><text:s text:c="16"/>is már kiürítették, vagy éppen elhagy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Maginot-vonalat, amikor megindult a ném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3PL&gt;3</text:p>
          </table:table-cell>
          <table:table-cell table:formula="of:=COUNTIF([.H6:.H28]; &quot;3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hamar megérkeztek, addigra épp meggondo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dolgot, de végül a mentősöknek köszönh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14"/>az ellenkező irányba tartottam. Már éppe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lhagyni a kórházat, de én bátorkodt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<text:s text:c="5"/>Query <text:s text:c="3"/>word,[word="készül(telek|le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/>hittem, kritizálod a remekművemet, és már </text:p>
          </table:table-cell>
          <table:table-cell office:value-type="string" calcext:value-type="string">
            <text:p><text:s/>készültelek </text:p>
          </table:table-cell>
          <table:table-cell office:value-type="string" calcext:value-type="string">
            <text:p><text:s/>hátbaszúrni egy kiélezett jambussa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table:formula="of:=ROWS([.A35:.A51])"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ttps://sg.hu/forum/tema/986486185 date: 18/03/2019</text:p>
          </table:table-cell>
          <table:table-cell office:value-type="string" calcext:value-type="string">
            <text:p>A {Windows XP}-t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leváltani linuxra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ytQ6pI" xlink:type="simple">https:goo.gl/ytQ6pI</text:a> 26/06/2017</text:p>
          </table:table-cell>
          <table:table-cell office:value-type="string" calcext:value-type="string">
            <text:p>most ő-t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Elhoz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11iQUx" xlink:type="simple">https:goo.gl/11iQUx</text:a> date: 26/06/2017</text:p>
          </table:table-cell>
          <table:table-cell office:value-type="string" calcext:value-type="string">
            <text:p>most az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<text:s/>Te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rockstation.blog.hu/tags/seven" xlink:type="simple">http://rockstation.blog.hu/tags/seven</text:a> date: 26/06/2017</text:p>
          </table:table-cell>
          <table:table-cell office:value-type="string" calcext:value-type="string">
            <text:p>Most, hogy hat nap eltelté-vel beszámoló-m-at külde-ni </text:p>
          </table:table-cell>
          <table:table-cell office:value-type="string" calcext:value-type="string">
            <text:p><text:s/>készül-öm,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orum.travian.hu/showthread.php?t=231&amp;page=558" xlink:type="simple">http:forum.travian.hu/showthread.php?t=231&amp;page=558</text:a> date: 26/06/2017</text:p>
          </table:table-cell>
          <table:table-cell office:value-type="string" calcext:value-type="string">
            <text:p>már a második falu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létrehoz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www.szepi.hu/irodalom/vallas/tima/tima_628.html" xlink:type="simple">https://www.szepi.hu/irodalom/vallas/tima/tima_628.html</text:a> date: 26/06/2017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a böjt-öt fogad-ni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<text:a xlink:href="https://hangtalanmesek.blogspot.hu/2010/03/elhagyni-keszulom-varost.html" xlink:type="simple">https://hangtalanmesek.blogspot.hu/2010/03/elhagyni-keszulom-varost.html</text:a> date: 26/06/2017</text:p>
          </table:table-cell>
          <table:table-cell office:value-type="string" calcext:value-type="string">
            <text:p>Elhagy-ni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a város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ngolnyelvtanitas.hu/angolnyelvtanitas-blog/tevhit-gyilkos-nyelvtanulasi-ertelmezo-kisszotar" xlink:type="simple">http://www.angolnyelvtanitas.hu/angolnyelvtanitas-blog/tevhit-gyilkos-nyelvtanulasi-ertelmezo-kisszotar</text:a> date: 18/03/2019</text:p>
          </table:table-cell>
          <table:table-cell office:value-type="string" calcext:value-type="string">
            <text:p>Bocs, ha épp</text:p>
          </table:table-cell>
          <table:table-cell office:value-type="string" calcext:value-type="string">
            <text:p><text:s/>készül-t-ed </text:p>
          </table:table-cell>
          <table:table-cell office:value-type="string" calcext:value-type="string">
            <text:p>betanul-ni az Oxford nagyszótár-a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lkonyatesmas.eoldal.hu/cikkek/idezetek/edward-bellat-keszuli-megcsokolni.html" xlink:type="simple">http://www.alkonyatesmas.eoldal.hu/cikkek/idezetek/edward-bellat-keszuli-megcsokolni.html</text:a> date: 26/06/2017</text:p>
          </table:table-cell>
          <table:table-cell office:value-type="string" calcext:value-type="string">
            <text:p>Edward Bellá-t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megcsóko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mozi.24.hu/hirek/20110630/transformers-3" xlink:type="simple">http://mozi.24.hu/hirek/20110630/transformers-3</text:a> date: 26/06/2017</text:p>
          </table:table-cell>
          <table:table-cell office:value-type="string" calcext:value-type="string">
            <text:p>ahogy Sam Witwicky munká-t keres, új barátnő-jé-t, Carly-t lenyúl-ni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annak gyanús főnöke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spareoom.uw.hu/picspam/Rome_1x12.htm" xlink:type="simple">http://spareoom.uw.hu/picspam/Rome_1x12.htm</text:a> date: 26/06/2017</text:p>
          </table:table-cell>
          <table:table-cell office:value-type="string" calcext:value-type="string">
            <text:p>... birtok-ba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ven-ni az új föld-jé-t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lelkikoto.blog.hu/2017/03/16/letoltott_szerelem" xlink:type="simple">http://lelkikoto.blog.hu/2017/03/16/letoltott_szerelem</text:a> date: 18/3/2019</text:p>
          </table:table-cell>
          <table:table-cell office:value-type="string" calcext:value-type="string">
            <text:p>... megválaszt-juk a ruhá-nk-at, megcsinál-juk a frizurá-nk-at, az internetes húspiac-on is ugyanúgy elad-ni</text:p>
          </table:table-cell>
          <table:table-cell office:value-type="string" calcext:value-type="string">
            <text:p><text:s/>készül-jük</text:p>
          </table:table-cell>
          <table:table-cell office:value-type="string" calcext:value-type="string">
            <text:p><text:s/>magunk-at.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mindmegette.hu/hagyomanyos-lakodalmas-sutemenyek-34233" xlink:type="simple">http://www.mindmegette.hu/hagyomanyos-lakodalmas-sutemenyek-34233</text:a> date: 26/06/2017</text:p>
          </table:table-cell>
          <table:table-cell office:value-type="string" calcext:value-type="string">
            <text:p>Akár hivatalosak vagy-unk a lagzira, akár a saját-unk-a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megü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graroldal.hu/kutya-a-kocsiban-hoseg-eseten.html" xlink:type="simple">http://www.agraroldal.hu/kutya-a-kocsiban-hoseg-eseten.html</text:a> date: 26/06/2017</text:p>
          </table:table-cell>
          <table:table-cell office:value-type="string" calcext:value-type="string">
            <text:p>különösen, ha az autóban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hagy-ni ő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apiac.cafeblog.hu/2014/03/25/egy-konyha-uj-elete/" xlink:type="simple">http://fapiac.cafeblog.hu/2014/03/25/egy-konyha-uj-elete/</text:a> date: 26/06/2017</text:p>
          </table:table-cell>
          <table:table-cell office:value-type="string" calcext:value-type="string">
            <text:p>ahol közös élet-ünk elkövetkező minimum 15 év-é-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<text:s/>leél-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www.gyakorikerdesek.hu/szamitastechnika__hardverek__4002418-vailant-notebook-ot-fogunk-holnap-venni-anyukammal1ghz-processzor256-ram20-gb" xlink:type="simple">https://www.gyakorikerdesek.hu/szamitastechnika__hardverek__4002418-vailant-notebook-ot-fogunk-holnap-venni-anyukammal1ghz-processzor256-ram20-gb</text:a> date: 18/3/2019</text:p>
          </table:table-cell>
          <table:table-cell office:value-type="string" calcext:value-type="string">
            <text:p>Mennyi-ért</text:p>
          </table:table-cell>
          <table:table-cell office:value-type="string" calcext:value-type="string">
            <text:p><text:s/>készül-itek </text:p>
          </table:table-cell>
          <table:table-cell office:value-type="string" calcext:value-type="string">
            <text:p>ven-ni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tamasgaspar.deviantart.com/art/Gulliver-73319705" xlink:type="simple">http://tamasgaspar.deviantart.com/art/Gulliver-73319705</text:a> date: 26/06/2017</text:p>
          </table:table-cell>
          <table:table-cell office:value-type="string" calcext:value-type="string">
            <text:p>a lándzsá-ik-kal épp csikiz-ni</text:p>
          </table:table-cell>
          <table:table-cell office:value-type="string" calcext:value-type="string">
            <text:p><text:s/>készülik</text:p>
          </table:table-cell>
          <table:table-cell office:value-type="string" calcext:value-type="string">
            <text:p><text:s/>a hatalmas tappancs-á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4"/>
        </table:table-row>
        <table:table-row table:style-name="ro1" table:number-rows-repeated="49">
          <table:table-cell table:number-columns-repeated="12"/>
        </table:table-row>
        <table:table-row table:style-name="ro1" table:number-rows-repeated="203"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104827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készül(öm|öd|i|jük|itek|ik); készült(ed|e|ük|étek|ék); készül(telek|lek)'.F304:'készül(öm|öd|i|jük|itek|ik); készült(ed|e|ük|étek|ék); készül(telek|lek)'.F1048576 'készül(öm|öd|i|jük|itek|ik); készült(ed|e|ük|étek|ék); készül(telek|lek)'.F1:'készül(öm|öd|i|jük|itek|ik); készült(ed|e|ük|étek|ék); készül(telek|lek)'.F100">
            <calcext:condition calcext:apply-style-name="Neutral" calcext:value="=312" calcext:base-cell-address="'készül(öm|öd|i|jük|itek|ik); készült(ed|e|ük|étek|ék); készül(telek|lek)'.F1"/>
            <calcext:condition calcext:apply-style-name="Neutral" calcext:value="=213" calcext:base-cell-address="'készül(öm|öd|i|jük|itek|ik); készült(ed|e|ük|étek|ék); készül(telek|lek)'.F1"/>
            <calcext:condition calcext:apply-style-name="Neutral" calcext:value="=132" calcext:base-cell-address="'készül(öm|öd|i|jük|itek|ik); készült(ed|e|ük|étek|ék); készül(telek|lek)'.F1"/>
          </calcext:conditional-format>
        </calcext:conditional-formats>
      </table:table>
      <table:table table:name="siet(em|ed|i|jük|itek|ik) -el; siett(ed|e|ük|étek|ék) -el; siet(lek|telek) -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iet(em|ed|i|jük|itek|ik)"] 24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/>gondolhatta volna, hogy mix vagy. Hiszen mindig </text:p>
          </table:table-cell>
          <table:table-cell office:value-type="string" calcext:value-type="string">
            <text:p><text:s/>sieted </text:p>
          </table:table-cell>
          <table:table-cell office:value-type="string" calcext:value-type="string">
            <text:p><text:s/>kikérni magadnak, hogy álmagyar lennél.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Hits: <text:s text:c="2"/>19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<text:s text:c="5"/>Query <text:s text:c="3"/>word,[word="siett(ed|e|ük|étek|ék)"] 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doc#2280</text:p>
          </table:table-cell>
          <table:table-cell office:value-type="string" calcext:value-type="string">
            <text:p><text:s/>berendezés lehet a fertőzés forrása, a hatóságok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közölni, a patak nem áll semmiféle összeköttetésben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#2792</text:p>
          </table:table-cell>
          <table:table-cell office:value-type="string" calcext:value-type="string">
            <text:p><text:s text:c="5"/>ellenzéki erők pedig kisebb nagyobb késéssel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leszögezni, hogy ha ők kerülnek hatalom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40</text:p>
          </table:table-cell>
          <table:table-cell office:value-type="string" calcext:value-type="string">
            <text:p><text:s text:c="10"/>bevonulása után a helyi német polgárság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kinyilvánitani hűségét az új hatalomna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 Hits: <text:s text:c="2"/>3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siet(lek|telek)"]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a xlink:href="http://magveto.blogger.hu/2018/01/08/keszenletben" xlink:type="simple">http://magveto.blogger.hu/2018/01/08/keszenletben</text:a> date: 13/3/2019</text:p>
          </table:table-cell>
          <table:table-cell office:value-type="string" calcext:value-type="string">
            <text:p>Parkolás után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többi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arcanum.hu/hu/online-kiadvanyok/Mikszath-mikszath-osszes-muve-2A85B/cikkek-es-karcolatok-5186-kotet-40CD5/1880-szegedi-naplo-vezercikkek-es-egyeb-politikai-cikkek-59-kotet-4578F/243-sz-oktober-16-a-fenyuzes-45962/" xlink:type="simple">https://www.arcanum.hu/hu/online-kiadvanyok/Mikszath-mikszath-osszes-muve-2A85B/cikkek-es-karcolatok-5186-kotet-40CD5/1880-szegedi-naplo-vezercikkek-es-egyeb-politikai-cikkek-59-kotet-4578F/243-sz-oktober-16-a-fenyuzes-45962/</text:a> date: 13/3/2019</text:p>
          </table:table-cell>
          <table:table-cell office:value-type="string" calcext:value-type="string">
            <text:p>Egy-egy ugrással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civilizációban és a politikai előhaladásban a többi európai nemzet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60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iet(em|ed|i|jük|itek|ik) -el; siett(ed|e|ük|étek|ék) -el; siet(lek|telek) -el'.F285:'siet(em|ed|i|jük|itek|ik) -el; siett(ed|e|ük|étek|ék) -el; siet(lek|telek) -el'.F1048576 'siet(em|ed|i|jük|itek|ik) -el; siett(ed|e|ük|étek|ék) -el; siet(lek|telek) -el'.F1:'siet(em|ed|i|jük|itek|ik) -el; siett(ed|e|ük|étek|ék) -el; siet(lek|telek) -el'.F5">
            <calcext:condition calcext:apply-style-name="Neutral" calcext:value="=312" calcext:base-cell-address="'siet(em|ed|i|jük|itek|ik) -el; siett(ed|e|ük|étek|ék) -el; siet(lek|telek) -el'.F1"/>
            <calcext:condition calcext:apply-style-name="Neutral" calcext:value="=213" calcext:base-cell-address="'siet(em|ed|i|jük|itek|ik) -el; siett(ed|e|ük|étek|ék) -el; siet(lek|telek) -el'.F1"/>
            <calcext:condition calcext:apply-style-name="Neutral" calcext:value="=132" calcext:base-cell-address="'siet(em|ed|i|jük|itek|ik) -el; siett(ed|e|ük|étek|ék) -el; siet(lek|telek) -el'.F1"/>
          </calcext:conditional-format>
        </calcext:conditional-formats>
      </table:table>
      <table:table table:name="szándékoz(od|za|zuk|zátok|zák); szándékozt(ad|a|uk|átok|ák); szándékoz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3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# <text:s text:c="5"/>Query <text:s text:c="3"/>word,[word="szándékoz(od|za|zuk|zátok|zák)"] 3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6:.A183])" office:value-type="float" office:value="178" calcext:value-type="float">
            <text:p>178</text:p>
          </table:table-cell>
          <table:table-cell/>
          <table:table-cell table:style-name="ce2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/>munka terén a bevált munkaformákat újakk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, melyekkel egy magasabb szint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23" calcext:value-type="float">
            <text:p>123</text:p>
          </table:table-cell>
          <table:table-cell table:formula="of:=COUNTIF([.F6:.F393]; &quot;123&quot;)" office:value-type="float" office:value="102" calcext:value-type="float">
            <text:p>102</text:p>
          </table:table-cell>
          <table:table-cell table:style-name="ce7" table:formula="of:=([.J6]/[.J13])*100" office:value-type="float" office:value="26.7716535433071" calcext:value-type="float">
            <text:p>26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4</text:p>
          </table:table-cell>
          <table:table-cell office:value-type="string" calcext:value-type="string">
            <text:p><text:s text:c="2"/>fog kimenni. Úgy látszott,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bbahagyni. Végül mégis kénytelen vol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393]; &quot;132&quot;)" office:value-type="float" office:value="22" calcext:value-type="float">
            <text:p>22</text:p>
          </table:table-cell>
          <table:table-cell table:style-name="ce7" table:formula="of:=([.J7]/[.J13])*100" office:value-type="float" office:value="5.7742782152231" calcext:value-type="float">
            <text:p>5.77</text:p>
          </table:table-cell>
          <table:table-cell table:formula="of:==COUNTIFS([.F6:.F393]; &quot;132&quot;; [.G6:.G393]; &quot;Yes&quot;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table:style-name="ce15" office:value-type="string" calcext:value-type="string">
            <text:p><text:s text:c="3"/>belül ezt a kezdeményezést, és mi is me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indítani a munkálatokat ezzel az előterj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393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9.18635170603675" calcext:value-type="float">
            <text:p>9.19</text:p>
          </table:table-cell>
          <table:table-cell table:formula="of:==COUNTIFS([.F6:.F393]; &quot;213&quot;; [.G6:.G393]; &quot;Yes&quot;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/>elnevezéssel az az iskola, amelyikbe integrálni </text:p>
          </table:table-cell>
          <table:table-cell table:style-name="ce10" office:value-type="string" calcext:value-type="string">
            <text:p><text:s/>szándékozzák </text:p>
          </table:table-cell>
          <table:table-cell office:value-type="string" calcext:value-type="string">
            <text:p><text:s/>a Radnai Szakközépiskolát. Tehát ettő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393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9"/>Főv á rosi Önkormányzatot megkáros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agy szándékozták, attól függően, hogy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393]; &quot;312&quot;)" office:value-type="float" office:value="161" calcext:value-type="float">
            <text:p>161</text:p>
          </table:table-cell>
          <table:table-cell table:style-name="ce7" table:formula="of:=([.J10]/[.J13])*100" office:value-type="float" office:value="42.257217847769" calcext:value-type="float">
            <text:p>42.26</text:p>
          </table:table-cell>
          <table:table-cell table:formula="of:==COUNTIFS([.F8:.F393]; &quot;312&quot;; [.G8:.G393]; &quot;Yes&quot;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önálló indítványa egyetlen bővített mondatt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ódosítani az 1993. október 20-án életbe </text:p>
          </table:table-cell>
          <table:table-cell office:value-type="string" calcext:value-type="string">
            <text:p>… bekezdés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93]; &quot;321&quot;)" office:value-type="float" office:value="30" calcext:value-type="float">
            <text:p>30</text:p>
          </table:table-cell>
          <table:table-cell table:style-name="ce7" table:formula="of:=([.J11]/[.J13])*100" office:value-type="float" office:value="7.8740157480315" calcext:value-type="float">
            <text:p>7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6:.F393]; &quot;*pro*&quot;)" office:value-type="float" office:value="31" calcext:value-type="float">
            <text:p>31</text:p>
          </table:table-cell>
          <table:table-cell table:style-name="ce7" table:formula="of:=([.J12]/[.J13])*100" office:value-type="float" office:value="8.13648293963255" calcext:value-type="float">
            <text:p>8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3"/>megpecsételődik. Hasonló okok mia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zárni a komlói kórházat és a pécsi gyermekkórház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elszürkítése felé. A javaslat törölni </text:p>
          </table:table-cell>
          <table:table-cell table:style-name="ce10" office:value-type="string" calcext:value-type="string">
            <text:p><text:s/>szándékozza </text:p>
          </table:table-cell>
          <table:table-cell office:value-type="string" calcext:value-type="string">
            <text:p><text:s/>a közösségi munkavégzésnek elkeresztelt </text:p>
          </table:table-cell>
          <table:table-cell office:value-type="string" calcext:value-type="string">
            <text:p>… kényszermunk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393]; &quot;1SG&gt;3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3"/>SZJA-ra az rengeteg pénz. Lehet, hogy növelni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ezen szervezet létszámát? Ha van felvé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1PL&gt;3</text:p>
          </table:table-cell>
          <table:table-cell table:formula="of:=COUNTIF([.H6:.H393]; &quot;1PL&gt;3&quot;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2"/>súlytani kívánják mivel párhuzamosan pedig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lépni, hogy a lakásvásárlásokhoz nyújtand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93]; &quot;1SG&gt;2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7</text:p>
          </table:table-cell>
          <table:table-cell office:value-type="string" calcext:value-type="string">
            <text:p><text:s text:c="6"/>beásta magát " és minden eszközzel tar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helyzetét. A legrosszabtól tartok; att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393]; &quot;2SG&gt;3&quot;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9</text:p>
          </table:table-cell>
          <table:table-cell office:value-type="string" calcext:value-type="string">
            <text:p><text:s text:c="4"/>területen folytatott politikájával, és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nnyira megbecsülni az apparátusát, - nem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3]; &quot;2PL&gt;3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0</text:p>
          </table:table-cell>
          <table:table-cell office:value-type="string" calcext:value-type="string">
            <text:p><text:s text:c="4"/>megtetted, és azt hittem, hogy ezen a topc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, ezért volt a figyelmeztetés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93]; &quot;3SG&gt;3&quot;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3"/>villanymotorvonatok javítóbázisa van. Rákos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artani a daruszerelvényeket. Ebből következő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93]; &quot;3PL&gt;3&quot;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3"/>nagyon megtisztelő, amikor olvastam, hogy ez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tenni, azt hittem, megint csak ígérge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8"/>csapatok létszámát mintegy tízezer főv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csökkenteni, miután a feladat további ellátásáho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8"/>kerületi rendőrkapitányságok bevoná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étrehozni. 1999. 07. 08. 16:10:00 Józsefváro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6"/>kancellár megismételte, hogy a legjobbaka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választani az egyes tárcák élére. 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18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183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063</text:p>
          </table:table-cell>
          <table:table-cell office:value-type="string" calcext:value-type="string">
            <text:p><text:s text:c="5"/>János Jugoszláviában az ellenzék egyes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it Jugoszláviában az eddig megoszt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183]; &quot;132&quot;)" office:value-type="float" office:value="10" calcext:value-type="float">
            <text:p>10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183]; &quot;1PL&gt;3&quot;)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5"/>szanatóriumot bizonytalan jogállású kht.-b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gyúrni ez évben. Az intézetek lényeg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183]; &quot;213&quot;)" office:value-type="float" office:value="20" calcext:value-type="float">
            <text:p>2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183]; &quot;1SG&gt;2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4"/>Nesze neked, európai iskolaügy. Privat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vízhálózatot. Gyanús küllemű külföldi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18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183]; &quot;2SG&gt;3&quot;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82</text:p>
          </table:table-cell>
          <table:table-cell office:value-type="string" calcext:value-type="string">
            <text:p><text:s text:c="4"/>kiálts logopédusért, ha éppenséggel a postá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letéríteni a maga (és persze a szükségsze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6:.F183]; &quot;312&quot;)" office:value-type="float" office:value="67" calcext:value-type="float">
            <text:p>67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183]; &quot;2PL&gt;3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9"/>programnak ez csak első üteme, azaz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ügyet ennyivel letudni. A napjaink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183]; &quot;321&quot;)" office:value-type="float" office:value="17" calcext:value-type="float">
            <text:p>17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183]; &quot;3SG&gt;3&quot;)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doc#1084</text:p>
          </table:table-cell>
          <table:table-cell office:value-type="string" calcext:value-type="string">
            <text:p><text:s text:c="4"/>mértékű, 800 millió forintos tőkeinjekciój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égrehajtani, ezért egy május 4-én hatályb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183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183]; &quot;3PL&gt;3&quot;)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8"/>ígérte, öt évre 75 millió német márkáér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közvetítési jogokat, ami durv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3"/>amelyen a szarvasmarha- állomány színét-jav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mutatni az érdeklődőknek. Ugyanak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9"/>kaptak. A területet visszakövetelők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halastavat lecsapolni, megszüntetni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5"/>támogatásával a tengeren túli vállalkozó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apcsolatba hozni a romániai piaccal, vállalkozó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8"/>, jelenkori helyzetével, népművészetéve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ismertetni a szilágyságiakat. A rendezvény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191:.F39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91:.H393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4"/>kiadásával a volt kormány eredménytelen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felmutatni a közvéleménynek? Tény viszo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91:.F393]; &quot;132&quot;)" office:value-type="float" office:value="12" calcext:value-type="float">
            <text:p>1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91:.H393]; &quot;1PL&gt;3&quot;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Személyi folyószámlá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izetni az illetékes hivatal a különféle </text:p>
          </table:table-cell>
          <table:table-cell office:value-type="string" calcext:value-type="string">
            <text:p>segélye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191:.F393]; &quot;213&quot;)" office:value-type="float" office:value="15" calcext:value-type="float">
            <text:p>1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91:.H393]; &quot;1SG&gt;2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kolozsvári Babes-Bolyai Tudományegyetem bőv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sőoktatási hálózatát Zilahon az úgyneveze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191:.F39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91:.H393]; &quot;2SG&gt;3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#1108</text:p>
          </table:table-cell>
          <table:table-cell office:value-type="string" calcext:value-type="string">
            <text:p><text:s text:c="8"/>Zilahon a megyei rendőrség székháza elő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állítani Victor Deleu, a " Szilágyság </text:p>
          </table:table-cell>
          <table:table-cell office:value-type="string" calcext:value-type="string">
            <text:p>… szobr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91:.F393]; &quot;312&quot;)" office:value-type="float" office:value="94" calcext:value-type="float">
            <text:p>94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91:.H393]; &quot;2PL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10</text:p>
          </table:table-cell>
          <table:table-cell office:value-type="string" calcext:value-type="string">
            <text:p><text:s text:c="5"/>pénzről beszélünk: a tanárok fizetését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urópai szintre emelni? Első lépés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float" office:value="321" calcext:value-type="float">
            <text:p>321</text:p>
          </table:table-cell>
          <table:table-cell table:formula="of:=COUNTIF([.F191:.F393]; &quot;321&quot;)" office:value-type="float" office:value="13" calcext:value-type="float">
            <text:p>13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91:.H393]; &quot;3SG&gt;3&quot;)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doc#1111</text:p>
          </table:table-cell>
          <table:table-cell office:value-type="string" calcext:value-type="string">
            <text:p><text:s text:c="10"/>tulajdona. Nagymegyeren és Somorj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vezetni a parkolódíjakat. " Ez ártan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191:.F393]; &quot;*pro*&quot;)" office:value-type="float" office:value="18" calcext:value-type="float">
            <text:p>18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91:.H393]; &quot;3PL&gt;3&quot;)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10"/>adni ". Olvasatomban éppen erre a cél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gyerekek után járó fejenkénti évi 20 000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203" calcext:value-type="float">
            <text:p>203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8"/>amiért megalázzák, a csírájában elfoj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gyarságunkat, elkeseredettség pedig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5"/>egyaránt a közvetlen felhasználók számláj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utalni. A kormány nevében a miniszt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7"/>akadályozni. Politikai hovatartozás nélkü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ra is képviselni az 5327 zentai nyugdíj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azok részére, akik a központ adatbázis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sználni, egy nagyobb irodában pedig szakm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kimutatására alkalmas módszerrel eleme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okat a vizeletmintákat, amelyeket a taval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9</text:p>
          </table:table-cell>
          <table:table-cell office:value-type="string" calcext:value-type="string">
            <text:p><text:s text:c="10"/>- egyes nemzetközi jogi dokumentumokba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bemutatni az autonómia helyét,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úgymond - el akarják lopni és monopol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román forradalmat. A felsoro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bizonyítható alapja nem ismert. Így há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újabb hipotézissel szaporítani a már létez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6</text:p>
          </table:table-cell>
          <table:table-cell office:value-type="string" calcext:value-type="string">
            <text:p><text:s text:c="10"/>a kapitalizmus éhes farkasát vagy mijé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párosítani a szocializmus rémülten bég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45</text:p>
          </table:table-cell>
          <table:table-cell office:value-type="string" calcext:value-type="string">
            <text:p><text:s text:c="15"/>drámáim vannak. - És ezeket nem i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befejezni? - Nem, nem szándékoz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2</text:p>
          </table:table-cell>
          <table:table-cell office:value-type="string" calcext:value-type="string">
            <text:p><text:s text:c="10"/>neki zabálni, hogy eleve a mások pénz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ölteni. S hogy ő csak egy tejeskávét k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6</text:p>
          </table:table-cell>
          <table:table-cell office:value-type="string" calcext:value-type="string">
            <text:p><text:s text:c="4"/>amelynek területén tevékenységüket gyakor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(2) Azon létesítmények és közvetítő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4"/>jelenlegi intézkedések fenntartását javasol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Megfelelő határidőt biztosítottunk a számukr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8"/>akik olyan szőlőültetvények létrehoz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 e jogokat, melyek termé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8</text:p>
          </table:table-cell>
          <table:table-cell office:value-type="string" calcext:value-type="string">
            <text:p><text:s text:c="9"/>amelyben ezeket a szabályokat kötelez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; f) a szabályok időtartama;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9"/>eljárást megkezdték, illetve megind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(a továbbiakban a " megkereső bíróság "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3"/>esetében, ha azokat olyan tagállamok terület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melyek ezzel az irányelv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5"/>élelmiszerként vagy élelmiszer-összetevőkén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kkor a fajtát csak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0</text:p>
          </table:table-cell>
          <table:table-cell office:value-type="string" calcext:value-type="string">
            <text:p><text:s text:c="7"/>dolgozzák fel, vagy nem tárolják, va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gy adatállományba beírni, minden tagállam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kábítószer-termelésére vagy előállít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. (5) Az áldozatok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10"/>folyó évben a vándorlegeltetést vég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; (b) az 1782/2003/EK rendelet 114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2</text:p>
          </table:table-cell>
          <table:table-cell office:value-type="string" calcext:value-type="string">
            <text:p><text:s/>akciócsoportokról (CAG-ok). Tisztázni kell, hogy hová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 a CAG-okat a kormányzás region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15"/>a Parlament álláspontjainak közelí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önnyíteni, olyan módosításokra támaszkod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21"/>között. Az EU továbbra is foko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fenntartható fejlődés és a szegénység </text:p>
          </table:table-cell>
          <table:table-cell office:value-type="string" calcext:value-type="string">
            <text:p>… támogatásá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késlekedés nélkül értesítették arról, mi alapj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lkalmazni a rendelkezésre álló t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Közös Kutatóközpontban <text:s/></text:p>
          </table:table-cell>
          <table:table-cell office:value-type="string" calcext:value-type="string">
            <text:p>… program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támogatás a személy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5"/>előirányzatból a következő intézkedések költ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z eLearningnek a társadal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3"/>az előirányzatból különös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tni: - összehasonlító tanulmány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 szakképzés terén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 a közösségi politikákkal kapcsolatos </text:p>
          </table:table-cell>
          <table:table-cell office:value-type="string" calcext:value-type="string">
            <text:p>… finanszíroz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21"/>kapcsolatos költségeket is. Eb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jelzőszérumok fejleszt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2"/>jogcímcsoportnak a keretéb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gyelembe venni: - az 595/91/EG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7"/>közösségi vizekben átmosni vagy újra bemer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a szállítmánynak a 3. cikk (1) bekezdésébe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közösségi szabályozással összeegyeztethet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, és ráadásul oly módon, hogy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1"/>NUW-nak, amelynek a bejelentett KKV-bónus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újtani; Bernd és Claus Sauter lánytestv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0</text:p>
          </table:table-cell>
          <table:table-cell office:value-type="string" calcext:value-type="string">
            <text:p><text:s text:c="13"/>hatályos végleges dömpingellenes vámot k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terjeszteni, továbbá lehetőséget kap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9"/>alapján az intézkedések folytatását javas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A felek elegendő időkeretet kaptak észrevétele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3"/>meglévő intézkedések módosítását ajánl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továbbá lehetőséget kaptak az érintet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4"/>tehát a meglévő források bővítéséve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ősegíteni, hogy a felzárkózás, az esélyterem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9"/>végrehajtása alól végleg kivonja vagy kivon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agát. Ez a jogalkalmazás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1"/>politikai körök ennek éppen az ellenkezőj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ni. A gondolkodás befolyásolás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8"/>megnyúlik és túlságos terhet jelent, akkor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törvénymódosítás előterjesztői elrende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5"/>szűkítjük, szűkítik önök vagy szűk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NB hatáskörét. A második módosítá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3"/>jelentkeznek. E többletterheket mérsékli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érsékelni ez a javaslat. Külön örö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két kérdést szeretnék feltenni: mikor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5-ös autópályát is beintegrálni a több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9"/>kormány mintegy 30 milliárd forinttal növe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kormányzatok részére átadott forrásoka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8</text:p>
          </table:table-cell>
          <table:table-cell office:value-type="string" calcext:value-type="string">
            <text:p><text:s text:c="7"/>javaslatban a tömegközlekedésre vonatkozó rés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 a fővárosban és vonzáskörzet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11"/>pénzügyi befektetőknek adták, adják és ad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Köszönöm a figyelmet. (Taps a Fides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6"/>támogatás megszüntetése azt jelentette, hogy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 is késztetni a szülőket arr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8"/>területeken, ahol egyébként ezeket a tározóka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étrehozni, az azokon a területeken megterme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1"/>alkalmassá tételére. A 4. cikkelyt elhagy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kormányzat. Ez az indoklás arról sz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3"/>eljárásrendet kialakítjuk vagy módos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akkor arra is tekintettel kell lenn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8"/>számú módosító indítványt, amel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, hogy ne legyen ilyen teljes kö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1"/>hogy Földalapkezelő Szervezet. A törvényb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mondani, hogy január 1-jétől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2</text:p>
          </table:table-cell>
          <table:table-cell office:value-type="string" calcext:value-type="string">
            <text:p><text:s text:c="15"/>módosító javaslat a tervezetből törö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en pontokat, ugyanakkor nem javaso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14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6</text:p>
          </table:table-cell>
          <table:table-cell office:value-type="string" calcext:value-type="string">
            <text:p><text:s text:c="9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2"/>önkormányzatok hitelfelvételi lehetőségét korláto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és javasoljuk a parlamentnek azt is, hog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9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4</text:p>
          </table:table-cell>
          <table:table-cell office:value-type="string" calcext:value-type="string">
            <text:p><text:s text:c="13"/>növelésére valóban szükség van, és ezt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enni. A kormány előtt van az a bizton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5"/>a javaslatát. Egyébként egyéb okból s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visszavonni, bár erre néhány ellenzéki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"/>tárgyalhatunk, amely egy alattomos eszköz betiltás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Magyarországon. A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3"/>nyújtanak be, hogy ezt a pénzt megtar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illetve huszadik századi kutatásokra kívánj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3"/>nyomain érdemes haladni, amikor jobb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önkormányzati rendszert. Szó kerü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3"/>kitartásra a kereszthordozás óráiban.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 nagyböjt 2. vasárnapjának evangéliu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7"/>költségvetéséből származó magasabb bevételekk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egyenlíteni. És ez itt a probléma. Ez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3"/>azonban, amelynek az állampolgárságát f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nni, rendelkezniük kell a nyilvántar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4"/>rezidenciául a jelenlegi államfő, és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isszaadni Pannonhalmának. Ezzel is biztosítv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8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9</text:p>
          </table:table-cell>
          <table:table-cell office:value-type="string" calcext:value-type="string">
            <text:p><text:s text:c="8"/>hivatalos alkotmánytervezetüket. Április 18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szavazni a végleges szöveget, április 25-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2"/>betörnek Európába is, ráadásul PC-re is k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dni, ami aztán manapság már tényleg ritka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nálunk lényegesen fejlettebb civilizáció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dvenc, otthonunknak nevezett sárgolyón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5"/>Redemption. Mindkét játékot a jövő pénzügyi év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csak piacra dobni a Take Two. Ez gyakorlati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3"/>bejelentésre, melyben elhintették, hogy május 2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hetővé tenni a Thief: Deadly Shadow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és az ott készült riportot augusztus 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jd leadni. Érdekes, hogy a semmiből 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4"/>kérdőjeles, a másik talányról pedig mos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erántani a leplet. Váltás és változatlansá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14"/>szükségünk. Amennyiben csak számítógép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űködtetni a fejhallgatót egy 3 méter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3"/>meghatározott pontjára (ahová a szöveget elhelye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) rákattintva megnyílik az Insert text párbeszédabla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különböző nyelvű Windows XP verzióról 25-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terjeszteni ellenőrzést, továbbá a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10"/>hirdetéseiket a jövőben internetes oldalak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. Sőt a válság miatt visszafog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6"/>mellékelt levél szerint több száz aktivistáju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" egy hatékony és ütőképes online csapatt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12"/>nem létező magán üzleteinek fellendítésé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t kinevező Nemzeti Kormány ford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6"/>pozícióért, mindegyikük társadalmi megbízatásba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látni a polgármesteri teendőket az 53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3"/>révén annak a tudós körnek a szakértel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juttatni az Országgyűlésbe, amely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2</text:p>
          </table:table-cell>
          <table:table-cell office:value-type="string" calcext:value-type="string">
            <text:p><text:s text:c="14"/>állami ösztöndíjban, és ezt a számo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csökkenteni " - mondta Hoffmann Rózsa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7"/>polgármester egy üresen álló ház tulajdono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őket összeismertetni, bízva abban, a ker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3"/>kézjegyükkel a petíciót, amelyet jövő hónap közep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 az érintett osztrák település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4"/>centrumhoz. Csak remélni lehet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reskedelmi központtá varázsolni a Louvre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4"/>színvonal azt jelenti, hogy külföldre is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vinni? - Nem a nemzetközi piacra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2"/>kishatárforgalmat ugyanis az EU könny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 tervezet szerint különleges beutazá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5"/>gazdasági reform keretében privatizá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t a céget is. zsuzsaa Megöltek e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0</text:p>
          </table:table-cell>
          <table:table-cell office:value-type="string" calcext:value-type="string">
            <text:p><text:s text:c="11"/>embere közölte: az elgondolást 153 hektáro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a projektfejlesztő osztr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1"/>lemezek! - Ha folyamatosan huzamosabb idei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használni " hurcifiókos " merevlemezün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4"/>kiválasztani a népet, kinek istenét helyettesíte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Hogy a játék mennyire összetett, abb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4</text:p>
          </table:table-cell>
          <table:table-cell office:value-type="string" calcext:value-type="string">
            <text:p><text:s text:c="10"/>elhalasztják a premiert, vagy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ilvánosságra hozni a szériát. kalmar1csab00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office:value-type="string" calcext:value-type="string">
            <text:p><text:s text:c="12"/>természetvédelmi bemutatómajor első üte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lakítani. Az egykori Esterházy major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1"/>évben évente átlagosan 100-100 kilométerr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ővíteni a gyorsforgalmi úthálózat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5"/>kollégáim megértettük a célzást, és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átlépni ezt a határvonalat. " En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0"/>magát Putyinnak, sőt kijelentették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lépni az üzleti élet és a politika közötti </text:p>
          </table:table-cell>
          <table:table-cell office:value-type="string" calcext:value-type="string">
            <text:p>… határvonal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9"/>ezekből később az uniós fejlesztések önrész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pótolni. Az, hogy a tavalyi mint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7</text:p>
          </table:table-cell>
          <table:table-cell office:value-type="string" calcext:value-type="string">
            <text:p><text:s text:c="12"/>között. A Kraft már egy ideje felvásáro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vetélytársát, annak azonban eddig ne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1"/>revansizmusról, hanem csupán a város ügye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elyrerakni. Slobodan Bor&amp;#x00f0;o1ki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4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7</text:p>
          </table:table-cell>
          <table:table-cell office:value-type="string" calcext:value-type="string">
            <text:p><text:s text:c="15"/>kerülők álláshelyének üresen hagyás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gazdálkodni - közölte az elnök-vezérigazg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6</text:p>
          </table:table-cell>
          <table:table-cell office:value-type="string" calcext:value-type="string">
            <text:p><text:s text:c="14"/>döntése alapján az arborétumot közparkká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eminősíteni. A község önkormányzata,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2"/>... - manapság úgy fogalmaznak, hogy addig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inden másodpercben növelni a tárterület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0"/>bocsátja Jimmy-t, a vevők adoptáló szülő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gyermeket. Miután rájön tett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4"/>tagjai bejelentették, hogy a jövőbe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igénybe venni produceri szolgáltatás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4</text:p>
          </table:table-cell>
          <table:table-cell office:value-type="string" calcext:value-type="string">
            <text:p><text:s/>2006. augusztus 11-én a Pinewood Studios közölte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menteni a stúdió maradványait, ehely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4"/>óriási kalamajka után Hotaru mestere lesz, é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érni Curugit hogy hadd legyen szaba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Verger bérencei feltüzelt vaddisznók el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tni Hannibalt egy eldugott istálló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20"/>150 km). Attól függően milyen útvonalo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közelíteni. A Vereckei-hágó a Máramarosi-havas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7"/>atomreaktor-működtette higanygőzturbin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jtani. E megoldás hátránya, hogy jelentő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9</text:p>
          </table:table-cell>
          <table:table-cell office:value-type="string" calcext:value-type="string">
            <text:p><text:s text:c="13"/>bizonyíthatóság fogalmát egy modális logikáv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ragadni, szükség van egy szótárra, 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6</text:p>
          </table:table-cell>
          <table:table-cell office:value-type="string" calcext:value-type="string">
            <text:p><text:s text:c="14"/>ügyvédek vonultak, akik a pénteki imát is o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végezni. Szemtanúk szerint a város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18"/>kardjukat, tudásukat a fiatal nemzedé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. A próféciájuk szerint várnak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20"/>csorbítani, illetve baráti kapcsolat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önkretenni), megszemélyesítés útján, kirekesz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19"/>, ahogyan a kormány ígéri és bizt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? Németh György: - A hatályos törvény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és elmondta, hogy miket csinálnak itt, é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ünnepelni ezt a rendezvényt létrehozni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1</text:p>
          </table:table-cell>
          <table:table-cell office:value-type="string" calcext:value-type="string">
            <text:p><text:s text:c="16"/>munkálatok során szükséges kézi munkában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eket a munkaerőket igénybe venni nyolc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8</text:p>
          </table:table-cell>
          <table:table-cell office:value-type="string" calcext:value-type="string">
            <text:p><text:s text:c="19"/>a helyre szól, ahova azt után elhely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" " Ez is lehetőség, de a Kodál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office:value-type="string" calcext:value-type="string">
            <text:p><text:s text:c="18"/>igen, itt is ugye ez a kérdés, hogy mi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zek a pártok megvalósítani. Ugye egy atomerőmű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5"/>tankönyvre nem írtak ki pályázatot és nem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tenni, hanem Nicolaj miniszterúr elmond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9"/>használatát a jövőben. Most is és a jövőben is így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t tenni. dr. Koródi József: - I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25"/>hozzá. Mv: Ehhez képest tudják -e,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kiemelten támogatni azokat a családbar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4</text:p>
          </table:table-cell>
          <table:table-cell office:value-type="string" calcext:value-type="string">
            <text:p><text:s text:c="15"/>miben támogatja, mely területeken támogatja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síteni az együttműködést a már említettek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6</text:p>
          </table:table-cell>
          <table:table-cell office:value-type="string" calcext:value-type="string">
            <text:p><text:s text:c="16"/>kormánypártok ugyanis erősen vitatott mód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távolítani a posztjáról az államfő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okukac Hát, ha kocsival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... légvonalban csak 1754 2013-07-05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8</text:p>
          </table:table-cell>
          <table:table-cell office:value-type="string" calcext:value-type="string">
            <text:p><text:s text:c="15"/>többsége nem magamutogató ember, még kevésb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lejáratni a többi homoszexuálist. Van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13"/>érdeklődtök a demó megvételét illetően: Mi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 CD-t (hanganyagot) pénzért árulni,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9"/>veled a kandalló falára? Vagy melenget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eled az emberszíveket? Ne feledd, Nobi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14"/>mindenképpen 20dBm felett!) Ha Magyarország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használni az eszközt, akkor ezt szerin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0</text:p>
          </table:table-cell>
          <table:table-cell office:value-type="string" calcext:value-type="string">
            <text:p><text:s text:c="15"/>kiderül belőlük, hogy a háttérhatalom miképp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használni a jövőben (így manapság i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valóban egy kellék/ szükségesség, azonban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t mondani, hogy a sok pénz, vagy az anyag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19"/>kiadóknak szól, hogy megkérdezzem,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dni a következő könyveket? Ugyanis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9"/>a fényvillamosról, de a fénytrolit mikor </text:p>
          </table:table-cell>
          <table:table-cell office:value-type="string" calcext:value-type="string">
            <text:p><text:s/>szándékozzátok </text:p>
          </table:table-cell>
          <table:table-cell office:value-type="string" calcext:value-type="string">
            <text:p><text:s/>elindítani? 2013-12-29 Krisztián Tóth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szándékozt(ad|a|uk|átok|ák)"] 238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91:.A393])" office:value-type="float" office:value="203" calcext:value-type="float">
            <text:p>203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/>Viktornál aludtam, mert másnap folytat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a hajtást. Este Viktor ugyancsa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"/>van, nem pedig párja. - Ezzel ama tény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pedzeni, hogy a sofőr úr úgy váltog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/>szóban forgó vasárnapot tehát olvasáss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Pár mondat után magával raga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/>szerrel az általuk leglátogatottabb etetőkb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irakni. Kiadós reggeli után sietség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0</text:p>
          </table:table-cell>
          <table:table-cell office:value-type="string" calcext:value-type="string">
            <text:p><text:s text:c="6"/>vásárolta meg, amely üdültetési célok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újítani. A tetőt megjavították, de vég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4"/>Az bizony. A gróf úr mint Joachim Hossin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hagyni Oborát. Ezt az egyik kocsis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</text:p>
          </table:table-cell>
          <table:table-cell office:value-type="string" calcext:value-type="string">
            <text:p><text:s text:c="5"/>képzelem, hogy idejét nyomtalanul hagy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Korábbi följegyzéseiben odavetett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6"/>meglett korát mégis itthon, a hazáj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ár tölteni; gondolta, majd itt cselédekk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75</text:p>
          </table:table-cell>
          <table:table-cell table:style-name="ce15" office:value-type="string" calcext:value-type="string">
            <text:p><text:s text:c="3"/>látás, az csökken fokozatosan. Tavaszra k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ngedni. Miért ne éljen egy kicsit normálisa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53</text:p>
          </table:table-cell>
          <table:table-cell office:value-type="string" calcext:value-type="string">
            <text:p><text:s/>Hátulról lopóztak a kertbe, s a kerítés töv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ször meggyújtogatni a gyertyákat. Épp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896</text:p>
          </table:table-cell>
          <table:table-cell office:value-type="string" calcext:value-type="string">
            <text:p><text:s text:c="4"/>1997. áprilisban szerzett tudomást arról, k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rökbefogadni gyermekét. Ekkor tiltako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2"/>Önkormányzatot megkárosítani szándékozzák va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attól függően, hogy ki van -e fizetve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2"/>Kezdetben, amikor még Béccsel együt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megrendezni a világkiállítást, a címe ú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5"/>Végül a vágykeresztség: azokra mondjuk, akik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ölvenni a keresztséget, de valami mia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2</text:p>
          </table:table-cell>
          <table:table-cell office:value-type="string" calcext:value-type="string">
            <text:p><text:s/>Németországban nem az alacsony jövedelműek terh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csökkenteni a magas jövedelműek adój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/>emlékeztető Erzsébet téri épületet vajon mi cél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étrehozni az előző kormány. A rejtél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8"/>munkahelyem, egy tervezővállalat. Egy mult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venni a használható embereket, de e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6"/>Északiban " Az a 257-es. Legalábbis Fradi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inni. Jobban örültem volna, ha az ered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0"/>Hogy a jelen esetben Te milyen értelemben </text:p>
          </table:table-cell>
          <table:table-cell office:value-type="string" calcext:value-type="string">
            <text:p><text:s/>szándékoztad </text:p>
          </table:table-cell>
          <table:table-cell office:value-type="string" calcext:value-type="string">
            <text:p><text:s/>mondani a fenti mondatot, nem tudom eldön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fickót. Raffay Ernőnél volt, aki belő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írni szakdolgozatát. Ő talán még nál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7"/>beérte volna a tervezett ingatlanadóval,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t kibővíteni általános vagyondézsmává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8</text:p>
          </table:table-cell>
          <table:table-cell office:value-type="string" calcext:value-type="string">
            <text:p><text:s text:c="5"/>hamisítóik a rövidebb idő alatt is teljes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" kibocsátási " terveiket - mondta a HVG-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1"/>utcában a 23 éves F. Attilát igazolt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rendőrök, amikor a fiatalember futni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7</text:p>
          </table:table-cell>
          <table:table-cell office:value-type="string" calcext:value-type="string">
            <text:p><text:s text:c="10"/>zsarnoki rendszert, amely 1917 óta ura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ész világot. Nagy Imre és '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9"/>feltárása volt, amelyekre Michelangelo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hívni figyelmünket. Dávid esetében 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7"/>nemzetenkénti kvóta bevezetésével korlátoz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 miniszterelnök az egyik nyugati állam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8</text:p>
          </table:table-cell>
          <table:table-cell office:value-type="string" calcext:value-type="string">
            <text:p><text:s text:c="11"/>. Az ablakból a Dunát és a királyi vára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örökíteni, " azonban a levegőnek cseké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9"/>közötti különbséget először két részl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izetni az intézményeknek, később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7"/>ellenértékét a tervezett óriási nyeremény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egyenlíteni. A Szerencsejáték Rt. (SZ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12"/>és felszerelésének korszerűsítése sor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ezetni a " harci melltartót " a miniszte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0"/>beindításával. Sem hőssé, sem ördöggé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ősíteni Roberto Succót, a nyolcvan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12"/>akciókkal pedig a közvélemény figyelm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hívni, részben azért is, hogy radikáli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1"/>lakos feltételezését közöltük. Ezzel n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étségbe vonni a tulajdonos jó hírnev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9"/>két teherautónak, mely a gyárból a gépek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állíta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19</text:p>
          </table:table-cell>
          <table:table-cell office:value-type="string" calcext:value-type="string">
            <text:p><text:s text:c="7"/>három órával a hivatalos világbemutató elő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mutatni az alkotást), a technológiailag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6"/>mondván, hogy ezeket az adatokat a jövő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yilvánosságra hozni. -- Szó s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12"/>újvidékieknek, akik a televízió melle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várni az új év érkezését, csalódniu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9"/>lemezlovast, az Újvidéki Televízió nev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cselezni a Jáksó László által fémjel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3"/>platformjelölt, a sokszínusödés kényszerpályá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remteni. Más megközelítés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45</text:p>
          </table:table-cell>
          <table:table-cell office:value-type="string" calcext:value-type="string">
            <text:p><text:s text:c="10"/>az önálló magyar iskolák megnyitása rév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megvalósítani, hanem inkább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4</text:p>
          </table:table-cell>
          <table:table-cell office:value-type="string" calcext:value-type="string">
            <text:p><text:s text:c="9"/>szomszéd házban, panelépület lévén nemige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önnön szomszédainkat provokálni. Mint kiderü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8</text:p>
          </table:table-cell>
          <table:table-cell office:value-type="string" calcext:value-type="string">
            <text:p><text:s text:c="18"/>- megjegyzés: ezt az elemzés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asználni az evakuációs tervezésben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10"/>dísztermében - sokan mégis a süllyesztő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üntetni... A Parlamentben a képviselő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9"/>kezére játszottak (noha inkább Markovic-o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támogatni). = 1990 elsö hónapjai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5"/>reproduktív (biológiai és társadalmi) szerep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egyeztethetővé tenni a nők munkavállalásá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7</text:p>
          </table:table-cell>
          <table:table-cell office:value-type="string" calcext:value-type="string">
            <text:p><text:s text:c="9"/>orvosra bízta, majd a továbbiakban Eger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 a lapot. Az előfizetési díjak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office:value-type="string" calcext:value-type="string">
            <text:p><text:s text:c="10"/>hogy a folyó víz hidegekképp azt kiön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s azt tervezte hogy a gázboyler igénybevételéve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5"/>viselni, kik Isten földi helytartója előtt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jüket meghajtani. Az ilyen háború nem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0</text:p>
          </table:table-cell>
          <table:table-cell office:value-type="string" calcext:value-type="string">
            <text:p><text:s text:c="8"/>bele, a termést ellátmányunk kiegészítésér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használni. Utunk sajnos néhá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0</text:p>
          </table:table-cell>
          <table:table-cell office:value-type="string" calcext:value-type="string">
            <text:p><text:s text:c="10"/>egy ajakrúzshoz hasonló aranyozott tokba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orgalomba hozni, melyet a legjobb minőség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1</text:p>
          </table:table-cell>
          <table:table-cell office:value-type="string" calcext:value-type="string">
            <text:p><text:s text:c="10"/>párttaggyűlést tartottak, ahol ismerte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Politikai Bizottság levelét az aktuá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7</text:p>
          </table:table-cell>
          <table:table-cell office:value-type="string" calcext:value-type="string">
            <text:p><text:s text:c="7"/>rövid szkeccset adtak, ezekben is a zsidóka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leplezni, a görbe orrú szabó úgy számo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70</text:p>
          </table:table-cell>
          <table:table-cell office:value-type="string" calcext:value-type="string">
            <text:p><text:s text:c="4"/>megnyitását, a már működő üzemek teljesítmény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futtatni. Bíró József tanulmányá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terítve két személyre. Tényleg kettes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eltölteni a napjukat, kettesben elköl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2</text:p>
          </table:table-cell>
          <table:table-cell office:value-type="string" calcext:value-type="string">
            <text:p><text:s text:c="10"/>erre a hosszú kiszállásra, és egyvégt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bonyolítani az egész turnét. Cliffor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90</text:p>
          </table:table-cell>
          <table:table-cell office:value-type="string" calcext:value-type="string">
            <text:p><text:s text:c="12"/>még közelebb az elsőhöz, ahol az orvos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keresni. Azt mesélték, az orvos ré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08</text:p>
          </table:table-cell>
          <table:table-cell office:value-type="string" calcext:value-type="string">
            <text:p><text:s text:c="9"/>azért szikráztattak a tűzoltóknak mert f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gyújtani laktanyájukat a szép paripákk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4"/>végleges dömpingellenes vám kiszabását ajánla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Határidőt állapítottunk meg továbbá 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5"/>intézkedések bevezetése nélküli megszünt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, és lehetőséget kaptak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megfontolásokról, amelyek alapján javasol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végleges dömpingellenes vám ismételt <text:s/></text:p>
          </table:table-cell>
          <table:table-cell office:value-type="string" calcext:value-type="string">
            <text:p>bevezetésé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3"/>közpénzekből nyújtott támogatásból és hitelekbő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inanszírozni. 2. A piac (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12"/>hozatalát vagy használatbavételét so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usztán műszaki kivitelezhetőségi szempon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6"/>illetően a közösségi jogalkotó legalábbi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zárni a korlátozott terjedelmű oltalom </text:p>
          </table:table-cell>
          <table:table-cell office:value-type="string" calcext:value-type="string">
            <text:p>lehető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ahogy azt a szóban forgó módosítás is t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79. módosítást az I. mellékletb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0"/>dömpingellenes vámok módosítását ajánla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Megkapták a lehetőséget arra, hogy észrevételeke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javaslatainak elfogadása előtt, amelyek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ősíteni az AK kulcsfontosságú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2"/>amp % C ágazat lehetőségeinek növ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egíteni az internet, mint információszolgált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rendszerekkel kapcsolatos tudást és know-how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. Nehézkes és bonyolult pályáza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1"/>amelynek alapján a Bizottság visszavo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telezettségvállalás elfogadását és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/>rendelkezésére álló információk szerint a BNFL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det újrafeldolgozni. (197) E megállapodáso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tartomány beépített ingatlanjait az IB-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ruházni, és ezt az ingatlanvagyont céltartalék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2</text:p>
          </table:table-cell>
          <table:table-cell office:value-type="string" calcext:value-type="string">
            <text:p><text:s text:c="6"/>alapján végleges dömpingellenes vám kiv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 a KNK-ból és Malajziából szár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adó mértékének átlagot meghaladó em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küszöbölni. Mint tudjuk, a gyümölcspálinká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8"/>lehet enyhíteni, és mivel azt a célt nem is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űzni a kormány, hogy a kábítószermen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költségvetés szerint az előterjesztő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Ez nagyon fontos, és itt jö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4"/>törvénynek olyan mértékű tartalmi változtatás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nni, amely indokolttá tette egy új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0"/>kulturális, sem a pénzügyi kormányza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, az a törvényjavaslatban nem szerep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office:value-type="string" calcext:value-type="string">
            <text:p><text:s text:c="16"/>A hatékonyság növelését pedig az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oldani, hogy különböző társadalmi szerv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7"/>meghallgatása során 10-12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övelni a meghallgatása során erre a terül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5</text:p>
          </table:table-cell>
          <table:table-cell office:value-type="string" calcext:value-type="string">
            <text:p><text:s text:c="17"/>. Az Alkotmánybíróság azt, ahogya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szabályozni ezt, nem fogadta el, és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4"/>vidékbarát " kormány átcsoportos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és kérte Brüsszelben, hogy vonják el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3"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5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a hír, amelyről azoknak, akik alkalmaz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lletőt, nem volt tudomásuk. Természet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0"/>azon rendelkezését, mely meghosszabb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emélyazonosító jel, röviden a személy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5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1</text:p>
          </table:table-cell>
          <table:table-cell office:value-type="string" calcext:value-type="string">
            <text:p><text:s text:c="9"/>oly módon, hogy a választási ciklus vég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lőző kormány elkészíteni az ország <text:s/></text:p>
          </table:table-cell>
          <table:table-cell office:value-type="string" calcext:value-type="string">
            <text:p>… alkotmány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1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2"/>a biztosítási önkormányzatok részére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, ez azonban meghiúsult, és most nyilv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0</text:p>
          </table:table-cell>
          <table:table-cell office:value-type="string" calcext:value-type="string">
            <text:p><text:s text:c="2"/>konszolidációja felét az adóterhek megnövelés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felét pedig az állami kiadás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0"/>kiadását. A Build 5824 változatot e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 azután, hogy a Release Candida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9"/>elmondta, az eredeti tervvel a kalózkod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sszaszorítani, de ugyanakkor odafigye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2"/>törvényhozása már látta a videókat, de azoka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nyilvánosság elé hozni, hogy ne kelt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9"/>társult be. Egészen pontosan két nap múlv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özölni, mi is készül náluk. Igen ám, csak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5"/>mobilos bevételeit. Állítását egyrészről azz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gazolni, hogy az államokban (a Comsco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6"/>Kilián parancsnoka a jelenlévőkkel megosz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szavaira mindösszesen egy-két katona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3"/>lefogyott jószágot az algyői gyepmesteri telep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ezetni, azonban a kutya nem bírt már szin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3</text:p>
          </table:table-cell>
          <table:table-cell office:value-type="string" calcext:value-type="string">
            <text:p><text:s/>szocialisták módosító javaslatát, amely nevesí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ározatban a Magyar Gárdát, mint nemkívánato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0"/>piaci árát, ugyanis a miniszterelnökség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áttelepíteni, így a kalkuláció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0"/>Megjegyezte: Tiszavasváriért elnevezéss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frakciójukat létrehozni, de el sem jutott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1"/>az azeriek egyik levele is, amellyel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izonyítani, hogy az azeri vezetés átve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... Ezzel szemben az Orbán-kormány növe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ltségvetési hiányt, hogy teljesíte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/>adóbevételeket - a nagyobb államháztartási hiánny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hhez azonban sem a Nemzetkö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hazai össztermék közel egy százaléka, akkor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ormány felhasználni, ha a költségv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5"/>csökkentették a részvénykitettséget, de az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és nem is tervezik felszámolni. A nyugdíjpénztár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ami tengeri úton, Közép-Amerikán keresztü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yesült Államokba juttatni azt. A hatóság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6"/>tehetetlenségéből fakadó dühét és elszántság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hozni a szerepből. Arról, hogy mily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Mindezt egy három évre szóló tervez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foglalni, amelyet a munkaadókkal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4"/>éjszakánként 6400 dolláros elnöki lakosztály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A fogadást a Bacara egyik bálter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6</text:p>
          </table:table-cell>
          <table:table-cell office:value-type="string" calcext:value-type="string">
            <text:p><text:s text:c="10"/>kellett volna követniök. Ezek segítség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igetelni az algériai ellenálló mozg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9"/>kiigazító lépésekkel a kormányzat éppen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hogy a lakosság és a hazai vállalkoz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0"/>végrehajtására. Az akciókat idén tavass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követni, céljuk Zarkávi egyik rögzít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5</text:p>
          </table:table-cell>
          <table:table-cell office:value-type="string" calcext:value-type="string">
            <text:p><text:s text:c="8"/>kiküldése a normális gyakorlat része, és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rovokálni vele Észak-Koreát. Dél-kore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6"/>ugyanúgy, ahogy a Hilton-Solomon páros, ők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nterneten közhírré tenni legintime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1</text:p>
          </table:table-cell>
          <table:table-cell office:value-type="string" calcext:value-type="string">
            <text:p><text:s text:c="12"/>szakvezetés a 10 és 25 kilométeres távo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ndítani, végül nevezték az 5 km-re is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2</text:p>
          </table:table-cell>
          <table:table-cell office:value-type="string" calcext:value-type="string">
            <text:p><text:s text:c="10"/>megjegyezte, az ob-t eredetileg nem is i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rendezni, hanem a miskolci városi sportcsarnok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5"/>az URU Eredetileg az elmúlt hét vég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Ubisoft és a Cyan Productions útj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3"/>szerződést kötött vele, többek közt í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 az Aktív, a Napló és a Mokka nézett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5</text:p>
          </table:table-cell>
          <table:table-cell office:value-type="string" calcext:value-type="string">
            <text:p><text:s text:c="8"/>motorkerékpárt ábrázoló szobor oldalkocsi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törni, de nem járt sikerrel. Az elsődleg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9"/>Csongráddal és Szolnokkal, vagy vidékeikk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atorna által összekötni. Széchenyi Istv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12"/>például a társadalom radikális reformj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éghez vinni, noha az Evangéliumokból kiindu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7"/>tudatosan, didaktikusan rendezett) kifej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dni. Négy részt sikerült részben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12"/>két független törvényhozás delegáltjai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ízni. Ezt a tervezetet Ferenc József első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7"/>Ferenc József császárral, aki Ilona hercegn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eségül venni. Ferenc József azon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8"/>szabadult fel ". 1949-ben a város környék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építeni a Dunai Vasművet, melyet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9</text:p>
          </table:table-cell>
          <table:table-cell office:value-type="string" calcext:value-type="string">
            <text:p><text:s text:c="13"/>melléknévvel felruházott II. Mohamed 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oglalni Konstantinápolyt. A császár bár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8"/>Szőke Lajos szobrász a korhű Az Est fejléc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obron megjeleníteni. Elmondása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3"/>megnövekedett hatalmától - nem Albert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lyá választani. Így egyik fé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5</text:p>
          </table:table-cell>
          <table:table-cell office:value-type="string" calcext:value-type="string">
            <text:p><text:s text:c="11"/>készpénzzel a táskáikban. Ezzel a pénzz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fizetni az " U " Cluj játékosait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6"/>kaszinó megvásárlásának gondolatával (a hely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építeni az új színházat). 1906-ban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8"/>egy-egy részének kormányzásával egy-egy fi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bízni. Sem Dzsocsi, sem ő nem érte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11"/>alkalom, hogy egy közép-kelet-európai cé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részvényeit New Yorkban jegyez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1"/>messze Észak-Itáliától. 1853 telét is o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ölteni, de a párizsi Operával köt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9"/>főurak gyűlése is csatlakozott, és ahol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tatni a kialakult helyzetet. A herceg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4"/>virágzó királyságot. Perdikkasz Ath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zör meggyengíteni, ezét kihaszná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2</text:p>
          </table:table-cell>
          <table:table-cell office:value-type="string" calcext:value-type="string">
            <text:p><text:s text:c="10"/>Stand by Me " c. dal duett változatát, í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ejezni együttérzésüket az iráni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12"/>kiválasztása Brian eredetileg saját mag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" God Only Knows " szólóvokálját éneke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6</text:p>
          </table:table-cell>
          <table:table-cell office:value-type="string" calcext:value-type="string">
            <text:p><text:s text:c="8"/>szakaszosan épült meg, és kezdetekben nem is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agyobb méretű hajók átbocsátására haszná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13"/>Sirk német származású amerikai rendező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kérni zsűrielnöknek, azonban egy félreér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9"/>tágabb értelmezést elfogadva a maga rész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szerezni a trónt: az Abbászidáké. Ő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Érdekességek Mivel eredetileg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vetíteni, a rövidfilmet nem cenzúrázt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6"/>nyelvtudománnyal foglalkozott, ebből a témá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redetileg írni a doktoriját is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1"/>előzőleg Giulietta volt a címe, Berlin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 színre vinni, azonban 1934-ben felmerü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9"/>fenyegetik. A török elleni háborúba bevon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ngyelországot és az orosz cárt is. Utóbb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7"/>fejedelem ellen hangolódtak és Bethlen Gábor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dély uralkodójává tenni. Eleinte Bátho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11"/>sikere után a spanyol király Lisszabon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rányítani országait. Cascais népe aktí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4"/>államilag rögzített maradt. Mindezzel közel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addig teljesen különvált belső és külső </text:p>
          </table:table-cell>
          <table:table-cell office:value-type="string" calcext:value-type="string">
            <text:p>… árviszonyai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3"/>Ferenc francia király Itália terület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erjeszteni uralmát. A konfliktusba bekapcsolód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office:value-type="string" calcext:value-type="string">
            <text:p><text:s text:c="13"/>lőszertípussal nem egy fő lőfegyverkén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lkalmazni. Mégis, a háború végére elterjed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kancellár (Lord Chancellor) 1613-as határozat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kérdőjelezni, miszerint ezen üg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9"/>erődöt. A tömeggyilkosság után Gourgue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aratni győzelmének " gyümölcsét ", késleked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7"/>csata (ie. 280) Pyrrhos eleinte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ámadni a római légiókat, mivel szövetségese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1"/>és újabb önjáró lövegek leküzdésével.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orvosolni a Zebra Küldetés harckocsijai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házassággal a felek a Piaszt-házat is támog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yi címük megszerzésében, Konrádda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1</text:p>
          </table:table-cell>
          <table:table-cell office:value-type="string" calcext:value-type="string">
            <text:p><text:s text:c="12"/>, elsősorban balti-tengeri kalózok ell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édeni országát. Knutot II. Ifja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számos nyilatkozatot tettek: a hercegség m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őrizni önállóságát, nem szándékozot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11"/>ahol az előírások szerint örök nyugalomr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zni a földi maradványait. Út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2"/>politikai és filozófiai nézeteit is be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dolgozni a művébe. 1850-51 tel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6"/>példának, aki úgy kért kölcsön pénzt, hogy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fizetni. Ez egy ellentmondás, miv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8"/>Cruise szerepét a mozikba kerülésig titok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tartani. Ezen felül, a Paramount Pictu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9</text:p>
          </table:table-cell>
          <table:table-cell office:value-type="string" calcext:value-type="string">
            <text:p><text:s text:c="10"/>igazgató a Nemzeti Színház kamaraszínház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tt kialakítani, ám az épületet alkalmatlan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13"/>Szakasits Árpád ellen konstruált per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lítélni, azonban még a per előtt,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7"/>városba utazott, és ott fiukat a papneveldé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íratni, bemutatták a tanulmányi felügyelő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0"/>hadserege vásárolni és rendszerbe áll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 típust (már a rendszeresítési számát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6"/>győzelemről beszélnek, valójában a törökök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ég elfoglalni a várat. Előzmén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4</text:p>
          </table:table-cell>
          <table:table-cell office:value-type="string" calcext:value-type="string">
            <text:p><text:s text:c="12"/>amelyen a pesti szerb gyűlés határozat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itatni, és egyben a magyarországi szerb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5</text:p>
          </table:table-cell>
          <table:table-cell office:value-type="string" calcext:value-type="string">
            <text:p><text:s text:c="12"/>családját. Bár Rukia erejének csak fel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 Icsigónak, a fiú nagy lélekerej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8"/>Weitz kiszállt a projektből. Anand Tuckerr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ttesíteni, de Tucker is meggondol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10"/>volna Ray J-vel, új álnevén, N.I.N.A.-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jelentetni (New Identity Not Applicab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3"/>az új Eagles Legnagyobb sikerei albumo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. A zenekar megnyerte a pert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7"/>Császárság intézményi reformjainak költségei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zetni. Előzménye az ún.huszita fill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vonásokat ötvöző tanításának szellem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szervezni a párizsi egyetem oktat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található. Liszt ugyan Lamartine nev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sszekötni művét, de csak az első, a harmad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1"/>klipet eredetileg 2011 februárjának vég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, végül azonban március 10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2"/>említette, hogy sosem vizsgaeredményei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letét " építeni ". Majd hozzátette, a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kedvelt. Később a Lava rengeteg kiadó mellet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szerződtetni. A Lava Records burkolt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jelent meg: eredetileg 2011. szeptember 20-á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adni, később viszont 2012. január 10-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0"/>kölcsönös műfordítói tevékenységüket össz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apcsolni az I. világháború idején és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2"/>kiadó első, illetve második kislemez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, viszont Britney Me Against th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9"/>ASR9000 termékcsaládot, amely konszolidá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cég karrierjét az EZChip-alapú hardv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11"/>Gąsawa faluban. Leszek, mint princeps,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 Nagy-Lengyelországot Hosszúlábú U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7"/>Zsigmond katolikus volt, és a katolikus hit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állítani Svédországban, ezért nagy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7</text:p>
          </table:table-cell>
          <table:table-cell office:value-type="string" calcext:value-type="string">
            <text:p><text:s text:c="8"/>Felső Sziléziát (az ipari területtel együtt)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átengedni (ún. Le Rond vonala, vagyis Korfanty-von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5"/>országos általános sztrájkhoz való csatlakoz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készíteni. éve, 1912. szeptember 29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/>1684. január 14-én grófi címet kapott. Az uralkodó 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Perzsiába küldeni követségbe. Leszármazottair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5</text:p>
          </table:table-cell>
          <table:table-cell office:value-type="string" calcext:value-type="string">
            <text:p><text:s text:c="11"/>négy évet letöltött Szingapúrban, majd haz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üldeni Tokióba, ahol büntetésének letöltésé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3"/>költségmentesség teljes egészének kezelését kiv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bíróságok jogköréből, és az igazságügy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1</text:p>
          </table:table-cell>
          <table:table-cell office:value-type="string" calcext:value-type="string">
            <text:p><text:s text:c="14"/>, egy nagyon kedves idős hölgytől, azér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ekünk ajándékozni, mert meglátta Márió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6"/>Budapesten? " Ha részt vennénk, ha ez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volna tenni, akkor a vezetés vagy a sajtószolgál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/>elhatározásokból, melyekkel a hitelminősítő intézetek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megrendszabályozni. Ezt követő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2"/>Megszólaló: Nem tudtunk arról, és nem is od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nni, hanem Zetelakára, na de az a szállítmán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ahogyan mi azt az Ön számára lehetővé ten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Az új honlap számos új funkciót tartalm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4</text:p>
          </table:table-cell>
          <table:table-cell office:value-type="string" calcext:value-type="string">
            <text:p><text:s text:c="10"/>támadták rá 1-1 emberre, a rendőrség pedig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megakadályozni. Ez ismét bizonyítj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2</text:p>
          </table:table-cell>
          <table:table-cell office:value-type="string" calcext:value-type="string">
            <text:p><text:s text:c="7"/>megnyilvánulással szemben. Ha tehát az ÉS közö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ertészről szóló írásomat, teljesen logiku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5"/>álmában, de valami oknál fogva nem igaz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osztani a többiekkel az információ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6</text:p>
          </table:table-cell>
          <table:table-cell office:value-type="string" calcext:value-type="string">
            <text:p><text:s text:c="11"/>fennhatóságú területeken kívül is terjesz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A talált gyógyszerkészítményekből mintá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2</text:p>
          </table:table-cell>
          <table:table-cell office:value-type="string" calcext:value-type="string">
            <text:p><text:s text:c="9"/>munkavállaló a rendelkezésére álló 7 napjá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(időben) kivenni. Amennyiben viszont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a xlink:href="https://library.hungaricana.hu/hu/view/BacsKiskunMegyeiNepujsag_1977_01/?pg=156&amp;layout=s" xlink:type="simple">https://library.hungaricana.hu/hu/view/BacsKiskunMegyeiNepujsag_1977_01/?pg=156&amp;layout=s</text:a> 14/3/2019</text:p>
          </table:table-cell>
          <table:table-cell office:value-type="string" calcext:value-type="string">
            <text:p>Barát-já-t</text:p>
          </table:table-cell>
          <table:table-cell office:value-type="string" calcext:value-type="string">
            <text:p><text:s/>szándékoz-t-a </text:p>
          </table:table-cell>
          <table:table-cell office:value-type="string" calcext:value-type="string">
            <text:p>magá-val vi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10481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szándékoz(od|za|zuk|zátok|zák); szándékozt(ad|a|uk|átok|ák); szándékoz(lak|talak)'.F230:'szándékoz(od|za|zuk|zátok|zák); szándékozt(ad|a|uk|átok|ák); szándékoz(lak|talak)'.F1048576 'szándékoz(od|za|zuk|zátok|zák); szándékozt(ad|a|uk|átok|ák); szándékoz(lak|talak)'.F1:'szándékoz(od|za|zuk|zátok|zák); szándékozt(ad|a|uk|átok|ák); szándékoz(lak|talak)'.F228">
            <calcext:condition calcext:apply-style-name="Neutral" calcext:value="=312" calcext:base-cell-address="'szándékoz(od|za|zuk|zátok|zák); szándékozt(ad|a|uk|átok|ák); szándékoz(lak|talak)'.F1"/>
            <calcext:condition calcext:apply-style-name="Neutral" calcext:value="=213" calcext:base-cell-address="'szándékoz(od|za|zuk|zátok|zák); szándékozt(ad|a|uk|átok|ák); szándékoz(lak|talak)'.F1"/>
            <calcext:condition calcext:apply-style-name="Neutral" calcext:value="=132" calcext:base-cell-address="'szándékoz(od|za|zuk|zátok|zák); szándékozt(ad|a|uk|átok|ák); szándékoz(lak|talak)'.F1"/>
          </calcext:conditional-format>
        </calcext:conditional-formats>
      </table:table>
      <table:table table:name="akar(od|ja|juk|játok|juk); akart(ad|a|uk|átok|ák); akar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500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text:s text:c="5"/>Query <text:s text:c="3"/>word,[word="akar(od|ja|juk|játok|ják|lak)"] 194732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7:.A378])" office:value-type="float" office:value="372" calcext:value-type="float">
            <text:p>372</text:p>
          </table:table-cell>
          <table:table-cell table:number-columns-repeated="4"/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style-name="ce2" office:value-type="string" calcext:value-type="string">
            <text:p>Adjacent</text:p>
          </table:table-cell>
          <table:table-cell/>
        </table:table-row>
        <table:table-row table:style-name="ro1">
          <table:table-cell office:value-type="string" calcext:value-type="string">
            <text:p># <text:s text:c="5"/>Random sample <text:s text:c="3"/>500 50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7:.F802]; &quot;123&quot;)" office:value-type="float" office:value="361" calcext:value-type="float">
            <text:p>361</text:p>
          </table:table-cell>
          <table:table-cell table:style-name="ce7" table:formula="of:=([.J6]/[.J13])*100" office:value-type="float" office:value="45.8703939008895" calcext:value-type="float">
            <text:p>45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36</text:p>
          </table:table-cell>
          <table:table-cell office:value-type="string" calcext:value-type="string">
            <text:p><text:s text:c="4"/>utca... Egy biztos, ezt a történelmet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folytatni, először is megtisztítjuk e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7:.F802]; &quot;132&quot;)" office:value-type="float" office:value="50" calcext:value-type="float">
            <text:p>50</text:p>
          </table:table-cell>
          <table:table-cell table:style-name="ce7" table:formula="of:=([.J7]/[.J13])*100" office:value-type="float" office:value="6.35324015247776" calcext:value-type="float">
            <text:p>6.35</text:p>
          </table:table-cell>
          <table:table-cell table:formula="of:==COUNTIFS([.F6:.F671]; &quot;132&quot;; [.G6:.G671]; &quot;Yes&quot;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doc#254</text:p>
          </table:table-cell>
          <table:table-cell office:value-type="string" calcext:value-type="string">
            <text:p><text:s text:c="4"/>Imrét román kastélyában, mert Hruscsov rá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ízni Magyarország helytartóságát, mihely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7:.F802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4.44726810673444" calcext:value-type="float">
            <text:p>4.45</text:p>
          </table:table-cell>
          <table:table-cell table:formula="of:==COUNTIFS([.F6:.F671]; &quot;213&quot;; [.G6:.G671]; &quot;Yes&quot;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doc#311</text:p>
          </table:table-cell>
          <table:table-cell office:value-type="string" calcext:value-type="string">
            <text:p><text:s text:c="6"/>Van, akit a táj érdekel, vagy a nyelv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nulni. Van, aki önmaga elől mene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7:.F802]; &quot;231&quot;)" office:value-type="float" office:value="1" calcext:value-type="float">
            <text:p>1</text:p>
          </table:table-cell>
          <table:table-cell table:style-name="ce7" table:formula="of:=([.J9]/[.J13])*100" office:value-type="float" office:value="0.127064803049555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19</text:p>
          </table:table-cell>
          <table:table-cell office:value-type="string" calcext:value-type="string">
            <text:p><text:s text:c="6"/>lefogta a kezemet. - Hagyjad... Csak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 a fagylaltját a demokrócióban, va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7:.F802]; &quot;312&quot;)" office:value-type="float" office:value="221" calcext:value-type="float">
            <text:p>221</text:p>
          </table:table-cell>
          <table:table-cell table:style-name="ce7" table:formula="of:=([.J10]/[.J13])*100" office:value-type="float" office:value="28.0813214739517" calcext:value-type="float">
            <text:p>28.08</text:p>
          </table:table-cell>
          <table:table-cell table:formula="of:==COUNTIFS([.F8:.F673]; &quot;312&quot;; [.G8:.G673]; &quot;Yes&quot;)"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doc#344</text:p>
          </table:table-cell>
          <table:table-cell office:value-type="string" calcext:value-type="string">
            <text:p><text:s text:c="3"/>hogy azért gyűlt össze ennyi nép, me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jenezni Bécs legnagyobb fiát,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7:.F802]; &quot;321&quot;)" office:value-type="float" office:value="7" calcext:value-type="float">
            <text:p>7</text:p>
          </table:table-cell>
          <table:table-cell table:style-name="ce7" table:formula="of:=([.J11]/[.J13])*100" office:value-type="float" office:value="0.889453621346887" calcext:value-type="float">
            <text:p>0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50</text:p>
          </table:table-cell>
          <table:table-cell office:value-type="string" calcext:value-type="string">
            <text:p><text:s/>Siegfried March szavai szerint - " egyidejűl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oldani a spekulatív filozófia és a társadalom </text:p>
          </table:table-cell>
          <table:table-cell office:value-type="string" calcext:value-type="string">
            <text:p>problémá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7:.F802]; &quot;*pro*&quot;)" office:value-type="float" office:value="112" calcext:value-type="float">
            <text:p>112</text:p>
          </table:table-cell>
          <table:table-cell table:style-name="ce7" table:formula="of:=([.J12]/[.J13])*100" office:value-type="float" office:value="14.2312579415502" calcext:value-type="float">
            <text:p>14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57</text:p>
          </table:table-cell>
          <table:table-cell office:value-type="string" calcext:value-type="string">
            <text:p><text:s text:c="14"/>a tűzhely fölös parazsával.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sináltatni? - kérdi a vendég. -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433</text:p>
          </table:table-cell>
          <table:table-cell office:value-type="string" calcext:value-type="string">
            <text:p><text:s text:c="3"/>szövetségesünk, a Szovjetunió ellen. Sőt,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erülni, hogy megint orosz katonákra kellj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433</text:p>
          </table:table-cell>
          <table:table-cell office:value-type="string" calcext:value-type="string">
            <text:p><text:s text:c="7"/>megszerezni, de megtartani és növelni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talmát. Ez a funkciója, ha tetszik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488</text:p>
          </table:table-cell>
          <table:table-cell office:value-type="string" calcext:value-type="string">
            <text:p><text:s/>individualista, elefántcsonttorony-tiltakozást m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újítani, úgy ez az ország demokrat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7:.H802]; &quot;1SG&gt;3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493</text:p>
          </table:table-cell>
          <table:table-cell office:value-type="string" calcext:value-type="string">
            <text:p><text:s text:c="9"/>persze hogy elmegy, és tudni, tapaszta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szólnak -e hozzánk a halottak. Nagyo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PL&gt;3</text:p>
          </table:table-cell>
          <table:table-cell table:formula="of:=COUNTIF([.H7:.H802]; &quot;1PL&gt;3&quot;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9"/>semlegességi nyilatkozattal kapcsolatos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" bűnösségének " elismerésére rávenni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7:.H802]; &quot;1SG&gt;2&quot;)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8"/>bőbeszédű elvtárssal! Harasztit a vád ar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, hogy bebizonyítsa: Nagy Im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7:.H802]; &quot;2SG&gt;3&quot;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531</text:p>
          </table:table-cell>
          <table:table-cell office:value-type="string" calcext:value-type="string">
            <text:p><text:s text:c="10"/>akik a verseikkel vagy más írásaikkal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eplezni a rendszer bűneit. - M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7:.H802]; &quot;2PL&gt;3&quot;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574</text:p>
          </table:table-cell>
          <table:table-cell office:value-type="string" calcext:value-type="string">
            <text:p><text:s text:c="8"/>vár, kezdődik. Ha elmulasztod, elkésed, k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cserélni, akkor két perc alatt elintéz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7:.H802]; &quot;3SG&gt;3&quot;)" office:value-type="float" office:value="437" calcext:value-type="float">
            <text:p>4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579</text:p>
          </table:table-cell>
          <table:table-cell office:value-type="string" calcext:value-type="string">
            <text:p><text:s text:c="4"/>megpróbált megcsókolni. - Mi az? A fiatalsá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? - mondtam, miután a dohány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802]; &quot;3PL&gt;3&quot;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08</text:p>
          </table:table-cell>
          <table:table-cell office:value-type="string" calcext:value-type="string">
            <text:p><text:s text:c="10"/>nem is tudjuk, hol él, kivel van, nem is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udni a büdös ribancát, Janika a mienk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52</text:p>
          </table:table-cell>
          <table:table-cell office:value-type="string" calcext:value-type="string">
            <text:p><text:s text:c="10"/>a jelentés " első szintjén " ez csak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: félti Pistát a hőségtől (amely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style-name="ce35"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58</text:p>
          </table:table-cell>
          <table:table-cell office:value-type="string" calcext:value-type="string">
            <text:p><text:s text:c="10"/>nem kevés; ezt azonban olyan dogmatikává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sszegyúrni, ami tud hatni a megzavarod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/>
        </table:table-row>
        <table:table-row table:style-name="ro2">
          <table:table-cell office:value-type="string" calcext:value-type="string">
            <text:p>doc#707</text:p>
          </table:table-cell>
          <table:table-cell table:style-name="ce30" office:value-type="string" calcext:value-type="string">
            <text:p><text:s/>Mindketten odarohannak hozzá,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gni a kezét, de Vanda kisiklik közülü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7:.F377]; &quot;123&quot;)" office:value-type="float" office:value="186" calcext:value-type="float">
            <text:p>186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7:.H377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714</text:p>
          </table:table-cell>
          <table:table-cell office:value-type="string" calcext:value-type="string">
            <text:p><text:s text:c="20"/>hozományon vesztek össze, Leon most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, hogy már nem is érdekli más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7:.F377]; &quot;132&quot;)" office:value-type="float" office:value="26" calcext:value-type="float">
            <text:p>26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7:.H377]; &quot;1PL&gt;3&quot;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4"/>17.10) Azonban hogy a fő hadsereg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thárítani és a vezérkari főnökét hibáztatj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7:.F377]; &quot;213&quot;)" office:value-type="float" office:value="18" calcext:value-type="float">
            <text:p>18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7:.H377]; &quot;1SG&gt;2&quot;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c#974</text:p>
          </table:table-cell>
          <table:table-cell office:value-type="string" calcext:value-type="string">
            <text:p><text:s text:c="25"/>Tájbor! Azért éreztem én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tszaggatni az aszfaltot az R9 GTS-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7:.F377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7:.H377]; &quot;2SG&gt;3&quot;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12"/>software Astrology for Windows-a. Amennyiben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ölteni, a www.halloran.com -on megtalál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7:.F377]; &quot;312&quot;)" office:value-type="float" office:value="90" calcext:value-type="float">
            <text:p>90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7:.H377]; &quot;2PL&gt;3&quot;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23"/>Kedves hc! Örülök, hogy itt vagy!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orvosságot kötelezővé tenni? Csak min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7:.F377]; &quot;321&quot;)" office:value-type="float" office:value="2" calcext:value-type="float">
            <text:p>2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7:.H377]; &quot;3SG&gt;3&quot;)"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doc#977</text:p>
          </table:table-cell>
          <table:table-cell office:value-type="string" calcext:value-type="string">
            <text:p><text:s text:c="15"/>vezetek. Az automata váltó annak jó,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vezni a vezetést. Nincs annál jobb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7:.F377]; &quot;*pro*&quot;)" office:value-type="float" office:value="49" calcext:value-type="float">
            <text:p>4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7:.H377]; &quot;3PL&gt;3&quot;)"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doc#977</text:p>
          </table:table-cell>
          <table:table-cell office:value-type="string" calcext:value-type="string">
            <text:p><text:s text:c="13"/>esetleg Milosevics (vagy Arkan vajda) igazo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népe előtt, hogy a NATO az agresszor..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371" calcext:value-type="float">
            <text:p>37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doc#981</text:p>
          </table:table-cell>
          <table:table-cell office:value-type="string" calcext:value-type="string">
            <text:p><text:s text:c="19"/>nem libák, és allergiásak arra, ha töm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ket. Én azt szeretem, ha ők kérdezne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 text:c="16"/>azonban sehogy sem vesz be a gyomrom,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venni a 60000ft-os nyogdijas a 20000ft-os </text:p>
          </table:table-cell>
          <table:table-cell office:value-type="string" calcext:value-type="string">
            <text:p>… azt az 1500ft-o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/>
        </table:table-row>
        <table:table-row table:style-name="ro2">
          <table:table-cell office:value-type="string" calcext:value-type="string">
            <text:p>doc#984</text:p>
          </table:table-cell>
          <table:table-cell office:value-type="string" calcext:value-type="string">
            <text:p><text:s text:c="18"/>mondta, hogy azért nem írja alá, mer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 független bíróság döntését felülbírá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16"/>képviseli, sőt 3. A párton belüli helyzet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rősíteni 4. Nagyon örül annak, hogy komol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386:.F802]; &quot;123&quot;)" office:value-type="float" office:value="175" calcext:value-type="float">
            <text:p>175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386:.H802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19"/>kell, hogy igazat adjanak nekik, csak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allgatatni, vagy lejáratni őket. 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386:.F802]; &quot;132&quot;)" office:value-type="float" office:value="24" calcext:value-type="float">
            <text:p>2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386:.H802]; &quot;1PL&gt;3&quot;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oc#988</text:p>
          </table:table-cell>
          <table:table-cell office:value-type="string" calcext:value-type="string">
            <text:p><text:s text:c="25"/>jeszty) Fant6mas, te suttyomban k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fosztani Wágner úr " Hordóját "? Kéret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386:.F802]; &quot;213&quot;)" office:value-type="float" office:value="17" calcext:value-type="float">
            <text:p>17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386:.H802]; &quot;1SG&gt;2&quot;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c#989</text:p>
          </table:table-cell>
          <table:table-cell office:value-type="string" calcext:value-type="string">
            <text:p><text:s text:c="15"/>lélekről ", ezt jelenti? Vagy ezzel csak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: " KAPTÁL VALAMIT A KATOL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231" calcext:value-type="float">
            <text:p>231</text:p>
          </table:table-cell>
          <table:table-cell table:formula="of:=COUNTIF([.F386:.F802]; &quot;231&quot;)" office:value-type="float" office:value="1" calcext:value-type="float">
            <text:p>1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386:.H802]; &quot;2SG&gt;3&quot;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c#995</text:p>
          </table:table-cell>
          <table:table-cell office:value-type="string" calcext:value-type="string">
            <text:p><text:s text:c="16"/>CooCooFooZoo 04/16/99 12:54:47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nem lesz TV?! Nem is megy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386:.F802]; &quot;312&quot;)" office:value-type="float" office:value="131" calcext:value-type="float">
            <text:p>131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386:.H802]; &quot;2PL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19"/>Hát kezdésnek (mivel nem derült ki, mir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használni) néhány általános javaslat.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321" calcext:value-type="float">
            <text:p>321</text:p>
          </table:table-cell>
          <table:table-cell table:formula="of:=COUNTIF([.F386:.F802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386:.H802]; &quot;3SG&gt;3&quot;)"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18"/>aztán még közelebb lehessek. Az, hogy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bántani még baromira kevés. Akarni kel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style-name="ce6" office:value-type="string" calcext:value-type="string">
            <text:p>pro</text:p>
          </table:table-cell>
          <table:table-cell table:formula="of:=COUNTIF([.F386:.F802]; &quot;*pro*&quot;)" office:value-type="float" office:value="63" calcext:value-type="float">
            <text:p>6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386:.H802]; &quot;3PL&gt;3&quot;)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12"/>vételárat bankkölcsönből és a kft. bevételei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örleszteni. &amp;lt; em&amp;gt;&amp;lt; stron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416" calcext:value-type="float">
            <text:p>416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doc#1001</text:p>
          </table:table-cell>
          <table:table-cell office:value-type="string" calcext:value-type="string">
            <text:p><text:s text:c="20"/>követik ezt a módszert, mert ott inkább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áirányítani a nézők figyelmét valami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4</text:p>
          </table:table-cell>
          <table:table-cell office:value-type="string" calcext:value-type="string">
            <text:p><text:s text:c="15"/>statikus oldalakat szolgaltato webszerverr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olteni Újlaki 06/28/99 23:12:31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6</text:p>
          </table:table-cell>
          <table:table-cell office:value-type="string" calcext:value-type="string">
            <text:p><text:s text:c="20"/>ki magát. Nem magyarok ezek, csak anna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tatni magukat. Én ezt visszautasito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13"/>gyöngéket..... te, te undok kis féreg, há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nni nekem, hogy van harmónia, van benső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8</text:p>
          </table:table-cell>
          <table:table-cell office:value-type="string" calcext:value-type="string">
            <text:p><text:s text:c="10"/>vizsgaztatoknak ne legyen az a benyomasa, hogy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oket hengerelni. Az elso resze a vizsgan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1</text:p>
          </table:table-cell>
          <table:table-cell office:value-type="string" calcext:value-type="string">
            <text:p><text:s text:c="11"/>technologia is nagyon ok, de ha mindenkeppen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evelni, akkor az ultrahangos pavlovi reflexeke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1</text:p>
          </table:table-cell>
          <table:table-cell office:value-type="string" calcext:value-type="string">
            <text:p><text:s text:c="20"/>Ezzel is zilálják a rendszert, buk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kormányt. Cus 08/03/99 13:49:59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4</text:p>
          </table:table-cell>
          <table:table-cell office:value-type="string" calcext:value-type="string">
            <text:p><text:s text:c="19"/>ember, de azt mondta, hogy azert az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reszkirozni. Van hatranya is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2"/>próbáljuk meg, szerintem el fogom hinni. De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zaklatni. Ha nem akarsz beszélni róla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8</text:p>
          </table:table-cell>
          <table:table-cell office:value-type="string" calcext:value-type="string">
            <text:p><text:s text:c="17"/>bár ezt ma már ki tudja...) Én tényleg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elszomorítani, de minden mondatodból 1-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9</text:p>
          </table:table-cell>
          <table:table-cell office:value-type="string" calcext:value-type="string">
            <text:p><text:s text:c="18"/>azért is problematikusnak tartom, me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t arról, amire a kép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9</text:p>
          </table:table-cell>
          <table:table-cell office:value-type="string" calcext:value-type="string">
            <text:p><text:s text:c="10"/>támogatására. Így is tesznek. Von Papen ekko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yőzni az öreg tábornokot, hogy fordulj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1</text:p>
          </table:table-cell>
          <table:table-cell office:value-type="string" calcext:value-type="string">
            <text:p><text:s text:c="17"/>valaki külön topic-ot nyitott, mondván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olvasni a könyvet, de írjátok le belől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2</text:p>
          </table:table-cell>
          <table:table-cell office:value-type="string" calcext:value-type="string">
            <text:p><text:s text:c="20"/>gyerekes nézeteid? " Kedves Endi! Mié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üldözni Spender barátunkat? Ráadás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38</text:p>
          </table:table-cell>
          <table:table-cell office:value-type="string" calcext:value-type="string">
            <text:p><text:s text:c="11"/>megtartják a rendkívüli ülésszakot, és tárgyal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törvénytervezetet. Ezt köv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16"/>elrugaszkodási pontok, tehát hogy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őket, vagy inkább kiindulna belőlü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16"/>amiben viszont kevésbé van igazuk. A WTO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ktatni szabályai közé a szociális követelm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1</text:p>
          </table:table-cell>
          <table:table-cell office:value-type="string" calcext:value-type="string">
            <text:p><text:s text:c="22"/>J. Garai Béla/Újvidék Orbán Viktor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zdeni a vajdasági nemzetiségi viszon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4</text:p>
          </table:table-cell>
          <table:table-cell office:value-type="string" calcext:value-type="string">
            <text:p><text:s text:c="16"/>megpróbál tárgyalni a palesztinokkal.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mutatni, hogy tényleg békét akar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5</text:p>
          </table:table-cell>
          <table:table-cell office:value-type="string" calcext:value-type="string">
            <text:p><text:s text:c="19"/>, csütörtök A Dunaferr-ügyet minden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zárni , Kibírja -e a Dunaferr az ell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5</text:p>
          </table:table-cell>
          <table:table-cell office:value-type="string" calcext:value-type="string">
            <text:p><text:s text:c="17"/>hajlandó tárgyalni a tálibokkal, és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lük ismertetni az Oszama bin Ladenre <text:s/></text:p>
          </table:table-cell>
          <table:table-cell office:value-type="string" calcext:value-type="string">
            <text:p>… dokumentumo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0"/>jogszabályon alig száradt meg a festék, mári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ltoztatni. Az Országgyűlés kedden dön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5"/>teoretikus közgazdászai nyilván egy csapdá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ecsalni a Fidesz kormányt. Költségvet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6"/>lépésként a két és többgyerekes családokná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vezetni a részmunkaidős foglalkoztat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4</text:p>
          </table:table-cell>
          <table:table-cell office:value-type="string" calcext:value-type="string">
            <text:p><text:s text:c="19"/>szűkíteni akarják az elnök jogkörét,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ósítani a parlamenti irányítási rendsz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5</text:p>
          </table:table-cell>
          <table:table-cell office:value-type="string" calcext:value-type="string">
            <text:p><text:s text:c="18"/>szerint azért jó a javaslat, mert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abályozni, hogy mi lehet válsághelyz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6</text:p>
          </table:table-cell>
          <table:table-cell office:value-type="string" calcext:value-type="string">
            <text:p><text:s text:c="19"/>görkorcsolya-parti zárja le. Bécsbe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érni, hogy a kerékpárutakat és a kiszolgál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7</text:p>
          </table:table-cell>
          <table:table-cell office:value-type="string" calcext:value-type="string">
            <text:p><text:s text:c="19"/>, a tárca MDF-es irányítója közölte: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állapítani, mi kell ahhoz, hogy a Gazda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6"/>kilométert. A három szakszervezet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, hogy emeljék a béreket, állíts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3"/>kelljen a nőknek hónapokat várakozniuk, ha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zsgáltatni magukat. Ember István professz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7"/>angol Leeds United vezetőségével,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engedni a két futballistát. 2000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9"/>, szerinte a kormányfő kampányeszköz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 a labdarúgást. Tibor Tam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1"/>belvízelvezető rendszer létesítésének költségei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fizettetni a földtulajdonhoz juto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9"/>hogy beleremegjen a liberális tábor.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utatni, hogy itt van az erő, a több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1</text:p>
          </table:table-cell>
          <table:table-cell office:value-type="string" calcext:value-type="string">
            <text:p><text:s text:c="18"/>tanácsadók.) A vasutat minden kormán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nteni, de érdemi lépéseket egyik se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2</text:p>
          </table:table-cell>
          <table:table-cell office:value-type="string" calcext:value-type="string">
            <text:p><text:s text:c="20"/>nyilvántartást is állami felügyelet al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elyezni. A változások eredményeként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5"/>elnök kijelentette ugyan, hogy a végsők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ülni az erő alkalmazását, ezért tö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8"/>energikusabb játékra lenne szükség. Feltéve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tni lábát a csapatban. Egyébként ez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0</text:p>
          </table:table-cell>
          <table:table-cell office:value-type="string" calcext:value-type="string">
            <text:p><text:s text:c="13"/>cégeknek. Azon vállalkozások, amelyek hitell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inanszírozni tevékenységüket,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16"/>elnökjelölt megfelelően opportunista és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bből az állapotból kizökkenteni az amerikai </text:p>
          </table:table-cell>
          <table:table-cell office:value-type="string" calcext:value-type="string">
            <text:p>választ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1</text:p>
          </table:table-cell>
          <table:table-cell office:value-type="string" calcext:value-type="string">
            <text:p><text:s text:c="19"/>szerint a nagy versenyben minden cé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alahogy különböztetni magát a többiekt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19"/>árát az dönti majd el, hogy mi mindenn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szerelni a repülőket, illetve mi az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3"/>helyezni tárgyalásain, egyszersmind képvis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MDF hagyományos nézeteit. Éppen e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9"/>rajta részt, aki akar. Minél hamarabb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rni ugyanakkor, hogy a doktori képzésh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8"/>képviselők mulasztását, különösen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enni az amerikai belpolitikát egy úja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0</text:p>
          </table:table-cell>
          <table:table-cell office:value-type="string" calcext:value-type="string">
            <text:p><text:s text:c="20"/>- Megjegyzem, magam sem értettem,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llámsebesen eladni a futball kft. tulajdonjogá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/>Frunda államfő- jelöltkén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oztatni az alkotmánynak a Románia nemzeti </text:p>
          </table:table-cell>
          <table:table-cell office:value-type="string" calcext:value-type="string">
            <text:p>… kitétel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3</text:p>
          </table:table-cell>
          <table:table-cell office:value-type="string" calcext:value-type="string">
            <text:p><text:s text:c="18"/>meg. Az anyád kényszerített rá. Mivel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vallani, hogy erőszakot alkalmaztak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6"/>atomhulladék-import és az újrafeldolgozás bevételébő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őteremteni. A Szovjetunió feloszlás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5</text:p>
          </table:table-cell>
          <table:table-cell office:value-type="string" calcext:value-type="string">
            <text:p><text:s text:c="7"/>megszállására vonatkozó parancsomnak, vagy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a számára meghagyott hadmozdulatot?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19"/>ártatlan Pásztorok: az én dühösségem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' ti békeségteket meg háborítani (13/169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1</text:p>
          </table:table-cell>
          <table:table-cell office:value-type="string" calcext:value-type="string">
            <text:p><text:s text:c="15"/>kívánja. Előzetesen, a névvel is biztos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író együttérzésünket a Trogtalite-házaspá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3</text:p>
          </table:table-cell>
          <table:table-cell office:value-type="string" calcext:value-type="string">
            <text:p><text:s text:c="18"/>állította, hogy Erdély veszélyben van,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építeni egy központi európai államba. En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19"/>JEGYZÉSEK Ha csak egy-két árú árfolya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tudni, használható a QuoteCom szolgáltatá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63</text:p>
          </table:table-cell>
          <table:table-cell office:value-type="string" calcext:value-type="string">
            <text:p><text:s text:c="16"/>megtudják, vérig sértődnek. Azt hiszik,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 alázni. Nem ér meg az egész kuty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48</text:p>
          </table:table-cell>
          <table:table-cell office:value-type="string" calcext:value-type="string">
            <text:p><text:s text:c="16"/>hozzám, társaságban tréfásan előzően: -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ompromittálni magad velünk! - Épp ele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626</text:p>
          </table:table-cell>
          <table:table-cell office:value-type="string" calcext:value-type="string">
            <text:p><text:s text:c="18"/>politikusok akarnak tőle többet ennél.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úzni mindenféle csőbe. Vele takaróz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43</text:p>
          </table:table-cell>
          <table:table-cell office:value-type="string" calcext:value-type="string">
            <text:p><text:s text:c="11"/>hadifoglyot. Hogy a koreaiak és a kínaiak vissz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apni a saját embereiket s ezért kés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47</text:p>
          </table:table-cell>
          <table:table-cell office:value-type="string" calcext:value-type="string">
            <text:p><text:s text:c="11"/>közvetlen hangot üt meg; látszik, hogy a közepé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zdeni. " Hallom, gyerekkorában soksz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8</text:p>
          </table:table-cell>
          <table:table-cell office:value-type="string" calcext:value-type="string">
            <text:p><text:s text:c="26"/>- A kórházak minél hamarabb kívü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dni a kapun a nemkívánatos betegeke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25"/>fiaira. - Lezárják a koporsót, meg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nézni előtte még egyszer? Kőhid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74</text:p>
          </table:table-cell>
          <table:table-cell office:value-type="string" calcext:value-type="string">
            <text:p><text:s text:c="16"/>feledjük, csak a kis létszámú szervezőgárd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zt kiprovokálni, a " minél rosszabb, anná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09</text:p>
          </table:table-cell>
          <table:table-cell office:value-type="string" calcext:value-type="string">
            <text:p><text:s text:c="14"/>fölénye, mely a maga feje tetejét is fölül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; s a szellemi közügy és magánü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9"/>onnét a másik fél Fáncs - ha esetle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ogatni Béni bátyját. Azaz: ha sajnálo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94</text:p>
          </table:table-cell>
          <table:table-cell office:value-type="string" calcext:value-type="string">
            <text:p><text:s text:c="20"/>ha az absztrakt művészet végső értelmé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határozni. De vajjon ez volna az absztrak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07</text:p>
          </table:table-cell>
          <table:table-cell office:value-type="string" calcext:value-type="string">
            <text:p><text:s text:c="18"/>az adott dolgokkal. És nekünk, ha követ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, nem eredményeiket kell elfogadnun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62</text:p>
          </table:table-cell>
          <table:table-cell office:value-type="string" calcext:value-type="string">
            <text:p><text:s text:c="12"/>kisasszony agyonokoskodja ezt az egészet. 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lemagyarázni az én szavaimba, meg am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26</text:p>
          </table:table-cell>
          <table:table-cell office:value-type="string" calcext:value-type="string">
            <text:p><text:s text:c="19"/>. Bevásárolni küldtek talán? Vagy vissz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dni a kocsit? Elkísérlek, és akkor elbeszélget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9"/>így ő, segről-végről gyönyörű.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hátulról nézve is, ahol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társasházak a bevételeiket nem saját maguk közöt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étosztani (Dr. Kis Zoltán: Megadózt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6"/>ciprusi, Kajmán-szigeteki off-shore cégek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égérvényesen bízni a minisztériumban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8"/>új körzetek létrehozását pluszforrásokb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ámogatni, vagy a meglévő kasszát osztan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13"/>emlegetik. Hogyan, mi módon, mennyiért és ho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zt megvalósítani? Erről semmit nem besz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13"/>elkészített Főutca-főtér pályázat keretében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abni a város eddig féltő gonddal ápolt </text:p>
          </table:table-cell>
          <table:table-cell office:value-type="string" calcext:value-type="string">
            <text:p>… főter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7"/>politikájának újbóli felemlegetése. Igen, mert ezz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ormányzat megfelelő módon csepegtetni </text:p>
          </table:table-cell>
          <table:table-cell office:value-type="string" calcext:value-type="string">
            <text:p>a pénz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0</text:p>
          </table:table-cell>
          <table:table-cell office:value-type="string" calcext:value-type="string">
            <text:p><text:s text:c="10"/>költségvetés megbukik és fölborul, és ezt önökk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etetni és végigcsináltatni! Egyéb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25"/>. Miért teszi ezt a kormány?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éheztetni a magyar sportot? Mi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8"/>tekintették mérvadónak. Ha ezt a jogelv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lytatni, tegyenek egy javaslatot,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7</text:p>
          </table:table-cell>
          <table:table-cell office:value-type="string" calcext:value-type="string">
            <text:p><text:s text:c="19"/>Országos Egyesületének a támogatását s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növelni. Az itt felsorolt civil szervez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4"/>fogyasztóvédelmi eseti bizottság jelentésé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enni rendszemléletű javaslatait ezz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6"/>minden egyes kormányváltás után mindenk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lálni a spanyolviaszt, minden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1</text:p>
          </table:table-cell>
          <table:table-cell office:value-type="string" calcext:value-type="string">
            <text:p><text:s text:c="24"/>biztosítani. Az a nagy kérdés, ho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-e megcsinálni vagy nem. Ha önök nem akarj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4</text:p>
          </table:table-cell>
          <table:table-cell office:value-type="string" calcext:value-type="string">
            <text:p><text:s text:c="25"/>szembenézés. Önök ismét trükkökk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éveszteni az embereket, arra számít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4</text:p>
          </table:table-cell>
          <table:table-cell office:value-type="string" calcext:value-type="string">
            <text:p><text:s text:c="20"/>parlament többsége úgy dönt, hogy ő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űkíteni ezt például az anyagi helyz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19"/>mostani koalíciót, hogy az önmaga képé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rmálni az alkotmányozást és alkotmány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20"/>ötven év utáni juttatást még mindi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onni, még mindig ki akarja tolni a fiz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7"/>amikor úgy tűnik, hogy az egyesülési jogo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erjeszteni, azonban ha közelebbről megvizsgálj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9"/>tűzésnek a gondolatát. Kinek a kalapjá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űzni ezt a törvényjavaslatot? Talá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16"/>lábán vagy nem tud megállni. Ha mi komolya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venni, hogy rend legyen a vadászat terület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2</text:p>
          </table:table-cell>
          <table:table-cell office:value-type="string" calcext:value-type="string">
            <text:p><text:s text:c="15"/>akarjuk fejezni a gazdasági átalakulást.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remteni az euro-atlanti integrációs szervezetekhez </text:p>
          </table:table-cell>
          <table:table-cell office:value-type="string" calcext:value-type="string">
            <text:p>… feltétel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20"/>ezt az országot! (Dr. Balsai István: Ti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sulykolni!) Nem! Ezt halljuk állandóan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18"/>növekszik a befizetések hatékonysága. Elő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egíteni azonban azt is, hogy a kisparcell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0"/>azt szeretném mondani, hogy ha komolya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folyamatokat elemezni, akkor nem 1994-he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0</text:p>
          </table:table-cell>
          <table:table-cell office:value-type="string" calcext:value-type="string">
            <text:p><text:s text:c="19"/>pénz áramlik kifelé az országból, és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szrevenni: hát ezt építettük bele a rendszereinkb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2</text:p>
          </table:table-cell>
          <table:table-cell office:value-type="string" calcext:value-type="string">
            <text:p><text:s text:c="16"/>hogy ha mégis lesz olyan képviselő,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allgatni Bauer képviselő urat, távozhas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4"/>tovább megjegyzi, hogy Simon az MKP asztalá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 " témát ", azaz megkérdőjelez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6"/>ahol a faliújságot elhelyezték, továbbá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smerni a tender meghirdetésének és a pályázati </text:p>
          </table:table-cell>
          <table:table-cell office:value-type="string" calcext:value-type="string">
            <text:p>… időpont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3"/>homoszexuálisok sem, ám a lehető legkevesebb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ni a vietnamiakat és a muszlimoka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3</text:p>
          </table:table-cell>
          <table:table-cell office:value-type="string" calcext:value-type="string">
            <text:p><text:s/>&amp;ldquo;Magyarországról bizonyos politikai pártok állandóan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űrni a torkunkon a többpártrendszer gondolatát&amp;rdquo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3</text:p>
          </table:table-cell>
          <table:table-cell office:value-type="string" calcext:value-type="string">
            <text:p><text:s text:c="23"/>szerint azt a 13 " DNS gyökérszervert "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bénítani, amelyek valójában többez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9</text:p>
          </table:table-cell>
          <table:table-cell office:value-type="string" calcext:value-type="string">
            <text:p><text:s text:c="22"/>, mi lesz a folytatás. A látszatá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ülni, hogy a szétválásban háttéralk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22"/>Épp ezért vezet magasan a Fidesz.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kormánypártot, annak fel kelle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22"/>ellenére is, hogy a fiú ezt egyelőr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nni. Zsuzsi teljesen őszintén vall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29</text:p>
          </table:table-cell>
          <table:table-cell office:value-type="string" calcext:value-type="string">
            <text:p><text:s text:c="22"/>Az internetes óriás az új keresőmodell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iztosítani pozícióit a piacon, miutá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36</text:p>
          </table:table-cell>
          <table:table-cell office:value-type="string" calcext:value-type="string">
            <text:p><text:s text:c="22"/>fejlődés történt. Aki ezt tagadja, az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 magyar emberek sikerélményét "&amp;ndash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39</text:p>
          </table:table-cell>
          <table:table-cell office:value-type="string" calcext:value-type="string">
            <text:p><text:s text:c="14"/>eltávolíttatja a szilkont, mert ezzel is növ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emszerzési esélyeit a 2012-es olimpi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6"/>alelnök kezében ott van a megoldás, csupán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okat használni. A felvetések szerint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7"/>milyen feltéteknek és szűréseknek megfelelő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okumentumait az adott pillanatban lá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7"/>programozást függetlenítse a desktoptól. Új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írni az erőviszonyokat - fogalmazott 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2"/>nevelni őket. Ha a párhuzamot még tovább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vinni, akkor jelen esetben mi voltunk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1"/>Tudja ezt a királyfi, és mivel nagyo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a gyönyörű lányt, elhatározz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6"/>jelent meg. A fejlesztők azonban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nnyiban hagyni a projektet és rögtön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9"/>kipróbálható demó verzióját. Amennyiben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zt tekinteni, töltsd le tőlünk... mére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 text:c="23"/>azt boncolgattuk, hogy ha finnek vissz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llítani a megtépázott renoméjukat, ak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21"/>arra, hogy ezeket milyen marketingdumáv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egény emberre rátukmálni. Ezek köz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8</text:p>
          </table:table-cell>
          <table:table-cell office:value-type="string" calcext:value-type="string">
            <text:p><text:s text:c="16"/>erőltetését tartom. A játék lépten-nyomon rán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kmálni a " super cop " tuningját, amiv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9"/>saját PC-nk előtt ülünk; ha más rendszerrő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lérni a bejelentkezést igénylő netes szolgáltatás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4</text:p>
          </table:table-cell>
          <table:table-cell office:value-type="string" calcext:value-type="string">
            <text:p><text:s text:c="22"/>napló őszinte, még akkor is, ha magunka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becsapni ". Ez a mottója a ma indult Blogg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5</text:p>
          </table:table-cell>
          <table:table-cell office:value-type="string" calcext:value-type="string">
            <text:p><text:s text:c="20"/>hogy az intézet elemzésében mindenáro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mutatni, hogy az MDF valamilyen " söt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7</text:p>
          </table:table-cell>
          <table:table-cell office:value-type="string" calcext:value-type="string">
            <text:p><text:s text:c="21"/>aki szerint vérlázító, hogy részben velü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vitetni a " balhét ", ezért megtett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0"/>leamortizálta magát, azonban sokan a tagok közül tú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élni a következő választásokat, és számuk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4"/>tulajdonosok tetemes adósságot hátrahagyva mag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zárni a rádiót Auer János közölte: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7</text:p>
          </table:table-cell>
          <table:table-cell office:value-type="string" calcext:value-type="string">
            <text:p><text:s text:c="18"/>időszakot és a 1989-es jogállami forradalm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itörölni a magyar történelemből. Ez elfogadhatatl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9</text:p>
          </table:table-cell>
          <table:table-cell office:value-type="string" calcext:value-type="string">
            <text:p><text:s text:c="17"/>Egyelőre nem tudni, hogy ezt a kabinet mi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a fideszes politikusok rend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70</text:p>
          </table:table-cell>
          <table:table-cell office:value-type="string" calcext:value-type="string">
            <text:p><text:s text:c="23"/>szabadságát, lényegében betegállomány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ényszeríteni a hetedik hónapos terhes <text:s/></text:p>
          </table:table-cell>
          <table:table-cell office:value-type="string" calcext:value-type="string">
            <text:p>kismam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70</text:p>
          </table:table-cell>
          <table:table-cell office:value-type="string" calcext:value-type="string">
            <text:p><text:s text:c="23"/>hogy a jelenlegi kormány örök életre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tonozni magát ideológiailag is, azz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71</text:p>
          </table:table-cell>
          <table:table-cell office:value-type="string" calcext:value-type="string">
            <text:p><text:s text:c="22"/>" sorába. Véleménye szerint a Fidesz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ámolni az önkormányzati rendszert.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23"/>az áll, hogy gabonából továbbra is fen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artani exportképességüket, ezért érdekel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18"/>csarnok építését a legrövidebb időn belül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zdeni és még az idén át akarják adn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22"/>elszörnyedésen túl hirtelen minden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oldani a problémát, a szakemberek szer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5"/>intézkedések egyike, amelyekkel Újdelhi növ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derítő képességét - jelentette be az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1"/>átkelőn keresztül a térségbe vinni, ez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óban forgó járműveket izraeli ellenőrzőpontokhoz </text:p>
          </table:table-cell>
          <table:table-cell office:value-type="string" calcext:value-type="string">
            <text:p>irány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mondták, a közlekedési korlátozásokkal ar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hívni a figyelmet, hogy " milyen érzés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9"/>Oroszországban a hadsereg modernizálása. Tíz év alat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chnikailag teljesen megújítani a fegyveres </text:p>
          </table:table-cell>
          <table:table-cell office:value-type="string" calcext:value-type="string">
            <text:p>erő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kihirdetésével. A szakszervezetek addig is foly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nyomásgyakorlást abban a reményben, ho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hónapra betiltották az arany exportját. Í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kadályozni, hogy a Mubarak-rezsim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2"/>IMF-hez fordult. Magyarország az IMF-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entetni magát címmel berlini keltezés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avval vádolta az ellenzéket, hogy az tönk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olajipart. Az ágazat termeli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9"/>salsát, mint a lázadás szimbólumát (!) mag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árni barátjával egy országos táncversen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7"/>behívott magához és kijelentette, egyszer s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t látni, hogy a bal hátvédünk mögött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2"/>ez nekünk, magyaroknak fontosabb?, arr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aggatni: miért lett a megalapozója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2"/>neve meg a mobilszám is, hátha val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zárni a privátját. A kordon mögött unatkoz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3"/>vád, hogy Orbán csakis a saját hatalm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etonozni. Ennyire egyszerű lenne a képl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95</text:p>
          </table:table-cell>
          <table:table-cell office:value-type="string" calcext:value-type="string">
            <text:p><text:s text:c="11"/>visszacsatolást vár el saját véleményéről. Igazolv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hogy amit ő tervez, az a jó.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1</text:p>
          </table:table-cell>
          <table:table-cell office:value-type="string" calcext:value-type="string">
            <text:p><text:s text:c="16"/>nulláról építette az új Evót és gyökerese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oztatni a típusról kialakult kép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2</text:p>
          </table:table-cell>
          <table:table-cell office:value-type="string" calcext:value-type="string">
            <text:p><text:s text:c="20"/>elveszni az adatokban, de a Hyundai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gadni, hogy elsősorban a funkcionalit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13"/>jövőbetekintés. Például, ha egyszerűen csak tud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ire számítsunk a közeljövőben, egy felvázo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23"/>Hol a lé? " - SZDSZ-kampánynyitó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kormányt, annak az SZDSZ-re kel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22"/>nem csak egyszer történnek meg. Sokkol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gész Európát! Sokan azt mondták, hogy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10"/>részletfizetés mellett dönt. A vásárlók 10 százalék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finanszírozást lízing formájában megold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22"/>leggazdagabb orosz pénzoligarcha fi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 néhány héttel ezelőtt tönkrement </text:p>
          </table:table-cell>
          <table:table-cell office:value-type="string" calcext:value-type="string">
            <text:p>… autógyár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8</text:p>
          </table:table-cell>
          <table:table-cell office:value-type="string" calcext:value-type="string">
            <text:p><text:s text:c="12"/>szórakoztatóan kezeli helyzetet. Ne lelkizzünk, n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váltani a világot, és boldogtalanságun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0</text:p>
          </table:table-cell>
          <table:table-cell office:value-type="string" calcext:value-type="string">
            <text:p><text:s text:c="20"/>Mike Welsh a saját tapasztalatait elmondv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 férfitársak figyelmét arra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25"/>fel a csatát. berta1katal215 Amerik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ódítani a Futureal Mintegy 3,5 milliár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4</text:p>
          </table:table-cell>
          <table:table-cell office:value-type="string" calcext:value-type="string">
            <text:p><text:s text:c="21"/>hogy ezek az érett témák biztosan a sex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jelenteni, és így is van: G-pont, gender-bendin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9</text:p>
          </table:table-cell>
          <table:table-cell office:value-type="string" calcext:value-type="string">
            <text:p><text:s text:c="15"/>szükséges is. A Motel 2 -ben, amikor Stua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rőszakolni Betht, semmit nem mutatok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9</text:p>
          </table:table-cell>
          <table:table-cell office:value-type="string" calcext:value-type="string">
            <text:p><text:s text:c="22"/>lépni, mert olyankor az ember mindi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magát. Általában elmondhatom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4</text:p>
          </table:table-cell>
          <table:table-cell office:value-type="string" calcext:value-type="string">
            <text:p><text:s text:c="22"/>hogy mi tegyenek abban az esetben, ha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 fegyvert, és miként jelezzék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5</text:p>
          </table:table-cell>
          <table:table-cell office:value-type="string" calcext:value-type="string">
            <text:p><text:s text:c="17"/>önkormányzat januártól közhasznú társaság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űködtetni az intézményt - írja a Népszabadsá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20"/>egyszerűen csak idegesíti őket, hogy ráj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kmálni a drágább benzint. Ráadásul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23"/>neki azt mondták Pölöskeiék, hogy az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adni a házukat, mert egy másik váro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19"/>gyalázatos " az, hogy turulmadár szobra al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vésni a második világháborúban meghaltaknak </text:p>
          </table:table-cell>
          <table:table-cell office:value-type="string" calcext:value-type="string">
            <text:p>a nev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0</text:p>
          </table:table-cell>
          <table:table-cell office:value-type="string" calcext:value-type="string">
            <text:p><text:s text:c="18"/>programjuk és az SZDSZ-esek csak a pártju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pozícionálni az ilyen kijelentésekkel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2</text:p>
          </table:table-cell>
          <table:table-cell office:value-type="string" calcext:value-type="string">
            <text:p><text:s text:c="19"/>hogy a reformot társadalmi párbeszéd nélkü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ársadalomra erőltetni. " A tőke n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6"/>Tasnádi Edit. " A szekuláris államot sen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örni, egyszerűen csak szeretnék, 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7"/>felfüggesztenek. Az ok, hogy az ügyészsé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rni, míg a Fővárosi Bíróságon befejeződ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4</text:p>
          </table:table-cell>
          <table:table-cell office:value-type="string" calcext:value-type="string">
            <text:p><text:s text:c="15"/>Tűrhetetlen, hogy a kormány nem tudja és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arantálni az emberek életének, családjának </text:p>
          </table:table-cell>
          <table:table-cell office:value-type="string" calcext:value-type="string">
            <text:p>… biztonság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5</text:p>
          </table:table-cell>
          <table:table-cell office:value-type="string" calcext:value-type="string">
            <text:p><text:s text:c="17"/>pártelnök ezért azt kérte, szavazzanak arról,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-e módosítani korábbi döntésü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6</text:p>
          </table:table-cell>
          <table:table-cell office:value-type="string" calcext:value-type="string">
            <text:p><text:s text:c="15"/>Szerinte nem a közös jelöltek ajánlószelvényei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írni az MDF-SZDSZ pártnevet MDF-re, ha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6</text:p>
          </table:table-cell>
          <table:table-cell office:value-type="string" calcext:value-type="string">
            <text:p><text:s text:c="19"/>feladatra vállalkozik a kormány, amiko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nteni az egészségügyet - mondta Mikol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20"/>négy-öt méter magasságú védőgát építésév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enteni egy esetleges újabb gátszakadást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70</text:p>
          </table:table-cell>
          <table:table-cell office:value-type="string" calcext:value-type="string">
            <text:p><text:s text:c="18"/>hangulatkeltésre használja a témát, és "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itetni az országgal, hogy bármiféle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7"/>ellenőrök elől. Szíria szerint Izrael csak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t saját fegyverarzenáljá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22"/>olyan hírek, hogy az Egyesült Államok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elyezni Németországban állomásozó, hetvenezer </text:p>
          </table:table-cell>
          <table:table-cell office:value-type="string" calcext:value-type="string">
            <text:p>… rész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22"/>népszavazás után elindult békefolyamato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orpedózni. Az ügyészi szerv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20"/>bírái elé állhat, mert a jogi szakértő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rülni az olyan jogi félrecsúszásoka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22"/>holtteste kap szerepet. A társulat ezz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oszlatni a halál körüli rejtélye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23"/>tizenöt amerikai megsebesült. Terrorr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kadályozni az iraki választást Tartálykocs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1</text:p>
          </table:table-cell>
          <table:table-cell office:value-type="string" calcext:value-type="string">
            <text:p><text:s text:c="21"/>már korábban felfüggesztették, " me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rni, hogy tisztázódjanak a vádak ". M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6"/>fogságban volt, mert a magyar hatóságok itth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íróság elé állítani: november közepé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20"/>vérfarkas-rendőröknek, akik fizikailag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emmisíteni az őszinte orosz művészet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8</text:p>
          </table:table-cell>
          <table:table-cell office:value-type="string" calcext:value-type="string">
            <text:p><text:s text:c="28"/>. Ami még nagyon fontos, ha vissz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apni őt: légy elnéző azzal, hogy elcsábu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23"/>javasolt. Jó akkor, ha csak csökkente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cigaretta mennyiséget. Az egyik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10</text:p>
          </table:table-cell>
          <table:table-cell office:value-type="string" calcext:value-type="string">
            <text:p><text:s text:c="18"/>Tilos fürdőzni például hajóútban, így aki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úszni a Dunát, szükségszerűen tilosba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6</text:p>
          </table:table-cell>
          <table:table-cell office:value-type="string" calcext:value-type="string">
            <text:p><text:s text:c="23"/>ingatlant nettó 850 millió forinté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. A polgármester értesülései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6</text:p>
          </table:table-cell>
          <table:table-cell office:value-type="string" calcext:value-type="string">
            <text:p><text:s text:c="20"/>Creating Valahogy a játékok fejlesztői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vállalni, hogy az emberiségre nem feltét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9</text:p>
          </table:table-cell>
          <table:table-cell office:value-type="string" calcext:value-type="string">
            <text:p><text:s text:c="21"/>felhasználókat arra, ha adathalász csaló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verni őket. A BBC brit közszolgála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9</text:p>
          </table:table-cell>
          <table:table-cell office:value-type="string" calcext:value-type="string">
            <text:p><text:s text:c="7"/>megvalósításához, másrészt pedig, hogy mennyi idő ala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t összegyűjteni. A magyar Kezdheted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0</text:p>
          </table:table-cell>
          <table:table-cell office:value-type="string" calcext:value-type="string">
            <text:p><text:s text:c="23"/>Szakértők szerint a súlyos ítélettel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ettenteni a hackereket, ugyanis ma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5</text:p>
          </table:table-cell>
          <table:table-cell office:value-type="string" calcext:value-type="string">
            <text:p><text:s text:c="22"/>nekik mondani valamit, netán az energi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ezni. " Szomorú vagyok, de közben örülö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6</text:p>
          </table:table-cell>
          <table:table-cell office:value-type="string" calcext:value-type="string">
            <text:p><text:s text:c="22"/>kellene végeznünk, és ennél alább nem is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dni. Nem az a célunk, hogy becsússzun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7"/>reblochon, roquefort és stilton. Brüss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, hogy a védett termékeket csak származás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0</text:p>
          </table:table-cell>
          <table:table-cell office:value-type="string" calcext:value-type="string">
            <text:p><text:s text:c="18"/>egyelőre nem tudni, pontosan mely iparága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édeni a külföldi tőkétől, a miniszte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19"/>melynek anyavállalatát már idestova egy év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adni, tavaly hirtelen összeszedte ma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5</text:p>
          </table:table-cell>
          <table:table-cell office:value-type="string" calcext:value-type="string">
            <text:p><text:s text:c="18"/>nyilatkozott a világranglista állásáról,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rni a tavalyi növekedés hivatalos adat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6</text:p>
          </table:table-cell>
          <table:table-cell office:value-type="string" calcext:value-type="string">
            <text:p><text:s text:c="21"/>óriás tisztázásához szükséges, ha igény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 az Obama-kormány nyújtotta segítsé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9</text:p>
          </table:table-cell>
          <table:table-cell office:value-type="string" calcext:value-type="string">
            <text:p><text:s text:c="21"/>vádakra azzal reagált: valaki ismét azz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ásárolni a szabadságát, hogy hamis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8"/>tartani fogjuk a szintet. - Meddi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űzni ezt a sportot? Szerinted meddig leh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4"/>pszichológia - pszichodráma. És hogy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n ezt összekapcsolni az informatikav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6</text:p>
          </table:table-cell>
          <table:table-cell office:value-type="string" calcext:value-type="string">
            <text:p><text:s text:c="20"/>álomul " kell megtanulni annak, aki ér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álmában történteket. Álmot álmodó nélkü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13"/>közakarathoz, mint ahogy azt cinikus demagógo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itetni. " ... a reklámozó " a közj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3</text:p>
          </table:table-cell>
          <table:table-cell office:value-type="string" calcext:value-type="string">
            <text:p><text:s text:c="21"/>jelenti, hogy egész életünket a hit álta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nézni, a hit által akarjuk élni, minden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6"/>kritikusok, mondván, hogy Britney érzékelte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emberekkel, hogy megint világot fo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21"/>Akkor használjuk, ha az igét határozókén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használni. trobar: trobando, a kel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7</text:p>
          </table:table-cell>
          <table:table-cell office:value-type="string" calcext:value-type="string">
            <text:p><text:s text:c="19"/>Nathan azt állítja, Kanadából jött. A nő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heztetni, de ekkor rájön, valaki ét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20"/>teremtés művében, és az embereket Istenhez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zetni, mert ő maga " örömmel volt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17"/>értelmetlenné fognak válni. Ördögi tervét ú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hogy saját, K-bombát tartal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20"/>ezzel Herkules önmagát vádolja. A falu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incselni, s ezt csak Xena tudja meghiúsíta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6</text:p>
          </table:table-cell>
          <table:table-cell office:value-type="string" calcext:value-type="string">
            <text:p><text:s text:c="20"/>téríteni. A megrémült DJ azt hiszi, túszu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jteni, így a fiúk akaratukon kívül " elfoglalj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7</text:p>
          </table:table-cell>
          <table:table-cell office:value-type="string" calcext:value-type="string">
            <text:p><text:s text:c="10"/>rádióbalesetek és gyilkosságok mögött, és őke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usztítani, illetve kísérletezik rajt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8</text:p>
          </table:table-cell>
          <table:table-cell office:value-type="string" calcext:value-type="string">
            <text:p><text:s text:c="20"/>Csipike gyakran az egyiküket kergeti é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. A menyét (The Weasel) -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8"/>Spyder (William Forsythe) is keresi,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lni. Spyder Joey barátnőjét, Gin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5</text:p>
          </table:table-cell>
          <table:table-cell office:value-type="string" calcext:value-type="string">
            <text:p><text:s text:c="19"/>Dullea - Karl Bollenbecker, aki eleinte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üntetni Richard cégét Sam Shepar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7</text:p>
          </table:table-cell>
          <table:table-cell office:value-type="string" calcext:value-type="string">
            <text:p><text:s text:c="15"/>fejlesztést még az idén elkezdik, és 2009-re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jezni. A beruházó a Sass Tamás filmrendező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8</text:p>
          </table:table-cell>
          <table:table-cell office:value-type="string" calcext:value-type="string">
            <text:p><text:s text:c="18"/>kiskeresetűek milyen további sanyargatásáv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adócsökkentés fedezetét megterem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12"/>felkészülni, nem tudjuk, hogy az adott ember, ho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elvinni a járművet. " Rip.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0</text:p>
          </table:table-cell>
          <table:table-cell office:value-type="string" calcext:value-type="string">
            <text:p><text:s text:c="17"/>szlovák nemzeti érdeket erősen védő elnök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magát feltüntetni feltehetően, ú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2</text:p>
          </table:table-cell>
          <table:table-cell office:value-type="string" calcext:value-type="string">
            <text:p><text:s text:c="28"/>N-Sz. G.: - Azzal, hogy érdekeltté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&amp;#245;ket tenni a gyógyulásban, semmi baj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22"/>beszélni. Filmeztünk, és kész. R.: -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ondani, hogy járt -e már nálunk elő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21"/>megpörgetni, hanem az összekapaszkodáss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szorítani a szőnyegen kívülre és ezz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6</text:p>
          </table:table-cell>
          <table:table-cell office:value-type="string" calcext:value-type="string">
            <text:p><text:s text:c="21"/>reggel Debrecen hidrogénhajtású buszokk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újítani közösségi közlekedését, a szük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8</text:p>
          </table:table-cell>
          <table:table-cell office:value-type="string" calcext:value-type="string">
            <text:p><text:s text:c="17"/>folyamatban olyan vizsgálat, amivel éppe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igazolni, hogy bizonyos hatásai ideáli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0</text:p>
          </table:table-cell>
          <table:table-cell office:value-type="string" calcext:value-type="string">
            <text:p><text:s text:c="22"/>a magyar érdeket a világgazdaságon belü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vényesíteni, vagy pedig az ellen? Mo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3</text:p>
          </table:table-cell>
          <table:table-cell office:value-type="string" calcext:value-type="string">
            <text:p><text:s text:c="23"/>nemzetközi versenyeken. R.: - Na d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egyetlen tanfolyam álta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16"/>tartják a kormány igyekezetét, hogy kötelezőv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 fiatalok belépését a második pillér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0</text:p>
          </table:table-cell>
          <table:table-cell office:value-type="string" calcext:value-type="string">
            <text:p><text:s text:c="21"/>kutatási célokra, vagy egyszerűen csak r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irányítani a figyelmet erre a problém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2</text:p>
          </table:table-cell>
          <table:table-cell office:value-type="string" calcext:value-type="string">
            <text:p><text:s text:c="21"/>boldoggá avatását, amely elindult 2011-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például megakadályozni ez a kijelen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5</text:p>
          </table:table-cell>
          <table:table-cell office:value-type="string" calcext:value-type="string">
            <text:p><text:s text:c="18"/>egyszerű orvos vagy szociális munkás, ezek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rettenteni ezekről a környékekről,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9</text:p>
          </table:table-cell>
          <table:table-cell office:value-type="string" calcext:value-type="string">
            <text:p><text:s text:c="21"/>Kossuth - 180 perc Mv.: - Budapest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sárolni a fővárosi vízművek kisebbségi </text:p>
          </table:table-cell>
          <table:table-cell office:value-type="string" calcext:value-type="string">
            <text:p>részvénycsomag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2</text:p>
          </table:table-cell>
          <table:table-cell office:value-type="string" calcext:value-type="string">
            <text:p><text:s text:c="27"/>van. " Rip. - De ugye azért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ne sportoljunk nyáron?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5</text:p>
          </table:table-cell>
          <table:table-cell office:value-type="string" calcext:value-type="string">
            <text:p><text:s text:c="23"/>konvenciós menekültek sorsát könny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Rip: - Ez egy uniós elvárás vo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7</text:p>
          </table:table-cell>
          <table:table-cell office:value-type="string" calcext:value-type="string">
            <text:p><text:s text:c="28"/>. R: - Látom, már nagyon siet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sszan magára hagyni a gyerekeket, hisz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15"/>szombaton a választmányi ülésen. Ugyanakkor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lapozni azt a stratégiai együttműköd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23"/>jó -e a munkaadónak, hogyha ellenőri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juk a munkavállalóját, hogy menny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3</text:p>
          </table:table-cell>
          <table:table-cell office:value-type="string" calcext:value-type="string">
            <text:p><text:s text:c="21"/>eszközeként kezelik, és állami gondozás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. Jelenleg Irina Halip anyja nevel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23"/>jogszabályt, Nicolaj most egységes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ankönyveket. Az elképzelés ellen, aká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20"/>például ezt a részét. Ha ő nem kérdezi, n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válaszolni helyette rögtön az elejé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0</text:p>
          </table:table-cell>
          <table:table-cell office:value-type="string" calcext:value-type="string">
            <text:p><text:s text:c="22"/>város alá, hanem úgy gondolták, hogy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rizni ezt a helyi hagyományt, ahol ak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0</text:p>
          </table:table-cell>
          <table:table-cell office:value-type="string" calcext:value-type="string">
            <text:p><text:s text:c="22"/>Állatvédő Egyesület a vásárlók figyelm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z élő, kirakatban kínlódó állatok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9</text:p>
          </table:table-cell>
          <table:table-cell office:value-type="string" calcext:value-type="string">
            <text:p><text:s text:c="23"/>akarsz valósítani, itt az ideje.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változtatni a világot, itt az ideje. 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0</text:p>
          </table:table-cell>
          <table:table-cell office:value-type="string" calcext:value-type="string">
            <text:p><text:s text:c="18"/>képességeik kifejlesztéséhez! Ha prioritássá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 kapcsolatokat az életedben, 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24"/>Most a lányok énekeljék, hogy csinál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Volton adta első magyarországi koncertjé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3</text:p>
          </table:table-cell>
          <table:table-cell office:value-type="string" calcext:value-type="string">
            <text:p><text:s text:c="17"/>bizony heterok. há ' ha elmegy, akkor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zal mondani, hogy " végülis mindegy "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andango Tulajdonkeppen min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ezni a filmet? TV vagy monitor, bar sej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6</text:p>
          </table:table-cell>
          <table:table-cell office:value-type="string" calcext:value-type="string">
            <text:p><text:s text:c="22"/>, mint egy kenguru. A fotós egyelőr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árulni, hogy pontosan hol fényképez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7</text:p>
          </table:table-cell>
          <table:table-cell office:value-type="string" calcext:value-type="string">
            <text:p><text:s text:c="20"/>nekik nem tetsző feladatokat az Ön nyaká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ózni. Mivel a munkahelyén nincs mind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21"/>merészeli nem érezni! Mert nem a bankok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ntegrálni az országot, hanem fordítva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18"/>macsóizmus kisülését látjuk: a főnökök össz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érni, kinek van nagyobb fffóliója, vagy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4</text:p>
          </table:table-cell>
          <table:table-cell office:value-type="string" calcext:value-type="string">
            <text:p><text:s text:c="22"/>és bosszút esküszik, amiért Enikő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az ő Gáborját. Anikóéknál nap már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5</text:p>
          </table:table-cell>
          <table:table-cell office:value-type="string" calcext:value-type="string">
            <text:p><text:s text:c="17"/>egünkre, el akar feledtetni valamit. Hitünk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szerűvé tenni, mígnem úgy járunk ve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1</text:p>
          </table:table-cell>
          <table:table-cell office:value-type="string" calcext:value-type="string">
            <text:p><text:s text:c="17"/>vannak. Nem az eredetit, hanem a hamisított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fogadtatni a várt jutalom fejében! Segíts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3</text:p>
          </table:table-cell>
          <table:table-cell office:value-type="string" calcext:value-type="string">
            <text:p><text:s text:c="21"/>egy monitor LED-esített háttérvilágításá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apcsolni, arra szoktak alkalmazni e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1</text:p>
          </table:table-cell>
          <table:table-cell office:value-type="string" calcext:value-type="string">
            <text:p><text:s text:c="23"/>odaadni, aki hajlandó elfogadni.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fogadni, el fog előle menekülni. A legtöbb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3</text:p>
          </table:table-cell>
          <table:table-cell office:value-type="string" calcext:value-type="string">
            <text:p><text:s text:c="23"/>helyezi értékrendjében. Ha őszintén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állapítani magunkról, túl minden öncsalá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5</text:p>
          </table:table-cell>
          <table:table-cell office:value-type="string" calcext:value-type="string">
            <text:p><text:s text:c="22"/>pedig már pályázatában jelezte, hogy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píteni a lelkekben a székesegyházat. En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9</text:p>
          </table:table-cell>
          <table:table-cell office:value-type="string" calcext:value-type="string">
            <text:p><text:s text:c="18"/>Ugyan már, milyen jogon és alapon? "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adni saját területét, identitását, kultúrá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01</text:p>
          </table:table-cell>
          <table:table-cell office:value-type="string" calcext:value-type="string">
            <text:p><text:s text:c="23"/>sorokat olvassa, kérem, döntse el, ho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a saját és családja sorsát befolyáso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01</text:p>
          </table:table-cell>
          <table:table-cell office:value-type="string" calcext:value-type="string">
            <text:p><text:s text:c="18"/>teljesítmény nem portolható. Ezt a problé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gyorsan megoldani, egy egységes és átfog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06</text:p>
          </table:table-cell>
          <table:table-cell office:value-type="string" calcext:value-type="string">
            <text:p><text:s text:c="15"/>miközben a Angela Merkel egész Európában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orítani a jobboldali szélsőségeseke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08</text:p>
          </table:table-cell>
          <table:table-cell office:value-type="string" calcext:value-type="string">
            <text:p><text:s text:c="6"/>koncepciótlanságot érzek. El kellene dönteni, hogy össz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gyúrni a metrót a vasúttal, vagy sem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5</text:p>
          </table:table-cell>
          <table:table-cell office:value-type="string" calcext:value-type="string">
            <text:p><text:s text:c="22"/>után nyomoz, aki a bűverejű Aranygyapjú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 az Olümposz leigázásához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21"/>még példákat, de aki csak az ellenkezőj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annak úgyis hiába. (Még valami je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24</text:p>
          </table:table-cell>
          <table:table-cell office:value-type="string" calcext:value-type="string">
            <text:p><text:s text:c="17"/>elleni Ligakupa-meccsen is játszani akar,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önteni a klubcsúcsot, ami a játszott mérkőz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28</text:p>
          </table:table-cell>
          <table:table-cell office:value-type="string" calcext:value-type="string">
            <text:p><text:s text:c="14"/>nemutaltaknak is!! Remélem nem a következő tali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odaadni!!!!!!!!!!!!!!!!: D Boti+ Move1-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0</text:p>
          </table:table-cell>
          <table:table-cell office:value-type="string" calcext:value-type="string">
            <text:p><text:s text:c="22"/>mondta 1911-ben, hogy mindenáron magához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salni a magyar radikális baloldali kultúra </text:p>
          </table:table-cell>
          <table:table-cell office:value-type="string" calcext:value-type="string">
            <text:p>legjelesebbj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2</text:p>
          </table:table-cell>
          <table:table-cell office:value-type="string" calcext:value-type="string">
            <text:p><text:s text:c="18"/>művelnek garantálja, hogy épelméjű ember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hon iskolaztatni a gyerekét:( egés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2</text:p>
          </table:table-cell>
          <table:table-cell office:value-type="string" calcext:value-type="string">
            <text:p><text:s text:c="22"/>Nagy az egód, állandóan kompenzálsz.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tetni mindenkivel, hogy okos és tájékoz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3</text:p>
          </table:table-cell>
          <table:table-cell office:value-type="string" calcext:value-type="string">
            <text:p><text:s text:c="20"/>Elijah akadékoskodik, ráadásul pont Klau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édeni. Sosem értette, miért szer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4</text:p>
          </table:table-cell>
          <table:table-cell office:value-type="string" calcext:value-type="string">
            <text:p><text:s text:c="17"/>internet. Viszont hibabejelentéskor rögtön r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szélni az ügyfeleket a mobilintern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44</text:p>
          </table:table-cell>
          <table:table-cell office:value-type="string" calcext:value-type="string">
            <text:p><text:s text:c="22"/>téli nem eredeti). Visszatérve: férj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nézni.... én meg annyi kritikát olvasta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45</text:p>
          </table:table-cell>
          <table:table-cell office:value-type="string" calcext:value-type="string">
            <text:p><text:s text:c="20"/>testvérei majd megértik, hogy Isten által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zráel népét megszabadítani, de azok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7</text:p>
          </table:table-cell>
          <table:table-cell office:value-type="string" calcext:value-type="string">
            <text:p><text:s text:c="25"/>gondokról? 2013-09-15 Csendike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artani az állásod, akkor ne kattogj sokái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7</text:p>
          </table:table-cell>
          <table:table-cell office:value-type="string" calcext:value-type="string">
            <text:p><text:s text:c="13"/>biztosítja arról, hogy csak őt szereti. Raquel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tetni a gyereket. Roberto ebédelni vis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8</text:p>
          </table:table-cell>
          <table:table-cell office:value-type="string" calcext:value-type="string">
            <text:p><text:s text:c="16"/>eszükbe sem jutott a 8 évük alatt, most meg ő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ondani, hogyan kellene csinálni. Iga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64</text:p>
          </table:table-cell>
          <table:table-cell office:value-type="string" calcext:value-type="string">
            <text:p><text:s text:c="17"/>folyamatban van, az árverési vevőnek birtok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 a lakást. És meggy a habon, hogy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67</text:p>
          </table:table-cell>
          <table:table-cell office:value-type="string" calcext:value-type="string">
            <text:p><text:s text:c="22"/>a férfi engedélye kell ahhoz, ha a nő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rdani a közös babájukat. Ő pedig ehh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22"/>a módszerrel a hibát eltüntetni akkor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újból és újból megpróbálni amikor havon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7"/>szerint hosszú távra szól, nemcsak a kormány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gyütt leváltani, hanem közösen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3</text:p>
          </table:table-cell>
          <table:table-cell office:value-type="string" calcext:value-type="string">
            <text:p><text:s text:c="25"/>2013-09-15 Az ember, aki léggömbö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tszelni az óceánt 2013. szeptember 14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4</text:p>
          </table:table-cell>
          <table:table-cell office:value-type="string" calcext:value-type="string">
            <text:p><text:s text:c="21"/>hogy Frank nem az a férfi, aki mellett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ni az életét, és az utolsó pillanat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23"/>vagy sehogy se értem most magamat lát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most csak ennyit tudok remélem mindenr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11"/>helyretették a hazafiak Az ismétlődő cigányterror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 figyelmet a megyei Jobbik,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21"/>emeljenek eladási árat mert a kormán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! 2013-09-23 Kárpáti Aranka Köszönö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28"/>2013-09-23 hagel Nem tudom ki-mi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, de lehet, hogy gépfüggő egy kissé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23"/>-forgattam a szemem. - Ha annyir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az esküvőjükre készülnek. - És ezt ne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4</text:p>
          </table:table-cell>
          <table:table-cell office:value-type="string" calcext:value-type="string">
            <text:p><text:s text:c="23"/>kormány gyorsított törvényalkotással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iltatni az Arany Hajnal szélsőjobboldali </text:p>
          </table:table-cell>
          <table:table-cell office:value-type="string" calcext:value-type="string">
            <text:p>pár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19"/>autófényezőnek lenni. Hanem azért, mert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zeket oldani. "@@@@@ Nos, íme néhány gondol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17"/>Magyarország lakosságát csaló könyveléssel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utcára. Az életében hátralévő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8</text:p>
          </table:table-cell>
          <table:table-cell office:value-type="string" calcext:value-type="string">
            <text:p><text:s text:c="13"/>tárgyalásaikat Kerry: Izrael és a palesztinok f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orsítani tárgyalásaikat - kulfold.ma.hu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9</text:p>
          </table:table-cell>
          <table:table-cell office:value-type="string" calcext:value-type="string">
            <text:p><text:s text:c="11"/>Magyarországon úgy látszik mindenki kényszeresen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másnak a tulajdonát annak kez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2"/>. Nyilas 11.23-12.21 Hirtelen döntések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ényszeríteni, ilyenkor hajlamos lehe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3"/>miért gondolod, hogy mások álladóa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olvasni, hogy mennyire vagy álmos, szomor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21</text:p>
          </table:table-cell>
          <table:table-cell office:value-type="string" calcext:value-type="string">
            <text:p><text:s text:c="21"/>Ezt elsősorban annak köszönheti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úlhajszolni magát, ezért keveset váll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22</text:p>
          </table:table-cell>
          <table:table-cell office:value-type="string" calcext:value-type="string">
            <text:p><text:s text:c="21"/>Gavra, egy ilyen gyenge szar mosakodáss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intézni az ügyet. A HVG-bőé már nem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27</text:p>
          </table:table-cell>
          <table:table-cell office:value-type="string" calcext:value-type="string">
            <text:p><text:s text:c="23"/>óra ami jó csak éppen az ellenkezőjé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 mint az eleje. Konkréta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1</text:p>
          </table:table-cell>
          <table:table-cell office:value-type="string" calcext:value-type="string">
            <text:p><text:s text:c="16"/>paradox a punkban az, hogy valaki pont aköz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magyarázni a véleményét a világról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2</text:p>
          </table:table-cell>
          <table:table-cell office:value-type="string" calcext:value-type="string">
            <text:p><text:s text:c="23"/>útjukat a hozzájuk legközelebb állókk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enni. Mindenre kíváncsiak: Miből v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2</text:p>
          </table:table-cell>
          <table:table-cell office:value-type="string" calcext:value-type="string">
            <text:p><text:s text:c="16"/>alternatíva lehet azoknak, akik nem merik va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llalni a műtétet. A kínai gyártók minden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7</text:p>
          </table:table-cell>
          <table:table-cell office:value-type="string" calcext:value-type="string">
            <text:p><text:s text:c="21"/>... Tévedsz, ha azt hiszed, hogy lázíta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az írásaimmal. Pontosan az ellentéte az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4</text:p>
          </table:table-cell>
          <table:table-cell office:value-type="string" calcext:value-type="string">
            <text:p><text:s text:c="21"/>volna, de nem abból történt. Most meg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számba adni, hogy összezavarodtam, me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4</text:p>
          </table:table-cell>
          <table:table-cell office:value-type="string" calcext:value-type="string">
            <text:p><text:s text:c="20"/>mosta a Bárány vére. A kérdés csak az,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 őrizni ezt a hófehér ruhát? Az életszent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4</text:p>
          </table:table-cell>
          <table:table-cell office:value-type="string" calcext:value-type="string">
            <text:p><text:s text:c="14"/>rosszabbak mint egy jézus fan aki mindenképp rád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kmálni isten imádatát. 3. A gyerek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6</text:p>
          </table:table-cell>
          <table:table-cell office:value-type="string" calcext:value-type="string">
            <text:p><text:s text:c="19"/>akár hétvégén. Más az üzletpolitika. Ha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érteni amit írtam, a te bajod, vagy a 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0</text:p>
          </table:table-cell>
          <table:table-cell office:value-type="string" calcext:value-type="string">
            <text:p><text:s text:c="20"/>voltak, amikor megjelent egy rendőr és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üntetni őket. Megszólal a férj: - No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4</text:p>
          </table:table-cell>
          <table:table-cell office:value-type="string" calcext:value-type="string">
            <text:p><text:s text:c="15"/>jellemtelen ember. Ígéreteivel csak saját 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ényesíteni a másik szemében! Hőssé aka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5</text:p>
          </table:table-cell>
          <table:table-cell office:value-type="string" calcext:value-type="string">
            <text:p><text:s text:c="21"/>2013-11-10 G6 Szerintem csak lazázik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hajtani magát, mert alig 24 óra múl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22"/>kampányolt a kormánypárt, hogy helyzet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zni a rokkantnyugdíjasokat, gyesről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8</text:p>
          </table:table-cell>
          <table:table-cell office:value-type="string" calcext:value-type="string">
            <text:p><text:s text:c="23"/>és négyszeres HD felbontású kijelző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szerelni mobiltelefonjait. Hír 3 nap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70</text:p>
          </table:table-cell>
          <table:table-cell office:value-type="string" calcext:value-type="string">
            <text:p><text:s text:c="18"/>vételárat, és te azért, mert kék a szeme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adni. Ú Ilyenkor én teljesítettem a feladatoma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74</text:p>
          </table:table-cell>
          <table:table-cell office:value-type="string" calcext:value-type="string">
            <text:p><text:s text:c="19"/>elejétől sejtettem, hogy Perrington csak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vágni és majd a végén rákenni a dolg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78</text:p>
          </table:table-cell>
          <table:table-cell office:value-type="string" calcext:value-type="string">
            <text:p><text:s text:c="21"/>2013-11-23 Magyarország Gyurcsány: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yőzni Orbán Viktort, annak nem szabad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22"/>Szilágyi Megosztottam de telefonorol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nyitni 2013-11-23 Szimonetta Pázmánd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17"/>banktól függ, hogy ki milyen kamu hülyeségg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ások banki adatait lenyúlni... a lényeg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92</text:p>
          </table:table-cell>
          <table:table-cell office:value-type="string" calcext:value-type="string">
            <text:p><text:s text:c="21"/>párkapcsolatában. " 2013-11-23 Tom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Katie-t Tom Cruise eldöntötte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96</text:p>
          </table:table-cell>
          <table:table-cell office:value-type="string" calcext:value-type="string">
            <text:p><text:s text:c="23"/>retus nélkül 2013-11-23 A kormány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va utazol: új rendszert vezetnek 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99</text:p>
          </table:table-cell>
          <table:table-cell office:value-type="string" calcext:value-type="string">
            <text:p><text:s text:c="16"/>devizatartalékkal rendelkezik és szerintem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ovább növelni. sőt a magyar gazdaság i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00</text:p>
          </table:table-cell>
          <table:table-cell office:value-type="string" calcext:value-type="string">
            <text:p><text:s text:c="17"/>kiskeresetűektől a családi adókedvezményt,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Európa legalacsonyabb 16%-os adókulc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01</text:p>
          </table:table-cell>
          <table:table-cell office:value-type="string" calcext:value-type="string">
            <text:p><text:s text:c="21"/>szerezniük, ha testben és lélekben i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örni, majd két góllal legyőzni az ig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08</text:p>
          </table:table-cell>
          <table:table-cell office:value-type="string" calcext:value-type="string">
            <text:p><text:s text:c="23"/>érintheti a digitális átállás,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MinDig TV szolgáltatást használni, viszo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7</text:p>
          </table:table-cell>
          <table:table-cell office:value-type="string" calcext:value-type="string">
            <text:p><text:s text:c="23"/>millió forintos kártérítést azonban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ifizetni 2013-12-09 Vastag Csa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0</text:p>
          </table:table-cell>
          <table:table-cell office:value-type="string" calcext:value-type="string">
            <text:p><text:s text:c="23"/>beszélt, hogy ők csak demokratikus út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szerezni a hatalmat. Ebben a helyzet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4</text:p>
          </table:table-cell>
          <table:table-cell office:value-type="string" calcext:value-type="string">
            <text:p><text:s text:c="17"/>minden mért adatra és még jósol is! (Csak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sokkolni: de lehetne durvább is. Pl. mind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6</text:p>
          </table:table-cell>
          <table:table-cell office:value-type="string" calcext:value-type="string">
            <text:p><text:s text:c="13"/>koncentrál. Ezért ha az arany értékét nem pénzbe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érni, célszerű hozzá jóval hasonlóbb termé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7</text:p>
          </table:table-cell>
          <table:table-cell office:value-type="string" calcext:value-type="string">
            <text:p><text:s text:c="20"/>erőegyensúlynak bealkonyult. Ha valaki ú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gazolni az erőszak alkalmazását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9</text:p>
          </table:table-cell>
          <table:table-cell office:value-type="string" calcext:value-type="string">
            <text:p><text:s text:c="22"/>kormányunk valamiért mégis ezt az embe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lehetetleníteni, azt az egyházat vegzálj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31</text:p>
          </table:table-cell>
          <table:table-cell office:value-type="string" calcext:value-type="string">
            <text:p><text:s text:c="22"/>CI+ modul, mert van aki saját beltériv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sználni, illetve, ahol nem mindegyi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33</text:p>
          </table:table-cell>
          <table:table-cell office:value-type="string" calcext:value-type="string">
            <text:p><text:s text:c="21"/>le az élveboncolást " elindítói pedig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érni, hogy az Európai Bizottság kezdeményezz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1</text:p>
          </table:table-cell>
          <table:table-cell office:value-type="string" calcext:value-type="string">
            <text:p><text:s text:c="20"/>belga, az angol, a spanyol és az olasz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vásárolni a hazánkat! Nem mocskolj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2</text:p>
          </table:table-cell>
          <table:table-cell office:value-type="string" calcext:value-type="string">
            <text:p><text:s text:c="18"/>képes uralni az elemeket. A Tűz népe magá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szerezni a hatalmat, ezért háborút indí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3</text:p>
          </table:table-cell>
          <table:table-cell office:value-type="string" calcext:value-type="string">
            <text:p><text:s text:c="19"/>milyen ruha van rajtad? te: itt mindenk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rni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orvoslásból nem tudnak sokat. Ha az ember ittho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 fiatal orvosokat, szerintem több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7</text:p>
          </table:table-cell>
          <table:table-cell office:value-type="string" calcext:value-type="string">
            <text:p><text:s text:c="23"/>2013-12-29 József Hegedűs Valakinél oda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tenni ezt a gépet? Nem? Akkor???? 2013-12-29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8</text:p>
          </table:table-cell>
          <table:table-cell office:value-type="string" calcext:value-type="string">
            <text:p><text:s text:c="19"/>orvostechnológiai vállalattal együttműködv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juttatni a terméket. Az iKnife jelenle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akart(ad|a|uk|átok|ák|alak)"] 91865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386:.A801])"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<text:s text:c="5"/>Random sample <text:s text:c="3"/>500 500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doc#80</text:p>
          </table:table-cell>
          <table:table-cell office:value-type="string" calcext:value-type="string">
            <text:p><text:s/>kötetünkben közölt dallamokat műfajok szerin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endszerezni, akárcsak a Magyar Népz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</text:p>
          </table:table-cell>
          <table:table-cell office:value-type="string" calcext:value-type="string">
            <text:p><text:s/>segítségével az előkészítendő ércek koncentráció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rehajtani, s mely elvek később az osztályozás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7"/>történetét. Hitetlenkedve nézett rám, nehez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smi előfordulhat.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7"/>tisztviselő ült mögötte. Ivanicsné nyomba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 passzus átírását is. 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nyugodtan hazakocsikázhatunk. Pali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eni, de a többiek olyan egyértelmű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2</text:p>
          </table:table-cell>
          <table:table-cell office:value-type="string" calcext:value-type="string">
            <text:p><text:s text:c="13"/>Múzeum körút sarkán volt egy telek, ot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építeni... Egyszer csak elvették től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</text:p>
          </table:table-cell>
          <table:table-cell office:value-type="string" calcext:value-type="string">
            <text:p><text:s text:c="9"/>hogy napokig borzalmasan kínozták. Szólás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írni: a többi résztvevő nevére volta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</text:p>
          </table:table-cell>
          <table:table-cell office:value-type="string" calcext:value-type="string">
            <text:p><text:s text:c="7"/>tekintélyét kikezdte, s a tábort nevetségess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. Ezúttal nem törődtek vel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</text:p>
          </table:table-cell>
          <table:table-cell office:value-type="string" calcext:value-type="string">
            <text:p><text:s text:c="11"/>konokul függetlenségi eleinkkel, a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látni, hogy egy kis népnek az a legjo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</text:p>
          </table:table-cell>
          <table:table-cell office:value-type="string" calcext:value-type="string">
            <text:p><text:s text:c="8"/>nyilatkozatai nem hitelesek, ezekkel csak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árítani a figyelmet arról a " tény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1</text:p>
          </table:table-cell>
          <table:table-cell office:value-type="string" calcext:value-type="string">
            <text:p><text:s text:c="10"/>oroszokat nem ő hívta be, csak utólag ve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láíratni. A statáriumot nem ő írta alá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3</text:p>
          </table:table-cell>
          <table:table-cell office:value-type="string" calcext:value-type="string">
            <text:p><text:s text:c="13"/>verziója nyilvánvaló képtelenség: ha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szigetelni a pártvezetést, aligh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24</text:p>
          </table:table-cell>
          <table:table-cell office:value-type="string" calcext:value-type="string">
            <text:p><text:s text:c="18"/>megnyugtatni... VIZSGÁLÓBÍRÓ Ma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ugtatni? SIMON Valahogy így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4</text:p>
          </table:table-cell>
          <table:table-cell office:value-type="string" calcext:value-type="string">
            <text:p><text:s text:c="9"/>szóváltás támadt kettejük között, Ibolya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zni a régmúltból előtoppanó amorózó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0</text:p>
          </table:table-cell>
          <table:table-cell office:value-type="string" calcext:value-type="string">
            <text:p><text:s text:c="13"/>vallással először is az ősi szabad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édeni, amikor kardot vontak, épp az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0</text:p>
          </table:table-cell>
          <table:table-cell office:value-type="string" calcext:value-type="string">
            <text:p><text:s text:c="8"/>híres iparvállalat tulajdona - házitörvényü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vezetni, hogy a munkából bármi ürüggy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9</text:p>
          </table:table-cell>
          <table:table-cell office:value-type="string" calcext:value-type="string">
            <text:p><text:s text:c="17"/>Félek ám a terveidtől... Ildikó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ietni. Karácsonykor nem sikerült. Maj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78</text:p>
          </table:table-cell>
          <table:table-cell office:value-type="string" calcext:value-type="string">
            <text:p><text:s text:c="19"/>Cédulát hagyok az asztalon. "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felébreszteni benneteket, aludjatok, O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413</text:p>
          </table:table-cell>
          <table:table-cell office:value-type="string" calcext:value-type="string">
            <text:p><text:s text:c="11"/>forgott és a lábait rázta,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fiatalosabb a hugicáján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00</text:p>
          </table:table-cell>
          <table:table-cell office:value-type="string" calcext:value-type="string">
            <text:p><text:s text:c="11"/>az öltözővel... Igaz, a papám előszö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eadni, mert azt mondta, minek nekem öltöző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06</text:p>
          </table:table-cell>
          <table:table-cell office:value-type="string" calcext:value-type="string">
            <text:p><text:s text:c="10"/>óta nem jött le a többiekhez, évek ót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 látni. Azok meg odalent élték a magu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11"/>közül igen sokan eleve tiltakoztak és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agy Imre arcképét kezükbe venni. A Központ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18</text:p>
          </table:table-cell>
          <table:table-cell office:value-type="string" calcext:value-type="string">
            <text:p><text:s text:c="13"/>kérdezte. Pici elmondta, hogy a fiú fö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esni a frontra indulása előtt Bécs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20</text:p>
          </table:table-cell>
          <table:table-cell office:value-type="string" calcext:value-type="string">
            <text:p><text:s text:c="24"/>. - Sándorhoz? Ádi tisztá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kihez. Negyedórával előbb mé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44</text:p>
          </table:table-cell>
          <table:table-cell office:value-type="string" calcext:value-type="string">
            <text:p><text:s text:c="18"/>a vitás kérdéseket. A Duna Kö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 Vavrousek budapesti fellép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46</text:p>
          </table:table-cell>
          <table:table-cell office:value-type="string" calcext:value-type="string">
            <text:p><text:s text:c="11"/>időkben, mikor a téeszelnököket a betonb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aposni - mondja, de minden változáso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48</text:p>
          </table:table-cell>
          <table:table-cell office:value-type="string" calcext:value-type="string">
            <text:p><text:s text:c="12"/>először egy régi temetkezési szakember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ízni a feladatot, de az nem vállalta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48</text:p>
          </table:table-cell>
          <table:table-cell office:value-type="string" calcext:value-type="string">
            <text:p><text:s text:c="9"/>paraszt alhadnagy, benyúlt a blúzába, é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, Mandarin kiütötte a villamosból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53</text:p>
          </table:table-cell>
          <table:table-cell office:value-type="string" calcext:value-type="string">
            <text:p><text:s text:c="12"/>király ügyeibe beleavatkozzon. Mivel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egész életünket Svájcban tölteni, Séllye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55</text:p>
          </table:table-cell>
          <table:table-cell office:value-type="string" calcext:value-type="string">
            <text:p><text:s text:c="7"/>vereség megroppantaná túlfeszült idegei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ldani a példát, erőt keresett magában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56</text:p>
          </table:table-cell>
          <table:table-cell office:value-type="string" calcext:value-type="string">
            <text:p><text:s text:c="5"/>kempingben vízbe fojtotta a feleségét, mert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utána a biztosítási pénz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80</text:p>
          </table:table-cell>
          <table:table-cell office:value-type="string" calcext:value-type="string">
            <text:p><text:s text:c="10"/>amit rendjénvalónak is érzett, mert inkább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sínylődésben ápolni, mint hogy mag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45</text:p>
          </table:table-cell>
          <table:table-cell office:value-type="string" calcext:value-type="string">
            <text:p><text:s text:c="11"/>erősen azt, amit hitt ugyebár, és a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indenáron az egész emberiségnek <text:s/></text:p>
          </table:table-cell>
          <table:table-cell office:value-type="string" calcext:value-type="string">
            <text:p>megtanítani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91</text:p>
          </table:table-cell>
          <table:table-cell office:value-type="string" calcext:value-type="string">
            <text:p><text:s text:c="10"/>volna. Ha tiltakozott valami ellen, h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lalni, utóbb mindig kiderült, neki vo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99</text:p>
          </table:table-cell>
          <table:table-cell office:value-type="string" calcext:value-type="string">
            <text:p><text:s text:c="10"/>Nem akartam otthagyni a férjemet, és ő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borítani a házasságát. A felesége tisztes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06</text:p>
          </table:table-cell>
          <table:table-cell office:value-type="string" calcext:value-type="string">
            <text:p><text:s text:c="7"/>leereszkedett a Tündér-hegy oldalán, közelrő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a békésen pihenő férfit és asszony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36</text:p>
          </table:table-cell>
          <table:table-cell office:value-type="string" calcext:value-type="string">
            <text:p><text:s text:c="9"/>most rájuk eresztette ezt a mondást, d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szre sem venni. Csak annyit tettek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38</text:p>
          </table:table-cell>
          <table:table-cell office:value-type="string" calcext:value-type="string">
            <text:p><text:s text:c="11"/>nem azért, mintha a maga mulandó haszná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fordítani a rejtett java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61</text:p>
          </table:table-cell>
          <table:table-cell office:value-type="string" calcext:value-type="string">
            <text:p><text:s text:c="9"/>hogy a grófkisasszony a Gazsi táltos nyul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. Gazsi mikor átköltözött kikelethasadás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72</text:p>
          </table:table-cell>
          <table:table-cell office:value-type="string" calcext:value-type="string">
            <text:p><text:s text:c="3"/>közbeszólóra a legidősebb nővér. - Meg aztán: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óvá tenni a mulasztásait... Titus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4"/>nehézséget figyelembe véve, aki ezt véleménye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az megtehette, aki nem akarta, az nyilvá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közalapítványt az előterjesztő induláskor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gyonban részesíteni. Ezt már a törvé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mint amiről ön beszélt. A szövetkezetek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olyan helyzetbe hozni, hogy ugyanoly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4"/>véletlenül -, és közel ötszázan volta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jteni e tüntetést. (Zaj, közbeszólás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3</text:p>
          </table:table-cell>
          <table:table-cell office:value-type="string" calcext:value-type="string">
            <text:p><text:s text:c="7"/>leírtakat, felfedeznéd, hogy ő egyáltalá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véleményét senkire sem ráerőltetni, senk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4</text:p>
          </table:table-cell>
          <table:table-cell office:value-type="string" calcext:value-type="string">
            <text:p><text:s text:c="11"/>igazán szereti az a gyerekét, aki még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étverni kisbaltával. Ez persze csak vicc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11"/>06/10/99 15:25:25 OFF Bocs, nem kioktat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, csak nem bírok az ikrekkel, muszály volt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6"/>számukra fontos lenne az aktus. Mivel őket s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bántani, felvettem a kapcsolatot a falube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1</text:p>
          </table:table-cell>
          <table:table-cell office:value-type="string" calcext:value-type="string">
            <text:p><text:s text:c="10"/>isten? Egyszer egy balf... hitterito ezz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bizonyitani, hogy valaki kukkol odafe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 text:c="13"/>beszédeket tartani... Kedves Utas2.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ántani a latinért. Ha úgy vetted, akk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0</text:p>
          </table:table-cell>
          <table:table-cell office:value-type="string" calcext:value-type="string">
            <text:p><text:s text:c="12"/>vagy forgásszimmetrikus esetek kizárásá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írni? GEZA 10/29/99 15:13:37 Telj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4</text:p>
          </table:table-cell>
          <table:table-cell office:value-type="string" calcext:value-type="string">
            <text:p><text:s text:c="10"/>Mogorva 04/20/99 23:29:01 mcnab! Netán e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mondani? KEDVES ELEMZŐK, A NAGYSZÁM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5</text:p>
          </table:table-cell>
          <table:table-cell office:value-type="string" calcext:value-type="string">
            <text:p><text:s text:c="10"/>topicban. Lehet, hogy Elek László csak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zel kifejezni, hogy ' játszadoztak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11"/>híve volt Arafattal. Na, szóval ö a bék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adtatni Izraellen, de mégis meggyilkolt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9"/>barátsággal: bonsay U. i.: bocsi CYNIK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sérteni (na meg az off-topicért), 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6</text:p>
          </table:table-cell>
          <table:table-cell office:value-type="string" calcext:value-type="string">
            <text:p><text:s text:c="7"/>amikor végre kijöttek a haverjai. Na azo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lni a fickót, nem sokon múlott. Assz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8</text:p>
          </table:table-cell>
          <table:table-cell office:value-type="string" calcext:value-type="string">
            <text:p><text:s text:c="13"/>szituáció! Józsi bácsi csak pon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gy ki az ország ura! ÜGYESS, NAGYON ÜGYES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11"/>törődnek, volt rá példa, hogy bunkókám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kem magyarázni a betontömörödést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9"/>bevonni a Fideszt is, csakhogy a Fidesz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tni oket a csapdába. De ez részletkérd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3</text:p>
          </table:table-cell>
          <table:table-cell office:value-type="string" calcext:value-type="string">
            <text:p><text:s text:c="12"/>olyan is, aki a BASIC nyelv kulcsszav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osítani... " Ez miért le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5"/>borultak, fetrengtek a földön, viháncoltak,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inni, hogy ilyen létezik, hogy ők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sokak véleménye az, hogy Halloween-re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jezni a filmet, és így elég lapos 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találkozzunk egy hónapig. Szó szerin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zárni előlem. És persze mondanom sem kel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8"/>nélkül és lehetőleg röviden: (Ja nem a pén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enni, hanem a székházat és a vevő ba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7</text:p>
          </table:table-cell>
          <table:table-cell office:value-type="string" calcext:value-type="string">
            <text:p><text:s text:c="8"/>boltba, és egy nyári ruhákbók rakott mágly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getni magát. Az eladólány - így sz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38</text:p>
          </table:table-cell>
          <table:table-cell office:value-type="string" calcext:value-type="string">
            <text:p><text:s text:c="11"/>jönni, amikor a román külügyi szerve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hogy Kádár elvtárs fogadja Ceausescu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5</text:p>
          </table:table-cell>
          <table:table-cell office:value-type="string" calcext:value-type="string">
            <text:p><text:s text:c="11"/>kht. A gyanú szerint ezt az érdekeltség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használni az ügyvezető, amikor négyszázez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7</text:p>
          </table:table-cell>
          <table:table-cell office:value-type="string" calcext:value-type="string">
            <text:p><text:s text:c="11"/>is ijesztően tájékozatlan világ figyelm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elteni. Nemrég hallhattunk róla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7</text:p>
          </table:table-cell>
          <table:table-cell office:value-type="string" calcext:value-type="string">
            <text:p><text:s text:c="13"/>van. mint az események bizonyítják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umának azt a döntését tudomásul ven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11"/>könyveket írattak velük, és utánzók ezre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lesni a " magyaros fogásokat " a határaink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6</text:p>
          </table:table-cell>
          <table:table-cell office:value-type="string" calcext:value-type="string">
            <text:p><text:s text:c="12"/>lelkében. Az eszeveszett terroristá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kiderüljön: Amerika sem sebezhetetlen 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2"/>légitámadásai általában két célt szolgáltak: velü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állítani vagy megelőző csapásokkal meghiúsítani </text:p>
          </table:table-cell>
          <table:table-cell office:value-type="string" calcext:value-type="string">
            <text:p>… támadása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12"/>, hogy valójában a polgárok pénztárcáj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ímélni, a felmérések szerint ugyanis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8"/>megnyilvánuló segélykiáltást Ignotus Pál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hallani, sőt, az életbe visszatéré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11"/>hat rendőr súlyosan megsérült, amikor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ámolni a tiltakozó földművesek útblokád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8"/>igazgatója ellen, aki rendkívüli felmondás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mmissé nyilváníttatni a Fővárosi Munkaüg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4</text:p>
          </table:table-cell>
          <table:table-cell office:value-type="string" calcext:value-type="string">
            <text:p><text:s text:c="12"/>akartak juttatni. Az oroszok azonba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hogy a szállítmány eljus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7</text:p>
          </table:table-cell>
          <table:table-cell office:value-type="string" calcext:value-type="string">
            <text:p><text:s text:c="9"/>hogy a vallomást hitelesnek tartja, a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titkolni, tegnap kizárólag a tanú védel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3"/>robbant fel, amikor egy rakodómunkás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yitni. A rosztovi merényletben hárma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/>miniszterelnökét és számos kormánytagot, mert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lítani a bennszülött lakosság politikai </text:p>
          </table:table-cell>
          <table:table-cell office:value-type="string" calcext:value-type="string">
            <text:p><text:s/>hatalm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7"/>evélről van szó, amiben a jugoszláv hadsereg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hívni Magyarországra, leverni a demokráci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8"/>közelében. A határőrök éppen egy autó utasai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igazoltatni, a sofőr azonban nem állt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1"/>Annál inkább faggatták, végül már szelíde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rábeszélni: mondja ki, hogy a mostani kormán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1</text:p>
          </table:table-cell>
          <table:table-cell office:value-type="string" calcext:value-type="string">
            <text:p><text:s text:c="12"/>elnök szavaiba, aki pedig dehogy, dehogy!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 mondani, épp ellenkezőleg. És akkor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7"/>Helmut Kohl az elmúlt hónapok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hajszálnyi parlamenti többségév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4</text:p>
          </table:table-cell>
          <table:table-cell office:value-type="string" calcext:value-type="string">
            <text:p><text:s text:c="12"/>emelkedni, el akartunk távolodni tőle, el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úgni ezt magunktól. A telket a ' 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6</text:p>
          </table:table-cell>
          <table:table-cell office:value-type="string" calcext:value-type="string">
            <text:p><text:s text:c="11"/>meg akarta védeni, a magyarság számár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Erdélyt, amelyről a kiegyezés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10"/>albánokat. Valamennyiük jogait tiszteletb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, s csak az utóbbi kisebbség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9"/>részleteket az eredeti tervek szerint tegnap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yilvánosságra hozni. Benkő Lászl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0</text:p>
          </table:table-cell>
          <table:table-cell office:value-type="string" calcext:value-type="string">
            <text:p><text:s text:c="10"/>hívták meg a március 19-ei ülésre, pedig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véleményét. Turi furcsának,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13"/>- éppen akkor zárta az üzletet -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 kiszolgálni. Erre az osztrák férf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5</text:p>
          </table:table-cell>
          <table:table-cell office:value-type="string" calcext:value-type="string">
            <text:p><text:s text:c="9"/>Endre László fasiszta politikusok parancsá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égrehajtani a budapesti zsidók deportál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13"/>Bevallotta, hogy Chippendale-fiú, é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megjelent -e a hirdetés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ismerőse szorult helyzetével visszaélv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rezni annak végrehajtás alá vont ingatlan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9</text:p>
          </table:table-cell>
          <table:table-cell office:value-type="string" calcext:value-type="string">
            <text:p><text:s text:c="9"/>nagyon sérelmezett. Később mindenáron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erezni, és amikor a Kiskunhalasi Álla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9</text:p>
          </table:table-cell>
          <table:table-cell office:value-type="string" calcext:value-type="string">
            <text:p><text:s text:c="13"/>Komoróczky mégis inkább azt a vélemény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ejezni, hogy mai életünket, " társa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0</text:p>
          </table:table-cell>
          <table:table-cell office:value-type="string" calcext:value-type="string">
            <text:p><text:s text:c="8"/>cégnek az önkormányzat pénzéből. Ezt a hiány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így fedezni. Kaszást 1999-ben első fok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1</text:p>
          </table:table-cell>
          <table:table-cell office:value-type="string" calcext:value-type="string">
            <text:p><text:s text:c="6"/>törvényalkotás helyett kormányrendeleti szinte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rendezni az ügyet. A kormány dönté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3</text:p>
          </table:table-cell>
          <table:table-cell office:value-type="string" calcext:value-type="string">
            <text:p><text:s text:c="10"/>felét méla unalomban szemlélő nézők számá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dekesebbé, izgalmasabbá tenni a ját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4</text:p>
          </table:table-cell>
          <table:table-cell office:value-type="string" calcext:value-type="string">
            <text:p><text:s text:c="16"/>elégedett. Egy ügyfél rádiótelefonj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síteni a rendőrséget, ám a távozófél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11"/>amellyel Komora Imre melletti kitartásu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ejezni. - Komora mellett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4"/>kiderítésére, Pintér Sándor való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-e öletni Tasnádi Pétert vagy alapos gyanú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2</text:p>
          </table:table-cell>
          <table:table-cell office:value-type="string" calcext:value-type="string">
            <text:p><text:s text:c="14"/>akartunk lelki feláldozást, s egyszerre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jól kormányozni az országot. Nos, csa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0</text:p>
          </table:table-cell>
          <table:table-cell office:value-type="string" calcext:value-type="string">
            <text:p><text:s text:c="12"/>ki ezt a sportot. Korábban már kétszer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jezni: az 1996-os calgaryi vb után, maj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1</text:p>
          </table:table-cell>
          <table:table-cell office:value-type="string" calcext:value-type="string">
            <text:p><text:s text:c="13"/>azért robbant ki, mert az új igazgató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lágítani a médium gazdálkodását,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6"/>bravuroskodásának. A fürdőző társaság bámulat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elteni veszélyes hősködésével, de odaves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2"/>torkát napokig szorongatta a félelem.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mulasztani ezt a példátlan, a történelemm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4</text:p>
          </table:table-cell>
          <table:table-cell office:value-type="string" calcext:value-type="string">
            <text:p><text:s text:c="12"/>írta, hogy Szent Ferenc " Greccio melle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ünnepelni a gyermek Jézus születésének </text:p>
          </table:table-cell>
          <table:table-cell office:value-type="string" calcext:value-type="string">
            <text:p>emlék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szerint az olasz orvos és barátai igazo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püspök újításait, és nem vitában legyőz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9"/>amikor a környéken pusztító tűzvész miat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inni őket. Magyar reformátusok világtalálkozó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8"/>nemhogy fejleszteni, hanem inkább csökkente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BSE-kutatásra szánt anyagi keretet. Ekko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7</text:p>
          </table:table-cell>
          <table:table-cell office:value-type="string" calcext:value-type="string">
            <text:p><text:s text:c="9"/>illetlen beszéd korlátozásával a kiskorúa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édeni, tehát nem általában tiltot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0</text:p>
          </table:table-cell>
          <table:table-cell office:value-type="string" calcext:value-type="string">
            <text:p><text:s text:c="14"/>azonos címmel folytatta. Munkájával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az újdonsült keresztény tudomány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3</text:p>
          </table:table-cell>
          <table:table-cell office:value-type="string" calcext:value-type="string">
            <text:p><text:s text:c="18"/>nem tanítottak. 4. A gyerekeke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zontalan ismerettömeggel, a gyakorlatban </text:p>
          </table:table-cell>
          <table:table-cell office:value-type="string" calcext:value-type="string">
            <text:p>… terheln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6</text:p>
          </table:table-cell>
          <table:table-cell office:value-type="string" calcext:value-type="string">
            <text:p><text:s text:c="10"/>folyamat sikertelenségét a disszimilációv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cserélni. Az 1941. augusztus 2-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6</text:p>
          </table:table-cell>
          <table:table-cell office:value-type="string" calcext:value-type="string">
            <text:p><text:s text:c="8"/>álarca mögött a " Róma-barát " keresztények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eckéztetni és elriasztani. A keresztén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31</text:p>
          </table:table-cell>
          <table:table-cell office:value-type="string" calcext:value-type="string">
            <text:p><text:s text:c="19"/>érdekes - legyintettem. - Mag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hogy a csendes utca új lakó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1</text:p>
          </table:table-cell>
          <table:table-cell office:value-type="string" calcext:value-type="string">
            <text:p><text:s text:c="9"/>jólesett volna elbizonytalanodni. A lán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ni, mit akar Jan, nem volt kedve utaz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2</text:p>
          </table:table-cell>
          <table:table-cell office:value-type="string" calcext:value-type="string">
            <text:p><text:s text:c="7"/>örökölte, és a tavaszi vetés számára elébb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sni. Öreg tagjai azonban nem bírják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4</text:p>
          </table:table-cell>
          <table:table-cell office:value-type="string" calcext:value-type="string">
            <text:p><text:s text:c="14"/>nyújtogatták, mintha legalább a fejü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társaságunkból kiszabadítani. Atyj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4</text:p>
          </table:table-cell>
          <table:table-cell office:value-type="string" calcext:value-type="string">
            <text:p><text:s text:c="13"/>McCoy Anthonyhoz fordult: " Az előbb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nékem elmondani történetedet. Ez jogo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8"/>cselekedte, mintha a túlnépesedett Utópiát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üríteni. Hiszen jól tudjátok,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14"/>amikor a phárszáloszi ütközet előt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a küzdelem kimenetelét, amelyb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10"/>vele való szövetségét egy és mindörökr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ecsételni. A város valamennyi nevezetesség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43</text:p>
          </table:table-cell>
          <table:table-cell office:value-type="string" calcext:value-type="string">
            <text:p><text:s text:c="19"/>intrikált volna ellene. Görge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minisztertanács orrára kötni, hogy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49</text:p>
          </table:table-cell>
          <table:table-cell office:value-type="string" calcext:value-type="string">
            <text:p><text:s text:c="20"/>ha őfelsége nem akasztat fel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Paulnak, hogy egy idő óta mér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60</text:p>
          </table:table-cell>
          <table:table-cell office:value-type="string" calcext:value-type="string">
            <text:p><text:s text:c="4"/>szabadságot engedélyezett nekem. És most ő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csit a szabadságot ízlelni, - mit tehetün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71</text:p>
          </table:table-cell>
          <table:table-cell office:value-type="string" calcext:value-type="string">
            <text:p><text:s text:c="11"/>elvtárs azt fogja mondani neki, hogy azér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a letartóztatottak egy kis csoportját a </text:p>
          </table:table-cell>
          <table:table-cell office:value-type="string" calcext:value-type="string">
            <text:p>… elhelyez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8</text:p>
          </table:table-cell>
          <table:table-cell office:value-type="string" calcext:value-type="string">
            <text:p><text:s text:c="13"/>vagy énekeljenek, amíg tart a zajgás: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vakrémületet. A ritk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10</text:p>
          </table:table-cell>
          <table:table-cell office:value-type="string" calcext:value-type="string">
            <text:p><text:s text:c="17"/>már rá se nézett. Nem mintha kímé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agát a látványtól, amelyet ezentú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48</text:p>
          </table:table-cell>
          <table:table-cell office:value-type="string" calcext:value-type="string">
            <text:p><text:s text:c="13"/>ember elővette óráját, és figyelmezte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öt perc leteltére, csak tartotta az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51</text:p>
          </table:table-cell>
          <table:table-cell office:value-type="string" calcext:value-type="string">
            <text:p><text:s text:c="11"/>Ilkovitsékkal? Mert az egy család volt!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47-ben csempészni a vagyonukat. A sok drágak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606</text:p>
          </table:table-cell>
          <table:table-cell office:value-type="string" calcext:value-type="string">
            <text:p><text:s text:c="3"/>kapcsolatot kereső kísérlete kudarcba fullad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ázni Zsupinnak, hogy ő negyven év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623</text:p>
          </table:table-cell>
          <table:table-cell office:value-type="string" calcext:value-type="string">
            <text:p><text:s text:c="4"/>bocsátkozott, a helyzetet minden percben jav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. Kalligaro egyszer könyvtárzárás után megvárt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681</text:p>
          </table:table-cell>
          <table:table-cell office:value-type="string" calcext:value-type="string">
            <text:p><text:s text:c="14"/>a kikérdezés, utána a foglyot éppe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ötözni, mikor az őrszem leüzent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01</text:p>
          </table:table-cell>
          <table:table-cell office:value-type="string" calcext:value-type="string">
            <text:p><text:s text:c="14"/>vicsorogva csörtetett ki az ablakon,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perni a világot, letépni a fák level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21</text:p>
          </table:table-cell>
          <table:table-cell office:value-type="string" calcext:value-type="string">
            <text:p><text:s text:c="6"/>közbeszólt: Hagyd abba, anya, hagyd abba!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ahogy Lackó kiforgatja mackó k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2</text:p>
          </table:table-cell>
          <table:table-cell office:value-type="string" calcext:value-type="string">
            <text:p><text:s text:c="12"/>Ha a lányt nem láthatta, legalább az idő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hosszabbítani, amíg várhat rá. Marg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9</text:p>
          </table:table-cell>
          <table:table-cell office:value-type="string" calcext:value-type="string">
            <text:p><text:s text:c="18"/>még egy vodkát és egy sört. Husz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glalni magát valamivel, amíg megérkez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7"/>különösebben az egész katonai szolgálat, de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bonyodalmakat, ezért határozott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13"/>. Ott az irodájában tartóztatták le, el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pisztolyát, úgy csavarták ki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80</text:p>
          </table:table-cell>
          <table:table-cell office:value-type="string" calcext:value-type="string">
            <text:p><text:s text:c="11"/>dacos bizonyításvágyat keltett bennük.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utatni, hogy méltatlanul tekintik 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87</text:p>
          </table:table-cell>
          <table:table-cell office:value-type="string" calcext:value-type="string">
            <text:p><text:s text:c="14"/>őr. - Pedig egyszer már az anyját i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úrni. Odamegyünk a rácshoz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megközelítésére. Nem látta jelét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omásul venni, hogy megfigyelésére épp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2"/>ugyan, mert hősiesen akart viselkedni,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őzni a rettenetes hajlamát és az a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03</text:p>
          </table:table-cell>
          <table:table-cell office:value-type="string" calcext:value-type="string">
            <text:p><text:s text:c="14"/>hogy Csehov itt inkább csak Tuzenbacho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ellemezni. Hősei közt vannak olyanok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2"/>oldala is van: súgod oda ellépőben. "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vagy legalább éreztetni, de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4"/>bírálni vagy legalábbis nemcsak bír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, amit hőse körül bemutat, hanem a végzet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26</text:p>
          </table:table-cell>
          <table:table-cell office:value-type="string" calcext:value-type="string">
            <text:p><text:s text:c="13"/>mintha csak álmában fészkelődne.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egyáltalán nem akart többé 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12</text:p>
          </table:table-cell>
          <table:table-cell office:value-type="string" calcext:value-type="string">
            <text:p><text:s text:c="4"/>Orákulumát és ritka Sybilla-könyveket, de Ur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úgysincs ideje elolvasni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29</text:p>
          </table:table-cell>
          <table:table-cell office:value-type="string" calcext:value-type="string">
            <text:p><text:s text:c="12"/>ülést november végén váratlanul folyta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tudhatta, hogy én nagyon örültem neki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37</text:p>
          </table:table-cell>
          <table:table-cell office:value-type="string" calcext:value-type="string">
            <text:p><text:s text:c="11"/>figyeltem, hanem a másik gyerekre, aki ú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agyni a váratlanul ellenséges terep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39</text:p>
          </table:table-cell>
          <table:table-cell office:value-type="string" calcext:value-type="string">
            <text:p><text:s/>megvalósíthatatlan. Ön ebben a szakköri évben a minores-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ertetni, klasszikus irodalmunk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953</text:p>
          </table:table-cell>
          <table:table-cell office:value-type="string" calcext:value-type="string">
            <text:p><text:s text:c="11"/>története! Képzelheted, régi, poros könyv, ali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adni. Egész délelőtt olvasgattam. Mos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09</text:p>
          </table:table-cell>
          <table:table-cell office:value-type="string" calcext:value-type="string">
            <text:p><text:s text:c="18"/>nem tett újabb kérdést, Balázs pedig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ondolni jól a szót. Tett-vett magában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17</text:p>
          </table:table-cell>
          <table:table-cell office:value-type="string" calcext:value-type="string">
            <text:p><text:s text:c="13"/>följegyzés volt. Becsukta az ablakot, hall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jönnek -e a nagyobbik szobából most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6"/>... de az az újpesti Pozsonyi u...! És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egy állatorvosi rendelőbe viszi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7"/>fali fűodújába érkezett!! Ott másikunk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gíteni odavitt kalitkájába, de Nyusz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33</text:p>
          </table:table-cell>
          <table:table-cell office:value-type="string" calcext:value-type="string">
            <text:p><text:s text:c="18"/>Még odább van. Odább attól, aminek ven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aminek várták. Ahogy Ottlikot kanonizáltá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65</text:p>
          </table:table-cell>
          <table:table-cell office:value-type="string" calcext:value-type="string">
            <text:p><text:s text:c="19"/>te is Benét. És Mr. Tradics nyilvá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hogy valami különös ismertetője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65</text:p>
          </table:table-cell>
          <table:table-cell office:value-type="string" calcext:value-type="string">
            <text:p><text:s text:c="18"/>Kedve lett volna felhívni Tradicso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egesíteni. Megállt, telefoná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66</text:p>
          </table:table-cell>
          <table:table-cell office:value-type="string" calcext:value-type="string">
            <text:p><text:s text:c="16"/>csapták ki az iskolából, hogy a tanító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rni, és ő visszaütötte egy vésővel, ami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66</text:p>
          </table:table-cell>
          <table:table-cell office:value-type="string" calcext:value-type="string">
            <text:p><text:s text:c="20"/>De nem ez volt a fő. Hanem az, hogy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lni tőle cifra faragású somfabotj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6</text:p>
          </table:table-cell>
          <table:table-cell office:value-type="string" calcext:value-type="string">
            <text:p><text:s text:c="17"/>módosító javaslatokat: pusztán még tovább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pontosítani azokat a jogi elemeket, amel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0</text:p>
          </table:table-cell>
          <table:table-cell office:value-type="string" calcext:value-type="string">
            <text:p><text:s text:c="12"/>képviselőtársunk ismertetett. Valószínűleg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hallani, de ez is elhangzott a nyilvános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4</text:p>
          </table:table-cell>
          <table:table-cell office:value-type="string" calcext:value-type="string">
            <text:p><text:s text:c="14"/>állami tulajdonban levő szövetkezeti vagyo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nök értékesíteni. Úgyhogy tisztelt képviselőtársai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6</text:p>
          </table:table-cell>
          <table:table-cell office:value-type="string" calcext:value-type="string">
            <text:p><text:s text:c="16"/>ország. Tehát ha egy választópolgár nagyo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tudni, akkor a mi adatainkból tud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6</text:p>
          </table:table-cell>
          <table:table-cell office:value-type="string" calcext:value-type="string">
            <text:p><text:s text:c="18"/>Tanács nem azért tárgyalta meg, m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, hogy ez most a nyugdíjemelés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7"/>Az elnök csenget.) negyedmilliós tömegne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áttatni. (Zaj, közbeszólások mindk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3</text:p>
          </table:table-cell>
          <table:table-cell office:value-type="string" calcext:value-type="string">
            <text:p><text:s text:c="24"/>MDF fondorkodva és ravaszkodv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gíteni a miniszterelnököt, azt kére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16"/>erőfeszítéseire is emlékezhetnek, aki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ríteni, hogy mi is történt valójába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4"/>idején, és mégsem nyilatkozott rá, tehá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Országgyűlés ellenőrzési funkciójának </text:p>
          </table:table-cell>
          <table:table-cell office:value-type="string" calcext:value-type="string">
            <text:p>… részét elismer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13"/>értünk el: eddig a Kisgazdapárt csak 50 év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forgatni az idő kerekét, amikor viss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szövetkezeteknek a tulajdonszerzését is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de lehetséges, hogy ez v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7</text:p>
          </table:table-cell>
          <table:table-cell office:value-type="string" calcext:value-type="string">
            <text:p><text:s text:c="14"/>köztartozást, ezt a halmazt valahogy keze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. De óhatatlanul előjönnek azok a problém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7"/>Fidesz politikusai nem értették, vagy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érteni azt, amit ez a kijelentés tartalm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0</text:p>
          </table:table-cell>
          <table:table-cell office:value-type="string" calcext:value-type="string">
            <text:p><text:s text:c="17"/>költségvetési bizottság ülésén sem nagy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kormánypárti képviselők a figyelmüket </text:p>
          </table:table-cell>
          <table:table-cell office:value-type="string" calcext:value-type="string">
            <text:p>… ford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4"/>valóban szükség volt. Nem a környéken élők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újtani, hanem műszaki szempontból elkerülhet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6"/>szélsőségesekhez tartozik -e, Kvasnic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ommentálni, állítása szerint ezzel 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5"/>éreztük, ám éppen ezzel a viszonyulásunkkal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újból és újból elmondani, hogy mi bék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7"/>mint amellyel Jézus saját maga küldet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ellemezni, akkor benne a következő jegyek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15"/>módon. " Követni akarta Krisztust és méltó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lgálni népét, Krisztus tanítása szerin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9"/>király fellépett Szórád ellen is, é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űzni. Így került ebbe a térségbe, 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9"/>magyarság büszkeségében való megtör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lgálni az országot megszállás alat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doc#2201</text:p>
          </table:table-cell>
          <table:table-cell table:style-name="ce15" office:value-type="string" calcext:value-type="string">
            <text:p><text:s text:c="17"/>hadakozni, de legyűrni őket valójában nem </text:p>
          </table:table-cell>
          <table:table-cell table:style-name="ce15" office:value-type="string" calcext:value-type="string">
            <text:p><text:s/>akarták </text:p>
          </table:table-cell>
          <table:table-cell table:style-name="ce15" office:value-type="string" calcext:value-type="string">
            <text:p>. Jól lehetett velük riogatni. A mindenkori </text:p>
          </table:table-cell>
          <table:table-cell table:style-name="ce15"/>
          <table:table-cell table:style-name="ce34" office:value-type="float" office:value="231" calcext:value-type="float">
            <text:p>23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3</text:p>
          </table:table-cell>
          <table:table-cell office:value-type="string" calcext:value-type="string">
            <text:p><text:s text:c="18"/>a Árok Kornél leváltása mellett, mer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erülni, hogy a mozgalom mögött bár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5</text:p>
          </table:table-cell>
          <table:table-cell office:value-type="string" calcext:value-type="string">
            <text:p><text:s text:c="16"/>álltak, és odatették a székeiket, ahová 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enni a mobil kerítéseket, így ideiglen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6</text:p>
          </table:table-cell>
          <table:table-cell office:value-type="string" calcext:value-type="string">
            <text:p><text:s text:c="17"/>júniusban hagyta el az országo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nevét adni a kormány cigányokat megnyomorít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08</text:p>
          </table:table-cell>
          <table:table-cell office:value-type="string" calcext:value-type="string">
            <text:p><text:s text:c="12"/>mozgalom a mostani szombatot szimbolikus napp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: 82 ország 951 városában (köztü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0</text:p>
          </table:table-cell>
          <table:table-cell office:value-type="string" calcext:value-type="string">
            <text:p><text:s text:c="14"/>nagyon megcsinálták a céget (mert nagyo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sinálni), megmaradtak annak a garázsbandá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5</text:p>
          </table:table-cell>
          <table:table-cell office:value-type="string" calcext:value-type="string">
            <text:p><text:s text:c="19"/>lökte. Egy szűk utcában a parkoló aut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mélygépkocsijával kikerülni egy 27 év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18"/>. Aztán lassan csend lett, és már le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ngedni a színpadról. Játékát Al Di Meol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29</text:p>
          </table:table-cell>
          <table:table-cell office:value-type="string" calcext:value-type="string">
            <text:p><text:s text:c="11"/>megmutatni, tanácsadói feltehetően szerethetővé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enni a politikust. Mesterházy pedi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33</text:p>
          </table:table-cell>
          <table:table-cell office:value-type="string" calcext:value-type="string">
            <text:p><text:s text:c="18"/>alatt volt, mint mások. A férfi csak j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ezni a munkáját, de ez a helyzet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35</text:p>
          </table:table-cell>
          <table:table-cell office:value-type="string" calcext:value-type="string">
            <text:p><text:s text:c="21"/>&amp;rdquo; Gyurcsány elmondta: foly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közös munkát. &amp;ldquo;Lett volna még dolgunk&amp;rdquo;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5"/>Trek: The Next Generation producerei el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inni, amikor Goldberg jelezte, hogy 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13"/>bizonyítani, hogy Tóth a 30 milliós hiányt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" papíroztatni ". Tóth szerint az ügy felmelegít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6</text:p>
          </table:table-cell>
          <table:table-cell office:value-type="string" calcext:value-type="string">
            <text:p><text:s text:c="18"/>, mint társai. Pedig az óvodában még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uktatni, mert állítólag szörnyen viselked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7</text:p>
          </table:table-cell>
          <table:table-cell office:value-type="string" calcext:value-type="string">
            <text:p><text:s text:c="16"/>utóbbi hét évben tönkretették, akik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rgatni az idő kerekét. A Fidesz elnök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8</text:p>
          </table:table-cell>
          <table:table-cell office:value-type="string" calcext:value-type="string">
            <text:p><text:s text:c="7"/>adóváltoztatásokat. Gyurcsány azonban mindenképp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z előrehozott választásokat,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7"/>keretében indított aláírásgyűjtésével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hogy az Országgyűlés egyház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5</text:p>
          </table:table-cell>
          <table:table-cell office:value-type="string" calcext:value-type="string">
            <text:p><text:s text:c="18"/>pártelnök ugyanis elsősorban a változ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ngsúlyozni 1848 kapcsán - tette hozz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6</text:p>
          </table:table-cell>
          <table:table-cell office:value-type="string" calcext:value-type="string">
            <text:p><text:s text:c="15"/>ennek kapcsán elmondta: az új törvénnyel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üszöbölni a korábbi szabályozás hiányossá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6</text:p>
          </table:table-cell>
          <table:table-cell office:value-type="string" calcext:value-type="string">
            <text:p><text:s text:c="18"/>" jellegű felszólalásra készült, mer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orolni, mit tettek az elmúlt két hét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8</text:p>
          </table:table-cell>
          <table:table-cell office:value-type="string" calcext:value-type="string">
            <text:p><text:s text:c="15"/>telefonált, mert hajléktalanként él, és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vetetni a pszichiátriára. Előállítás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16"/>magyar becsléseket. " 2002-ben, amikor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ríteni a zsebszerződéseket, mindössz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8"/>az egyezség értelmében - amellyel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salogatni a síita mozgalmat a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Mihajlovics a megbeszéléseket csak ar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használni, hogy Titót eltegyék láb al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4"/>Pavel Landovskyval a cseh kormány épületéhe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juttatni a Charta ' 77-et, ám menet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1"/>5 százalékot. Astrasbourgi zsinagó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levegőbe repíteni NÉPSZAVA Online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9"/>műsorban szóba került, hogy Sztáli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rthyt nemzetközi bíróság elé áll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8"/>A másik: Krisztus feltámadásának hírév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oltalmazni termőföldjeiket a termész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5</text:p>
          </table:table-cell>
          <table:table-cell office:value-type="string" calcext:value-type="string">
            <text:p><text:s text:c="17"/>jutalmul kihagyhatják a középdöntőt. " K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asználni azt a lehetőséget, hogy egyen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gyújtottam -e fel a házamat. A tűzoltó meg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hogy nem loptuk -e a villanyáram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9"/>összeállítóinak nyilatkozata szerint azt a hatás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mint amikor " nagyszájú, nevel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döntések felelősségét magára vállalta, mente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arátait: Amint Jánosi Ferenc gyermeke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3"/>elbukta a választásokat. Rockenbauer ugyan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ételni, amit szintén az ő segítség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6"/>ítélet után sem fizetett. Az alperese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indítani a felszámolást, ám, miután felszámol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91</text:p>
          </table:table-cell>
          <table:table-cell office:value-type="string" calcext:value-type="string">
            <text:p><text:s text:c="13"/>alighanem előre látva a következményeke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ki az úr a pártban. Megmutat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1</text:p>
          </table:table-cell>
          <table:table-cell office:value-type="string" calcext:value-type="string">
            <text:p><text:s text:c="15"/>2010-ben megérkezik, az angolok méltó mód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úcsúztatni az Arnage-t a Párizsi Autószalon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4</text:p>
          </table:table-cell>
          <table:table-cell office:value-type="string" calcext:value-type="string">
            <text:p><text:s text:c="18"/>játékot nyúzta és élőben is reproduk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" tökéltetes kört a Nürburgringen ".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10"/>barátnőjéhez. A cikk szerint Cameron eleint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 sajtóban megjelent, Justin hűtlenségéről </text:p>
          </table:table-cell>
          <table:table-cell office:value-type="string" calcext:value-type="string">
            <text:p>… híre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7"/>rendszereket, és ezt tudva valószínűleg a legjobb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dni. Nagyon helyes. Remélem, hogy í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6</text:p>
          </table:table-cell>
          <table:table-cell office:value-type="string" calcext:value-type="string">
            <text:p><text:s text:c="16"/>nem utazott ki. A Slavia és a Sparta i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gazolni, és bár klubja a Slaviával egyez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6"/>sikerült előremozdítani a projektet. Ő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önteni valamiről, amiben én hittem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0</text:p>
          </table:table-cell>
          <table:table-cell office:value-type="string" calcext:value-type="string">
            <text:p><text:s text:c="19"/>vággyal is; ezután nyilván a filmet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isszanevezni az eredetire. 4. Zseniké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1</text:p>
          </table:table-cell>
          <table:table-cell office:value-type="string" calcext:value-type="string">
            <text:p><text:s text:c="18"/>? (How Do You Know, február 24.) - Hin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, hogy ez a James L. Brooks-komédia jó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3</text:p>
          </table:table-cell>
          <table:table-cell office:value-type="string" calcext:value-type="string">
            <text:p><text:s text:c="17"/>akartak komoly problémát okozni, csa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ívni magukra a figyelmet. Meg lehet ér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8</text:p>
          </table:table-cell>
          <table:table-cell office:value-type="string" calcext:value-type="string">
            <text:p><text:s text:c="18"/>volt szükségünk, ennek infrastruktúrájá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itelből fedezni " - magyarázta. Az osztrák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5</text:p>
          </table:table-cell>
          <table:table-cell office:value-type="string" calcext:value-type="string">
            <text:p><text:s text:c="15"/>Fidesszel kötött megegyezésben. zsoltlu Fö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újtani magát egy benzinkútnál Dunaújvár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58</text:p>
          </table:table-cell>
          <table:table-cell office:value-type="string" calcext:value-type="string">
            <text:p><text:s text:c="15"/>törvényes keretek között demonstráltak, így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ejezni indulataikat egy olyan magatartáss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0</text:p>
          </table:table-cell>
          <table:table-cell office:value-type="string" calcext:value-type="string">
            <text:p><text:s text:c="16"/>valószínűleg mégsem annyira Magyarország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nyújtani a kérelmüket ". Lehetsége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1</text:p>
          </table:table-cell>
          <table:table-cell office:value-type="string" calcext:value-type="string">
            <text:p><text:s text:c="18"/>előbújt rejtekhelyéről, a barátaival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ünnepelni, hogy szabad ember lesz. A lakásb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2"/>Tagadta a vád azon részét is, amely szerin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hagyni a helyszínt, annyit azon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4</text:p>
          </table:table-cell>
          <table:table-cell office:value-type="string" calcext:value-type="string">
            <text:p><text:s text:c="19"/>figyeltette a nőt, de tagadta, hog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öletni. A vádirat szerint Tasnád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12"/>stresszes kampányon volt túl, és mindenáro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nyaralni a családját - mondta. "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10"/>készségesen segített, de amikor az ágyneműtartó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lenőrizni, azt állította, hogy a bút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9"/>az épületekhez " - mondta Such. Olyann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 a közrádiót, ahogy egy közrádi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9"/>gázszerelőt Budapesten A megrendelő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izetni a 65 ezres számlát, ezért a szerel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5"/>ELTE-n Több egyetemről verbuválódott diáko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oszlatni az ELTE-n lévő egyetemfoglal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5"/>ismét " az ország élére akartak állni ",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lalni azt a helyet, amelyet a milosevic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8"/>gyanították, hogy a brit gépet hatalmá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íteni, és neki akarta vezetni valame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9"/>feltehetően a piac melletti rendőrőrsö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élba venni. Irak nyugati rész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8</text:p>
          </table:table-cell>
          <table:table-cell office:value-type="string" calcext:value-type="string">
            <text:p><text:s text:c="14"/>burkolózó volt ügyész követelését, amel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 ezt. Sokallják a magya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9</text:p>
          </table:table-cell>
          <table:table-cell office:value-type="string" calcext:value-type="string">
            <text:p><text:s text:c="19"/>köztársasági elnökről: " színész, é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ábítani Franciaországot ". A köztársasá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1</text:p>
          </table:table-cell>
          <table:table-cell office:value-type="string" calcext:value-type="string">
            <text:p><text:s text:c="14"/>német teherszállítóhajót, a Hansa Stavange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rohamozni a német rendőrök. A GSG-9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6"/>lépni a PDL-lel, a PSD-t pedig Basescu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ormány közelébe engedni, így csak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1"/>tulajdonosát, a BP brit olajcéget, hogy pénz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enni a legjobb kutatók hallgatásá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4"/>eseményeken, szintén alaposabban ellenőriz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szerint azért, mert egy arab kollégájáva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6"/>egész akciót, és a kitalált merényletekk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ilárdítani a hatalmát. Ez a vád késő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4"/>miért - sztriptízbe kezdett, és a kidobó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ávolítani, mire az ifjú Kadhafi neki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7</text:p>
          </table:table-cell>
          <table:table-cell office:value-type="string" calcext:value-type="string">
            <text:p><text:s text:c="13"/>népszerűsítésére hivatott, a kutatók csa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bizonyítani, hogy egy-két pohárka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8</text:p>
          </table:table-cell>
          <table:table-cell office:value-type="string" calcext:value-type="string">
            <text:p><text:s text:c="15"/>megpróbálták eladni a képeket, de sen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ért összeget kifizetni a fotókér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14</text:p>
          </table:table-cell>
          <table:table-cell office:value-type="string" calcext:value-type="string">
            <text:p><text:s text:c="19"/>el a történetet, a filmben jobban körü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rni Blanchett, a fiatal, szexbotrányba </text:p>
          </table:table-cell>
          <table:table-cell office:value-type="string" calcext:value-type="string">
            <text:p>… karakter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16</text:p>
          </table:table-cell>
          <table:table-cell office:value-type="string" calcext:value-type="string">
            <text:p><text:s text:c="16"/>pénzt - a gázsi hetven százalékát- már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odaadni. Ennek ellenére még ők támad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424</text:p>
          </table:table-cell>
          <table:table-cell office:value-type="string" calcext:value-type="string">
            <text:p><text:s text:c="14"/>kizártnak, hogy Lendoiro csak még job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avarni az újságírókat, amikor a londoni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427</text:p>
          </table:table-cell>
          <table:table-cell office:value-type="string" calcext:value-type="string">
            <text:p><text:s text:c="22"/>Ferguson marad a MU élén Beckham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rni Fergusont Ferguson majdnem fejbe <text:s/>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431</text:p>
          </table:table-cell>
          <table:table-cell office:value-type="string" calcext:value-type="string">
            <text:p><text:s text:c="19"/>kétséges, mi történt. " Tina azonnal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a kabint, de John szólt, hogy egy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9</text:p>
          </table:table-cell>
          <table:table-cell office:value-type="string" calcext:value-type="string">
            <text:p><text:s text:c="20"/>parti 1970-ből Nagy tervei voltak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dönteni Lasker " uralkodásának " 27 éves </text:p>
          </table:table-cell>
          <table:table-cell office:value-type="string" calcext:value-type="string">
            <text:p>rekord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2</text:p>
          </table:table-cell>
          <table:table-cell office:value-type="string" calcext:value-type="string">
            <text:p><text:s text:c="18"/>Boksz Csötönyi: Erdeit és Balzsayt is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dozni&amp;gt;&amp;gt;&amp;gt; http://www.origo.hu/sport/boksz/20091230-csotonyi-sandor-kommentalja-2009-legfontosabb-bokszhireit.htm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5</text:p>
          </table:table-cell>
          <table:table-cell office:value-type="string" calcext:value-type="string">
            <text:p><text:s text:c="15"/>fogalmazott ennél, szerinte az Universum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ldozni önt, csakúgy, mint Erdei Zsolt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7</text:p>
          </table:table-cell>
          <table:table-cell office:value-type="string" calcext:value-type="string">
            <text:p><text:s text:c="14"/>Premier League korábbi klasszisa a feleség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okkolni, és közben halálos baleset é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8</text:p>
          </table:table-cell>
          <table:table-cell office:value-type="string" calcext:value-type="string">
            <text:p><text:s text:c="16"/>hogy miért verekedett, azt mondta, hogy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opni az arany nyakláncát, csak önvédelem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9</text:p>
          </table:table-cell>
          <table:table-cell office:value-type="string" calcext:value-type="string">
            <text:p><text:s text:c="15"/>saját védője, Juanan tréfálta meg, aki ha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jelni neki a labdát, de Giefer már út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9</text:p>
          </table:table-cell>
          <table:table-cell office:value-type="string" calcext:value-type="string">
            <text:p><text:s text:c="19"/>a múlton, a legjobb jelenlegi formánka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mutatni. Véleményem szerint a mérkőz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4</text:p>
          </table:table-cell>
          <table:table-cell office:value-type="string" calcext:value-type="string">
            <text:p><text:s text:c="16"/>foglyul ejtett, akik csak az igazi libá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fotózni az eredeti, falusi környezet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2"/>operatőrt is taszigálták, meg is sérült. Be is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ltani a műsort. A Parlamentbe nem tud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0</text:p>
          </table:table-cell>
          <table:table-cell office:value-type="string" calcext:value-type="string">
            <text:p><text:s text:c="16"/>amely a Fobosz-Grunt meghibásodásának ok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deríteni. A novemberi start után Föl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9"/>ellen folytattak. A német hatóságo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, hogy végeznek -e a cégek magyarorsz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0"/>fennhatóságuk alá akartak vonni. Mi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ügyészség a fennhatósága alá vonni?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9"/>fonttal (csaknem hatszázezer forinttal)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játszani a tétet, jóllehet a tipiku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2</text:p>
          </table:table-cell>
          <table:table-cell office:value-type="string" calcext:value-type="string">
            <text:p><text:s text:c="13"/>közötti szakaszán, egy út melletti parkolób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bonyolítani. A jármű tankjából egy műany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2</text:p>
          </table:table-cell>
          <table:table-cell office:value-type="string" calcext:value-type="string">
            <text:p><text:s text:c="16"/>még aznap éjszaka a lajosmizsei OTP-fiók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osztani, s hogy akciójukat zavartalanu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8</text:p>
          </table:table-cell>
          <table:table-cell office:value-type="string" calcext:value-type="string">
            <text:p><text:s text:c="18"/>járt a rendőrségen, mert újra és újra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érdezni, és esetenként több órán át várakoztatt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9</text:p>
          </table:table-cell>
          <table:table-cell office:value-type="string" calcext:value-type="string">
            <text:p><text:s text:c="12"/>leszállt a járművéről, letámasztotta, m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llítani a Hummert. A konvoj ekkor megál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0</text:p>
          </table:table-cell>
          <table:table-cell office:value-type="string" calcext:value-type="string">
            <text:p><text:s text:c="19"/>lett a táncparkett, hogy aki ismerőse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tózni, annak nem volt könnyű dolga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12"/>először gr. Vécsey Miklós kamarai kormányzóró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nevezni, de ő ezt elhárította azzal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8</text:p>
          </table:table-cell>
          <table:table-cell office:value-type="string" calcext:value-type="string">
            <text:p><text:s text:c="17"/>király németjei azonban éppen ezt az idő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használni, hogy a támadástól nem tar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16"/>például Alain Madelin) egyöntetűen törö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Sarkozy az adó csökkentését választotta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14"/>kezelés gyanújával), és az egyházat nyitott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 az emberek előtt. Mint teológ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2</text:p>
          </table:table-cell>
          <table:table-cell office:value-type="string" calcext:value-type="string">
            <text:p><text:s text:c="16"/>Szent-Trinitás és Kakonya nevű birtokokk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cserélni. 1466-1483 között Korotnai J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8"/>mindkét McLaren megelőzte. Amikor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zni Hamiltont, kicsúszott az egyik kanyar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8"/>a versenyt bármelyik portréfestőve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rni a van Dyck által teremtett arcképfestési </text:p>
          </table:table-cell>
          <table:table-cell office:value-type="string" calcext:value-type="string">
            <text:p>hagyomán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2"/>Vlagyimirt Roman örököseitől - egy idő után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jezni a háborút a magyarokkal és megállapod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8"/>kellett pusztítania a Gyűrűt. Gollam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usztulni hagyni a " drágaságát ", rátámad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6"/>több munkáját a Voynich-kéziratban kód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juttatni és a törököknek átadni - a kódoláss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8"/>" -ben May a gitárjával a hegedű hang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tánozni, amelyet a Deaky Amp - Deaco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1</text:p>
          </table:table-cell>
          <table:table-cell office:value-type="string" calcext:value-type="string">
            <text:p><text:s text:c="14"/>2001. szeptember 11. előtt az amerikaia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dni és a tartományi kormány úgy tervez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23"/>állapotában keresendők. Eleint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vetni, mivel az 1831-es törvény megtiltot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7"/>felügyeletet hiányolja, hiszen ők a saját céljaik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tenyészteni a Tisztelendő Anyák férfi </text:p>
          </table:table-cell>
          <table:table-cell office:value-type="string" calcext:value-type="string">
            <text:p>megfelelő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9</text:p>
          </table:table-cell>
          <table:table-cell office:value-type="string" calcext:value-type="string">
            <text:p><text:s text:c="18"/>közvetlen elnökválasztáson (1999)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mérettetni, ám napokkal a választá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9</text:p>
          </table:table-cell>
          <table:table-cell office:value-type="string" calcext:value-type="string">
            <text:p><text:s text:c="15"/>zenekar koncerteken nyújtott teljesítmény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monstrálni, de Norman Smith egy jóko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5"/>irodában volt. Sun azt válaszolja, ho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zavarni. Jin a posta után kérdez, ami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8"/>volt, aki - Cicero közlése szerint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ő iratait olvasni (Persium non curo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18"/>de megint Neliel nyert. A végső támad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noitrara verni, de ekkor hirtelen visszaváltoz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7"/>kaptak. Addig sem Török sem Hédervár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zetni a védelmet. Mialatt távol vol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mennyiségét. A Capcom a 4 dimenziós ládákat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üntetni (az egyik ládába berakott tár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1"/>berobbantották. Eredetileg az egész szigete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üntetni a föld színéről, ezt azonban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4</text:p>
          </table:table-cell>
          <table:table-cell office:value-type="string" calcext:value-type="string">
            <text:p><text:s text:c="14"/>melynek eredményeképpen a Kwisatz Haderach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étrehozni. Ekkor már képesek voltak ura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17"/>felváltására. A szovjetek mindenképpen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erülni, hogy az új Németország döntő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19"/>akarta megadásra bírni, de a királ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adni magát a szemében áruló Bourbo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6</text:p>
          </table:table-cell>
          <table:table-cell office:value-type="string" calcext:value-type="string">
            <text:p><text:s text:c="12"/>biztonsági okokból több órával a támadás elő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robbantatni az aknát. A műszakiak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7</text:p>
          </table:table-cell>
          <table:table-cell office:value-type="string" calcext:value-type="string">
            <text:p><text:s text:c="19"/>mert az Sypig nevű birtokát idegenek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adni. Ez első okleveles adat után a XV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15"/>terrorista elmondja, hogy ezzel az akcióv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szégyeníteni az amerikaiakat, folytat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7</text:p>
          </table:table-cell>
          <table:table-cell office:value-type="string" calcext:value-type="string">
            <text:p><text:s text:c="15"/>melyben Aranyka megtudja, hogy Dagob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ni a kezét, de végül mégsem tette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8</text:p>
          </table:table-cell>
          <table:table-cell office:value-type="string" calcext:value-type="string">
            <text:p><text:s text:c="27"/>Kutatásai időgép Ezt társai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emmisíteni, de ő ezt mégsem teszi meg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1</text:p>
          </table:table-cell>
          <table:table-cell office:value-type="string" calcext:value-type="string">
            <text:p><text:s text:c="8"/>örökségétől, főként Jókai műveinek jogdíjától,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sztani, de egyik sem sikerü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8"/>elsősorban a román etnikumú paraszt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erni. A szélsőséges Vasgárda alapj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5</text:p>
          </table:table-cell>
          <table:table-cell office:value-type="string" calcext:value-type="string">
            <text:p><text:s text:c="18"/>Cséry összes birtokát az új településhe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toltatni, de a kispestiek a Hoffher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17"/>amikor a vallási érdekeket a törvény fölé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elyezni. 390-ben kiközösítéssel fenyeget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7"/>gyűlöl egy embert, mind halálig, ezek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oldani. Don Carlos előbb szinlel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9</text:p>
          </table:table-cell>
          <table:table-cell office:value-type="string" calcext:value-type="string">
            <text:p><text:s text:c="13"/>Nyugati pályaudvarra. Talán a gondviselés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andót előre megjutalmazni, tudva azt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5"/>katonáknak a parasztok segítette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osszulni sérelmeiket az elnyomó nemesség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9"/>Three tulajdonának ötven százalékát, 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lítani a műsorát, ezért kilépett. Azó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2</text:p>
          </table:table-cell>
          <table:table-cell office:value-type="string" calcext:value-type="string">
            <text:p><text:s text:c="17"/>és Németország politikai átalakulásá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ismerni. Az 1870-es háború kitörése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8</text:p>
          </table:table-cell>
          <table:table-cell office:value-type="string" calcext:value-type="string">
            <text:p><text:s text:c="15"/>Saulnak hívták. Azonban amikor Damaszkusz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a foglyokat, akkor megjelent ne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 text:c="15"/>átépíteni, aki a Loggia dei Lanzi árkádj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lytatni körbe a tér mentén, de a maga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5</text:p>
          </table:table-cell>
          <table:table-cell office:value-type="string" calcext:value-type="string">
            <text:p><text:s text:c="12"/>Nothoff Ingrid.: - Nagy László mindenképpe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azt, hogy Móron mi történt. E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9</text:p>
          </table:table-cell>
          <table:table-cell office:value-type="string" calcext:value-type="string">
            <text:p><text:s text:c="18"/>erre hagyatkozott, még olyan áron s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magának a hatalmat, amivel közvetlen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9</text:p>
          </table:table-cell>
          <table:table-cell office:value-type="string" calcext:value-type="string">
            <text:p><text:s text:c="15"/>elmúlt két évben, pedig csak az iskoláju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menteni. Azt az utat választották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1</text:p>
          </table:table-cell>
          <table:table-cell office:value-type="string" calcext:value-type="string">
            <text:p><text:s text:c="18"/>MR1 - Hajnal-táj Csak a focikapu hálójá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bevizezni - védekezett a Sió-csatorna ment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9"/>éve Észak-Amerikába tartó repülők s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robbantani. 8. Veszélyes kórhá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ötvenéves pedagógust, mert a tanárnő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, hogy megverje egy iskolatár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7</text:p>
          </table:table-cell>
          <table:table-cell office:value-type="string" calcext:value-type="string">
            <text:p><text:s text:c="25"/>támogatása.. Mv.: - Igen, e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őtti fölvállalni, de aztán rájöttek.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0</text:p>
          </table:table-cell>
          <table:table-cell office:value-type="string" calcext:value-type="string">
            <text:p><text:s text:c="8"/>Süddeutsche Zeitungból. Wulff még december közepé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ejét venni a lakáshitele körül kibontakoz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2</text:p>
          </table:table-cell>
          <table:table-cell office:value-type="string" calcext:value-type="string">
            <text:p><text:s text:c="8"/>Állambiztonsági Szolgálatok Történeti Levéltárát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udni: vannak -e olyan adatok, amel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4</text:p>
          </table:table-cell>
          <table:table-cell office:value-type="string" calcext:value-type="string">
            <text:p><text:s text:c="15"/>vetett be a több ezer ember ellen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hogy az új kormányfő megtarts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5</text:p>
          </table:table-cell>
          <table:table-cell office:value-type="string" calcext:value-type="string">
            <text:p><text:s text:c="24"/>bele a könyvembe. " Rip: - Megír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korszakot, vagy átértelmezni, a sajá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2</text:p>
          </table:table-cell>
          <table:table-cell office:value-type="string" calcext:value-type="string">
            <text:p><text:s text:c="12"/>gyerekkor és játszás, nemcsak akkori helyzet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amás ezzel mondani, hanem, egy kis város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4</text:p>
          </table:table-cell>
          <table:table-cell office:value-type="string" calcext:value-type="string">
            <text:p><text:s text:c="10"/>asztalára kerültek jelentések formájában. Ő mag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ralni ezt az országot, természetesen Moszkvá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7</text:p>
          </table:table-cell>
          <table:table-cell office:value-type="string" calcext:value-type="string">
            <text:p><text:s text:c="15"/>kommunizmus csak lassítani és liberaliz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, ami becsületes tartása egy népnek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7"/>börtönbe szánt üdvözlőlap, a nő a sóg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hány kedves sorral meglepni a rács mög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6"/>dunaszerdahelyi járás, magyar családjaiho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juttatni üzenetét. Vagyis egy fiz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1"/>tetszett kérdezni, én sem tudom. Pontosan ezér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tudni. Ugye azért is érdekes a dolog, me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19"/>apropóját az kell, hogy adja, hogy má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sszehívni a Magyar Parlament rendkívüli </text:p>
          </table:table-cell>
          <table:table-cell office:value-type="string" calcext:value-type="string">
            <text:p>ülés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11"/>Szigetmonostor követel. A település már az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gedni, hogy megadják az ideiglenes engedély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1</text:p>
          </table:table-cell>
          <table:table-cell office:value-type="string" calcext:value-type="string">
            <text:p><text:s text:c="15"/>tiltott szimbólumaként. Sajnos detronizá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risztus urunkat a kommunista ateista rezsi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18"/>fellépőket is. Sokan arra hivatkozva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agyni a helyszínt, hogy 70 eurót ad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3"/>gyakorlatilag az autonómia, mert ugye e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írni, mert azt ugye tabunak tartják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19"/>180 perc A szállítmány célba érkezéséi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tokban tartani az atomvonatot, amel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5"/>előtt négy nappal elromlott. A baleset utá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javítani, vagyis a hajó rossz feke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7"/>Tedd el, de hamar! Szádika: Bocsánat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sérteni. Nigar: Jól figyelj rám. É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8</text:p>
          </table:table-cell>
          <table:table-cell office:value-type="string" calcext:value-type="string">
            <text:p><text:s text:c="12"/>félúton tönkrement a fék, a fiú rájött,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 mondani a lánynak. Azért kérte a lány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8</text:p>
          </table:table-cell>
          <table:table-cell office:value-type="string" calcext:value-type="string">
            <text:p><text:s text:c="15"/>elénk az alázatosság példáját. Krisztu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fontos dolgot emberek felelősségére </text:p>
          </table:table-cell>
          <table:table-cell office:value-type="string" calcext:value-type="string">
            <text:p>bí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9</text:p>
          </table:table-cell>
          <table:table-cell office:value-type="string" calcext:value-type="string">
            <text:p><text:s text:c="23"/>meg helyette 2013-07-05 Saját 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ölni egy férfi, ám meggondolta ma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14"/>oldják meg maguk. Voltak olyanok is, akik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ltani már a forgalmat is, egyfajta rezervátum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16"/>hogy betartani a Törvényt. Jézus ezzel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hogy ÚJ KORSZAK jön ami az ÚJ SZÖVET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16"/>Magyar Nagydíj vége előtt. Kimi Raikköne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előzni a Hungaroring egyik legneheze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7</text:p>
          </table:table-cell>
          <table:table-cell office:value-type="string" calcext:value-type="string">
            <text:p><text:s text:c="16"/>lakóhajóra, és szégyelli magát, amié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z apjának, hogy beteg.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78</text:p>
          </table:table-cell>
          <table:table-cell office:value-type="string" calcext:value-type="string">
            <text:p><text:s text:c="9"/>legmerészebb baloldali kormányzási idők alatt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önkretenni a Magyar Nemzetet és a H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2</text:p>
          </table:table-cell>
          <table:table-cell office:value-type="string" calcext:value-type="string">
            <text:p><text:s text:c="19"/>mondta a nyuszi. - Nagyon sajnálom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ántani. Sajnos születésem óta vak vagy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4</text:p>
          </table:table-cell>
          <table:table-cell office:value-type="string" calcext:value-type="string">
            <text:p><text:s text:c="11"/>szeretem. Miért? Bárcsak tudnám... Eddig jobban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szeretni. Most nem akarlak, nem csak azé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5</text:p>
          </table:table-cell>
          <table:table-cell office:value-type="string" calcext:value-type="string">
            <text:p><text:s text:c="18"/>Hickey " akcióba lépett ", és viszono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üzet arra, amerre a merénylőt sejtette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6</text:p>
          </table:table-cell>
          <table:table-cell office:value-type="string" calcext:value-type="string">
            <text:p><text:s text:c="11"/>belegondolunk, Madonna csak a közönség igénye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él jobban kiszolgálni. Ők elsősor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87</text:p>
          </table:table-cell>
          <table:table-cell office:value-type="string" calcext:value-type="string">
            <text:p><text:s text:c="12"/>vezérmotívum, amire Gyurcsány a reformokat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píteni. A jelszó megvolt, de tettek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05</text:p>
          </table:table-cell>
          <table:table-cell office:value-type="string" calcext:value-type="string">
            <text:p><text:s text:c="14"/>működtet, és az egyik állami szerződését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ontani kötelezettségszegés miatt. Iordach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2</text:p>
          </table:table-cell>
          <table:table-cell office:value-type="string" calcext:value-type="string">
            <text:p><text:s text:c="19"/>szakadást, hogy a vezetői egy rész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zsidónak a kereszténységet (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3</text:p>
          </table:table-cell>
          <table:table-cell office:value-type="string" calcext:value-type="string">
            <text:p><text:s text:c="17"/>20:48 Álmibébi Halál Serény Tudom h tol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kerdezni Ma 0:23 Stella Varga aha mjmkopgp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0</text:p>
          </table:table-cell>
          <table:table-cell office:value-type="string" calcext:value-type="string">
            <text:p><text:s text:c="3"/>kikövetkeztettem, hogy mit akar és szerencsére ő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tni velem, így egy szót többször ismét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31</text:p>
          </table:table-cell>
          <table:table-cell office:value-type="string" calcext:value-type="string">
            <text:p><text:s text:c="15"/>egyéjszakás, vad és felelőtlen szexre? Ali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neket írt. A válasz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40</text:p>
          </table:table-cell>
          <table:table-cell office:value-type="string" calcext:value-type="string">
            <text:p><text:s text:c="10"/>ajánlottak a vb-döntős vereségért Az oroszo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sztegetni a világbajnok indiai birkóz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46</text:p>
          </table:table-cell>
          <table:table-cell office:value-type="string" calcext:value-type="string">
            <text:p><text:s text:c="18"/>aranyérmes birkózóját. --&amp;gt; --&amp;gt;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sztegetni a világbajnokot Meg akar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47</text:p>
          </table:table-cell>
          <table:table-cell office:value-type="string" calcext:value-type="string">
            <text:p><text:s text:c="18"/>tud visszatartani, illetve nem is igaz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tartani. Közölte velem, hogy szeretn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1</text:p>
          </table:table-cell>
          <table:table-cell office:value-type="string" calcext:value-type="string">
            <text:p><text:s text:c="13"/>Persze, tudták azt ők már korábban is, d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ismerni. - Most azt kéne mondanom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1</text:p>
          </table:table-cell>
          <table:table-cell office:value-type="string" calcext:value-type="string">
            <text:p><text:s text:c="18"/>szeretne csinálni. Agya egy másik ré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sználni. Akkor mondott fel színházá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4</text:p>
          </table:table-cell>
          <table:table-cell office:value-type="string" calcext:value-type="string">
            <text:p><text:s text:c="13"/>ajánlathoz képest egy jelentéktelen összegg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ompenzálni. Olvasom minap, hogy az EU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5</text:p>
          </table:table-cell>
          <table:table-cell office:value-type="string" calcext:value-type="string">
            <text:p><text:s text:c="17"/>Egy idős ember egyedül élt a farmján.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sni a paradicsomos kertjét, hogy elültes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56</text:p>
          </table:table-cell>
          <table:table-cell office:value-type="string" calcext:value-type="string">
            <text:p><text:s text:c="18"/>mennyen! Mivel megtörtént kicserélni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mikor már háromszor elvittük és 4 hónap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3</text:p>
          </table:table-cell>
          <table:table-cell office:value-type="string" calcext:value-type="string">
            <text:p><text:s text:c="18"/>, az utolsó szálig meglépett. Miutá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tárni balfácánságát, beállt a legközelebb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4</text:p>
          </table:table-cell>
          <table:table-cell office:value-type="string" calcext:value-type="string">
            <text:p><text:s text:c="15"/>azokból az értékekből, amelyek szerint él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az életünket. Helyenként egyszerű: igény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5</text:p>
          </table:table-cell>
          <table:table-cell office:value-type="string" calcext:value-type="string">
            <text:p><text:s text:c="17"/>alszik éjszakánként. A fiú aki, mindig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ásolni a házid, most vágdossa magát.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5</text:p>
          </table:table-cell>
          <table:table-cell office:value-type="string" calcext:value-type="string">
            <text:p><text:s text:c="18"/>akart simulni, öblös ölébe bújni. Ére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ívének dobogását, a kabáthajtókák kattog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20"/>Tóth Péter A 92 éves Panni nénit ma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ltöztetni a végrehajtó. Ez egy oly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10"/>megindokolni, gondolom csupán a W8 gyenge piac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zzel erősíteni. Ismét győzött a józ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4</text:p>
          </table:table-cell>
          <table:table-cell office:value-type="string" calcext:value-type="string">
            <text:p><text:s text:c="17"/>függönyt. Néztem a TV-n. Ezt O.V. magá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telni... Horn Gyulával a rendszerváltá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6</text:p>
          </table:table-cell>
          <table:table-cell office:value-type="string" calcext:value-type="string">
            <text:p><text:s text:c="18"/>a csapatot szervezte. Mindenképpen tud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milyenek is az idegenek. Az Altevem parancsnok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3"/>tartozik, hogy kezdetben a Fidesz is a Zengő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píteni a dél-dunántúli lokátort, á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4</text:p>
          </table:table-cell>
          <table:table-cell office:value-type="string" calcext:value-type="string">
            <text:p><text:s text:c="19"/>ez, akiről ilyeneket hallok? " És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. A hosszú megpróbáltatás tisztítótüzéb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7</text:p>
          </table:table-cell>
          <table:table-cell office:value-type="string" calcext:value-type="string">
            <text:p><text:s text:c="22"/>2013-09-26 Vojtkó Zsolt De ahogy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lni, azon szakadtunk a nevetéstől...: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99</text:p>
          </table:table-cell>
          <table:table-cell office:value-type="string" calcext:value-type="string">
            <text:p><text:s text:c="18"/>, hogy ezzel még annak a látszatát i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z AB, hogy elfogult lenne, hisz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0</text:p>
          </table:table-cell>
          <table:table-cell office:value-type="string" calcext:value-type="string">
            <text:p><text:s text:c="18"/>erőszakolta. 21 kép 2013-09-26 A gonos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űzni a kalapácsos gyilkos&amp;verbar; A mél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11"/>kérdésére, például arra, hogy Konrád tényleg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-e lőni azon a vadászaton. Ő azonban 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2"/>2013-09-26 Vojtkó Zsolt De ahogy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lni, azon szakadtunk a nevetéstől...: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2</text:p>
          </table:table-cell>
          <table:table-cell office:value-type="string" calcext:value-type="string">
            <text:p><text:s text:c="19"/>kellett mennie? Vagy az, hogy sen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incselni az ismeretlen utast aki működés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3</text:p>
          </table:table-cell>
          <table:table-cell office:value-type="string" calcext:value-type="string">
            <text:p><text:s text:c="19"/>veszi magán észre! No ezzel nem támad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, csak úgy mondtam. Csak később kerülö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0</text:p>
          </table:table-cell>
          <table:table-cell office:value-type="string" calcext:value-type="string">
            <text:p><text:s text:c="11"/>kihasználni a lehetőséget, egy televíziós vit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s Slomóval megtárgyalni azt, hogy antiszemi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1</text:p>
          </table:table-cell>
          <table:table-cell office:value-type="string" calcext:value-type="string">
            <text:p><text:s text:c="18"/>és dől a pénz ", ez a dolog lényege,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és sikeresen el is érte. Mive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24</text:p>
          </table:table-cell>
          <table:table-cell office:value-type="string" calcext:value-type="string">
            <text:p><text:s text:c="19"/>csekket feladni, meg autót vezetni. E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hallani? Tényleg nem világos hogy mit jele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9</text:p>
          </table:table-cell>
          <table:table-cell office:value-type="string" calcext:value-type="string">
            <text:p><text:s text:c="16"/>intézkedni, hanem nyomásgyakorló szervké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bírni a végrehajtó hatalmat a társadal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5</text:p>
          </table:table-cell>
          <table:table-cell office:value-type="string" calcext:value-type="string">
            <text:p><text:s text:c="11"/>tavasszal valami adminisztrációs hiba miat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üntetni a telefonvonalamat. Pedi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8</text:p>
          </table:table-cell>
          <table:table-cell office:value-type="string" calcext:value-type="string">
            <text:p><text:s text:c="19"/>Niallel. Csak nézett ki az ablakon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zavarni a fiút az olvasásban. " Kedv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8</text:p>
          </table:table-cell>
          <table:table-cell office:value-type="string" calcext:value-type="string">
            <text:p><text:s text:c="14"/>folyón. A járművet eredetileg a hónap elejé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tadni, de az amerikai kormány leállá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0</text:p>
          </table:table-cell>
          <table:table-cell office:value-type="string" calcext:value-type="string">
            <text:p><text:s text:c="18"/>terelődött a szó, amiben egyik a mási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ülmúlni. Csak az egyik férfi hallga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1</text:p>
          </table:table-cell>
          <table:table-cell office:value-type="string" calcext:value-type="string">
            <text:p><text:s text:c="18"/>? Épp mellette volt reménytelen, ak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denáron menteni a kapcsolatot? " I agre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5</text:p>
          </table:table-cell>
          <table:table-cell office:value-type="string" calcext:value-type="string">
            <text:p><text:s text:c="11"/>beszélni. Amúgy a " pogácsazabálók " kijut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válogatottat átlag felett jóval. (mondju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9</text:p>
          </table:table-cell>
          <table:table-cell office:value-type="string" calcext:value-type="string">
            <text:p><text:s text:c="19"/>benne) 2013-11-10 A fagyállóval csak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plezni a tolvajt Blikk: a borász 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79</text:p>
          </table:table-cell>
          <table:table-cell office:value-type="string" calcext:value-type="string">
            <text:p><text:s text:c="18"/>után vett egy szekrényt a sok CDnek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a lányt, de nem úgyhogy egyik nap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83</text:p>
          </table:table-cell>
          <table:table-cell office:value-type="string" calcext:value-type="string">
            <text:p><text:s text:c="19"/>Az imám már ott volt, és éppen az Aza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játszani. - Jamil, azt hittem, édesap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19"/>az élet. Gazdáról gazdára járt, al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Jelenleg állatvédők vették szárnyaik alá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96</text:p>
          </table:table-cell>
          <table:table-cell office:value-type="string" calcext:value-type="string">
            <text:p><text:s text:c="23"/>a versenyt. 2013-11-23 Csak költe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z agrármilliárdokat, mindegy a hatékonyság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99</text:p>
          </table:table-cell>
          <table:table-cell office:value-type="string" calcext:value-type="string">
            <text:p><text:s text:c="18"/>a szoci rendszert minősíti! Aki valami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a 70-es években, az enélkül nem vo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00</text:p>
          </table:table-cell>
          <table:table-cell office:value-type="string" calcext:value-type="string">
            <text:p><text:s text:c="19"/>megye megyei választások 2013 Ajánló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lalni az egyetemet Pozsonyban Megpróbá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04</text:p>
          </table:table-cell>
          <table:table-cell office:value-type="string" calcext:value-type="string">
            <text:p><text:s text:c="14"/>Ildikó és Lacibá sem, csak az ifjúkommere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térdeltetni, csak egy idő után neki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8"/>miatt évek óta rettegésben élő helyie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provokálni. A helyiek a provokátorok autó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9</text:p>
          </table:table-cell>
          <table:table-cell office:value-type="string" calcext:value-type="string">
            <text:p><text:s text:c="15"/>ahogyan van, még akkor is, ha mások máské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átni ezeket a dolgokat. Ennek egyik j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4</text:p>
          </table:table-cell>
          <table:table-cell office:value-type="string" calcext:value-type="string">
            <text:p><text:s text:c="19"/>2013-12-09 ennyi @ xrobert (66100):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antani, nem szemelyedet tamadtam, n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5</text:p>
          </table:table-cell>
          <table:table-cell office:value-type="string" calcext:value-type="string">
            <text:p><text:s text:c="18"/>. A visszatérő Hetényi Zoltán nem igaz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 történteket, mert úgy véli, s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6</text:p>
          </table:table-cell>
          <table:table-cell office:value-type="string" calcext:value-type="string">
            <text:p><text:s text:c="16"/>neki többet, erre ezt meg kifejezetten meg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vele etetni... Szóval egyrészt krit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3"/>figyelt, és hallgatott ott, ahol mindenk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 magát és folyton csak beszél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30</text:p>
          </table:table-cell>
          <table:table-cell office:value-type="string" calcext:value-type="string">
            <text:p><text:s text:c="19"/>törvényt alkotott, ezzel is kifejezés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uttatni, hogy a főváros jogi státusz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37</text:p>
          </table:table-cell>
          <table:table-cell office:value-type="string" calcext:value-type="string">
            <text:p><text:s text:c="15"/>hiábavaló volt minden érvelés, amellye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t győzni, hogy engedjen. Most végleges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37</text:p>
          </table:table-cell>
          <table:table-cell office:value-type="string" calcext:value-type="string">
            <text:p><text:s text:c="17"/>kaptunk, mintha egy összegben, kamatokk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visszafizetni... 2013-12-29 Kér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1</text:p>
          </table:table-cell>
          <table:table-cell office:value-type="string" calcext:value-type="string">
            <text:p><text:s text:c="14"/>vasvillákkal szurkáltak. A szülők azonnal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nni őt a hittanról, de az iskolaigazgat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2</text:p>
          </table:table-cell>
          <table:table-cell office:value-type="string" calcext:value-type="string">
            <text:p><text:s text:c="16"/>volna fel később a buszra, és a vezető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patni az utast. VAGY ha manapság olvaso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5"/>hiábavaló volt minden érvelés, amellye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t győzni, hogy engedjen. Most végleges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9"/>visszatartotta a szerzeteseket, ak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rlaszolni a székesegyház kapuját:,, 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1" table:number-rows-repeated="10477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akar(od|ja|juk|játok|juk); akart(ad|a|uk|átok|ák); akar(lak|talak)'.F644:'akar(od|ja|juk|játok|juk); akart(ad|a|uk|átok|ák); akar(lak|talak)'.F1048576 'akar(od|ja|juk|játok|juk); akart(ad|a|uk|átok|ák); akar(lak|talak)'.F1:'akar(od|ja|juk|játok|juk); akart(ad|a|uk|átok|ák); akar(lak|talak)'.F25 'akar(od|ja|juk|játok|juk); akart(ad|a|uk|átok|ák); akar(lak|talak)'.B26:'akar(od|ja|juk|játok|juk); akart(ad|a|uk|átok|ák); akar(lak|talak)'.B26 'akar(od|ja|juk|játok|juk); akart(ad|a|uk|átok|ák); akar(lak|talak)'.F27:'akar(od|ja|juk|játok|juk); akart(ad|a|uk|átok|ák); akar(lak|talak)'.F176 'akar(od|ja|juk|játok|juk); akart(ad|a|uk|átok|ák); akar(lak|talak)'.F178:'akar(od|ja|juk|játok|juk); akart(ad|a|uk|átok|ák); akar(lak|talak)'.F640">
            <calcext:condition calcext:apply-style-name="Neutral" calcext:value="=312" calcext:base-cell-address="'akar(od|ja|juk|játok|juk); akart(ad|a|uk|átok|ák); akar(lak|talak)'.B1"/>
            <calcext:condition calcext:apply-style-name="Neutral" calcext:value="=213" calcext:base-cell-address="'akar(od|ja|juk|játok|juk); akart(ad|a|uk|átok|ák); akar(lak|talak)'.B1"/>
            <calcext:condition calcext:apply-style-name="Neutral" calcext:value="=132" calcext:base-cell-address="'akar(od|ja|juk|játok|juk); akart(ad|a|uk|átok|ák); akar(lak|talak)'.B1"/>
          </calcext:conditional-format>
        </calcext:conditional-formats>
      </table:table>
      <table:table table:name="jö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7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0" calcext:value-type="float">
            <text:p>0</text:p>
          </table:table-cell>
          <table:table-cell table:style-name="ce7" table:formula="of:=([.J6]/[.J13]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/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a xlink:href="https://fanfic.hu/merengo/viewstory.php?sid=57816" xlink:type="simple">https://fanfic.hu/merengo/viewstory.php?sid=57816</text:a> date 14/3/2019</text:p>
          </table:table-cell>
          <table:table-cell office:value-type="string" calcext:value-type="string">
            <text:p>Aha, és a köpenyedet is megfüröszteni 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, igaz?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dancewithmeforever.blogspot.com/2013/01/" xlink:type="simple">https://dancewithmeforever.blogspot.com/2013/01/</text:a> date 14/3/2019</text:p>
          </table:table-cell>
          <table:table-cell office:value-type="string" calcext:value-type="string">
            <text:p><text:s/>- Az órá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nézni ugye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hogyvolt.blog.hu/2014/11/19/valo_vilag_7x03_egy_osszefaszozott_szerelmi_agy" xlink:type="simple">https://hogyvolt.blog.hu/2014/11/19/valo_vilag_7x03_egy_osszefaszozott_szerelmi_agy</text:a> 14/3/2019</text:p>
          </table:table-cell>
          <table:table-cell office:value-type="string" calcext:value-type="string">
            <text:p>Te ide most jólérezni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agada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favilaga.wordpress.com/2018/07/04/tukorversek-i/" xlink:type="simple">https://favilaga.wordpress.com/2018/07/04/tukorversek-i/</text:a> date 14/3/2019</text:p>
          </table:table-cell>
          <table:table-cell office:value-type="string" calcext:value-type="string">
            <text:p>ahogy nekirugaszkodott üdvözölni</text:p>
          </table:table-cell>
          <table:table-cell office:value-type="string" calcext:value-type="string">
            <text:p><text:s/>jötted.</text:p>
          </table:table-cell>
          <table:table-cell table:number-columns-repeated="2"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books.google.at/books?id=WGLDCAAAQBAJ&amp;pg=PT126&amp;lpg=PT126&amp;dq=%22jötted%22&amp;source=bl&amp;ots=WTdWqhUQC_&amp;sig=ACfU3U2SgPcAlLK3BIhXJrebClPz3Rc9Dw&amp;hl=en&amp;sa=X&amp;ved=2ahUKEwiBm7a6h4DhAhUPYlAKHduyClwQ6AEwDHoECAMQAQ#v=onepage&amp;q=%22jötted%22&amp;f=false" xlink:type="simple">https://books.google.at/books?id=WGLDCAAAQBAJ&amp;pg=PT126&amp;lpg=PT126&amp;dq=%22j%C3%B6tted%22&amp;source=bl&amp;ots=WTdWqhUQC_&amp;sig=ACfU3U2SgPcAlLK3BIhXJrebClPz3Rc9Dw&amp;hl=en&amp;sa=X&amp;ved=2ahUKEwiBm7a6h4DhAhUPYlAKHduyClwQ6AEwDHoECAMQAQ#v=onepage&amp;q=%22j%C3%B6tted%22&amp;f=false</text:a> 14/3/2019</text:p>
          </table:table-cell>
          <table:table-cell office:value-type="string" calcext:value-type="string">
            <text:p>Igazból egy régi barátnőde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látogatni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tion.net/s/4384575/1/Daniel-Jackson-és-Thoth-Könyve" xlink:type="simple">https://www.fanfiction.net/s/4384575/1/Daniel-Jackson-%C3%A9s-Thoth-K%C3%B6nyve</text:a> date 14/3/2019</text:p>
          </table:table-cell>
          <table:table-cell office:value-type="string" calcext:value-type="string">
            <text:p>Azt </text:p>
          </table:table-cell>
          <table:table-cell office:value-type="string" calcext:value-type="string">
            <text:p><text:s/>jöttük </text:p>
          </table:table-cell>
          <table:table-cell office:value-type="string" calcext:value-type="string">
            <text:p>megkeresni, amit a Taur’i Thoth Könyveként ismer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ötted.F285:jötted.F1048576 jötted.F1:jötted.F50">
            <calcext:condition calcext:apply-style-name="Neutral" calcext:value="=312" calcext:base-cell-address="jötted.F1"/>
            <calcext:condition calcext:apply-style-name="Neutral" calcext:value="=213" calcext:base-cell-address="jötted.F1"/>
            <calcext:condition calcext:apply-style-name="Neutral" calcext:value="=132" calcext:base-cell-address="jötted.F1"/>
          </calcext:conditional-format>
        </calcext:conditional-formats>
      </table:table>
      <table:table table:name="já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1" calcext:value-type="float">
            <text:p>1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7:.H400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7:.H400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7:.H401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7:.H400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7:.H400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SG&gt;3</text:p>
          </table:table-cell>
          <table:table-cell table:formula="of:=COUNTIF([.H7:.H400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a xlink:href="http://docplayer.hu/8200672-Az-eucharisztia-elott.html" xlink:type="simple">http://docplayer.hu/8200672-Az-eucharisztia-elott.html</text:a> date: 26/06/2017</text:p>
          </table:table-cell>
          <table:table-cell office:value-type="string" calcext:value-type="string">
            <text:p>Két napig a falu nép-e</text:p>
          </table:table-cell>
          <table:table-cell office:value-type="string" calcext:value-type="string">
            <text:p><text:s/>jár-t-a </text:p>
          </table:table-cell>
          <table:table-cell office:value-type="string" calcext:value-type="string">
            <text:p>néz-ni a fölakasztott ember-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400]; &quot;3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7:.J23])"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ár.F285:jár.F1048576 jár.F1:jár.F50">
            <calcext:condition calcext:apply-style-name="Neutral" calcext:value="=312" calcext:base-cell-address="jár.F1"/>
            <calcext:condition calcext:apply-style-name="Neutral" calcext:value="=213" calcext:base-cell-address="jár.F1"/>
            <calcext:condition calcext:apply-style-name="Neutral" calcext:value="=132" calcext:base-cell-address="jár.F1"/>
          </calcext:conditional-format>
        </calcext:conditional-formats>
      </table:table>
      <table:table table:name="Typos and misclassification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doc#2504</text:p>
          </table:table-cell>
          <table:table-cell table:style-name="ce23" office:value-type="string" calcext:value-type="string">
            <text:p><text:s text:c="13"/>felelősségvállalásról tartott előadásokkal </text:p>
          </table:table-cell>
          <table:table-cell table:style-name="ce22" office:value-type="string" calcext:value-type="string">
            <text:p><text:s/>igyekezték </text:p>
          </table:table-cell>
          <table:table-cell table:style-name="ce22" office:value-type="string" calcext:value-type="string">
            <text:p><text:s/>segíteni. Forrás: CSMKIK 2011-05-17 <text:s/></text:p>
          </table:table-cell>
          <table:table-cell table:style-name="ce22"/>
          <table:table-cell table:style-name="ce24"/>
          <table:table-cell table:style-name="ce22" table:number-columns-repeated="1018"/>
        </table:table-row>
        <table:table-row table:style-name="ro1">
          <table:table-cell office:value-type="string" calcext:value-type="string">
            <text:p>doc#2600</text:p>
          </table:table-cell>
          <table:table-cell table:style-name="ce1" office:value-type="string" calcext:value-type="string">
            <text:p><text:s text:c="20"/>Darvasi László: - A labdarúgás kapcs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enféle más olyan ügyről szólni, ami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628</text:p>
          </table:table-cell>
          <table:table-cell table:style-name="ce1" office:value-type="string" calcext:value-type="string">
            <text:p><text:s text:c="17"/>lehetőségeket, az új marketing irányoka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ponzorokat bevonni, igyekeztünk üzleti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643</text:p>
          </table:table-cell>
          <table:table-cell table:style-name="ce1" office:value-type="string" calcext:value-type="string">
            <text:p><text:s text:c="16"/>mondja: ma végleg befejeződött két hónapo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ompromisszumos megállapodásra jutni az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/>léphetnek fel. Műsorvezető: - Akkor se </text:p>
          </table:table-cell>
          <table:table-cell office:value-type="string" calcext:value-type="string">
            <text:p><text:s/>próbálkozzuk </text:p>
          </table:table-cell>
          <table:table-cell office:value-type="string" calcext:value-type="string">
            <text:p><text:s/>vele, mert egy-két szemet lenyel az emb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37</text:p>
          </table:table-cell>
          <table:table-cell office:value-type="string" calcext:value-type="string">
            <text:p><text:s/>legutóbbi tíz randevú alkalmával sikertelenü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a Kacsák, de most viszonylag könnyen 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7"/>vízfestékeket, és a fiamnak az ecsetjével </text:p>
          </table:table-cell>
          <table:table-cell office:value-type="string" calcext:value-type="string">
            <text:p><text:s/>próbálkozta </text:p>
          </table:table-cell>
          <table:table-cell office:value-type="string" calcext:value-type="string">
            <text:p><text:s/>először. Utána kaptam egy kisebb összegű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3</text:p>
          </table:table-cell>
          <table:table-cell office:value-type="string" calcext:value-type="string">
            <text:p><text:s text:c="2"/>cégtulajdonosok, hanem számtalan más helyen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már az utóbbi években. Ardai Attila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9</text:p>
          </table:table-cell>
          <table:table-cell office:value-type="string" calcext:value-type="string">
            <text:p><text:s/>Az eredeti " szovjet (!) nyelvről "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fordítás fel is sorolja e kilenc vár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3</text:p>
          </table:table-cell>
          <table:table-cell table:style-name="ce1" office:value-type="string" calcext:value-type="string">
            <text:p><text:s/>ezt a szöveget stencileztük, ennek alapján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1959-es francia, angol majd az 1960-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6</text:p>
          </table:table-cell>
          <table:table-cell table:style-name="ce1" office:value-type="string" calcext:value-type="string">
            <text:p><text:s text:c="4"/>majd hozzájutni és erre időben fel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- mondta előadásában Kulcsár László tanszékvezető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96</text:p>
          </table:table-cell>
          <table:table-cell table:style-name="ce1" office:value-type="string" calcext:value-type="string">
            <text:p><text:s text:c="2"/>felkereste a katolikus egyház vezetőit és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evangélikus egyház és a zsidó felekez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5"/>ami akár a közelébe tudna érni az adott </text:p>
          </table:table-cell>
          <table:table-cell office:value-type="string" calcext:value-type="string">
            <text:p><text:s/>készülik </text:p>
          </table:table-cell>
          <table:table-cell office:value-type="string" calcext:value-type="string">
            <text:p><text:s/>grafikus képességeinek. Az Anandte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63</text:p>
          </table:table-cell>
          <table:table-cell office:value-type="string" calcext:value-type="string">
            <text:p><text:s/>történt, és nehéz néhány hétre és hónapra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, amíg " ennek a csúnya históriának vé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4</text:p>
          </table:table-cell>
          <table:table-cell office:value-type="string" calcext:value-type="string">
            <text:p><text:s text:c="6"/>Martonosi János Ne csak reagáljunk, hanem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is fel a katasztrófákra Az Európai Parla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2</text:p>
          </table:table-cell>
          <table:table-cell office:value-type="string" calcext:value-type="string">
            <text:p><text:s text:c="6"/>máris itt a következő dilemma, azaz mivel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z újévre. A pezsgő kézenfekvő és adot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kapcsolatban is. Ennek az átvilágítására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 anyagok. Én azt gondolom, hogy ez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22</text:p>
          </table:table-cell>
          <table:table-cell office:value-type="string" calcext:value-type="string">
            <text:p><text:s text:c="6"/>lakójára végzetesnek bizonyult a felvéte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eltelt huszonöt év. Látom a falun tú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2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5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3</text:p>
          </table:table-cell>
          <table:table-cell office:value-type="string" calcext:value-type="string">
            <text:p><text:s text:c="4"/>diákoknak, hogy részt vettek a versenyen és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rá, amely a kérdésekre leadott helyes megold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7"/>lehetőségünk lesz rá, hogy megnézzük hol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képeink a Photos programban. Alul két t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8"/>fényképezőgépünk éppen fényt mér a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előtt, fordítsuk azt egy nem árnyékos terület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3"/>Cseke: az édesapa, Cseke Sándor, aki a könyv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idején, 2006 februárjában hunyt el nyolcvanké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95</text:p>
          </table:table-cell>
          <table:table-cell office:value-type="string" calcext:value-type="string">
            <text:p><text:s text:c="2"/>számítanak még most is, több mint ötven év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után. A képek között van egy soroz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58</text:p>
          </table:table-cell>
          <table:table-cell office:value-type="string" calcext:value-type="string">
            <text:p><text:s text:c="7"/>is felelősség terheli a szerződés el ne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. Az ugyancsak kötelezően sugárzandó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/>meggyilkolásával vádolták (1963), őt a rendőrségi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egy nappal, Jack Ruby lőtte le. Davi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8</text:p>
          </table:table-cell>
          <table:table-cell office:value-type="string" calcext:value-type="string">
            <text:p><text:s text:c="12"/>részt, és próbáltuk az előadásra is, ami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. Emellett nagyon sok helyet meglátogattu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7</text:p>
          </table:table-cell>
          <table:table-cell office:value-type="string" calcext:value-type="string">
            <text:p><text:s text:c="10"/>függelékek). A függelékek és a térképek lassú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 a megjelenés elhúzódott: a kötet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0</text:p>
          </table:table-cell>
          <table:table-cell office:value-type="string" calcext:value-type="string">
            <text:p><text:s text:c="3"/>legmeredekebb, legkövesebb helyek ahonnan a jó boro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azok aztán beerdősödtek, mert a szerb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3</text:p>
          </table:table-cell>
          <table:table-cell office:value-type="string" calcext:value-type="string">
            <text:p><text:s text:c="13"/>egész estés film. Egyébként a Macskafogó 1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sem igazán kor jellemző, vagy Pannóni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30</text:p>
          </table:table-cell>
          <table:table-cell office:value-type="string" calcext:value-type="string">
            <text:p><text:s text:c="9"/>kiadását. 2009-ben pedig a nagy visszatérésére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egvallotta, hogy naponta élt kábítószerekk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11"/>embernek ismertem én meg és amikor Zsuzs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rre a beszélgetésre, akkor szinte ugyana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88</text:p>
          </table:table-cell>
          <table:table-cell office:value-type="string" calcext:value-type="string">
            <text:p><text:s text:c="14"/>otthonosság ez az amire vágyom. Ti hogya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 őszre? Ki szokott saját kezűleg ajtódí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2"/>mint étkezési keményítő) sűrítjük. A kecsa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özben már a bucikák dagadoznak; újabb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mondva, az első két szörnyedvényt a képe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már megszüntettem). Én is lakom, ahog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azt anyir, hogy velük csak meg othon csak,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hogy birtm haza irni könyv iromirom ir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varom, eleve jöttem haza, haza, fáradt, de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legyek itthon. Te meg küzdesz nyilvan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7</text:p>
          </table:table-cell>
          <table:table-cell office:value-type="string" calcext:value-type="string">
            <text:p><text:s text:c="7"/>bemutatott filmes alkotásoknak. A 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(Nap Hálóban) díjat a játékfilmek versenyé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4</text:p>
          </table:table-cell>
          <table:table-cell office:value-type="string" calcext:value-type="string">
            <text:p><text:s text:c="4"/>1962-es filmje, a " Nap a hálóban "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, amit sokan a cseh újhullám első jelentő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34</text:p>
          </table:table-cell>
          <table:table-cell office:value-type="string" calcext:value-type="string">
            <text:p><text:s text:c="15"/>Maysles és David Maysles Sli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- rendező: Stefan Uher Díj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9</text:p>
          </table:table-cell>
          <table:table-cell office:value-type="string" calcext:value-type="string">
            <text:p><text:s text:c="4"/>Štefan Uher rendezte, Nap a hálóban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 címmmel, mely az első új hullámos fi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96</text:p>
          </table:table-cell>
          <table:table-cell office:value-type="string" calcext:value-type="string">
            <text:p><text:s text:c="2"/>pontosan mikor lesz. Ja és a kép minőségért is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<text:s/>xD 2013-08-19 CN Wrathe Szín: Mahagón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/>járulhat ugyebár. Mi hát voltaképpen ez a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? (Amely mellesleg -ban, -ben raggal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 text:c="3"/>cselekvést.) Onnan ered -e, hogy valaki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a dolgát? Vagy ragot, birtokost rejt mé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18</text:p>
          </table:table-cell>
          <table:table-cell office:value-type="string" calcext:value-type="string">
            <text:p><text:s/>tudom még gondolkodom rajta. Rendben nem </text:p>
          </table:table-cell>
          <table:table-cell office:value-type="string" calcext:value-type="string">
            <text:p><text:s/>sietlek </text:p>
          </table:table-cell>
          <table:table-cell office:value-type="string" calcext:value-type="string">
            <text:p>. De azért köszi. (válaszoltam) Bementem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351</text:p>
          </table:table-cell>
          <table:table-cell office:value-type="string" calcext:value-type="string">
            <text:p><text:s text:c="3"/>aki akkor is zsebre tesz valamit, ha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Dembiczcel azért tudtam irodalomról </text:p>
          </table:table-cell>
          <table:table-cell/>
          <table:table-cell table:style-name="ce43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'szándékoz(od|za|zuk|zátok|zák); szándékozt(ad|a|uk|átok|ák); szándékoz(lak|talak)'.F6:.F183]; &quot;132&quot;)" office:value-type="float" office:value="10" calcext:value-type="float">
            <text:p>10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5"/>gazdaságpolitikai elképzelések pontosan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hogy ismételten 20 százalék alá tudjuk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1"/>innovatív finanszírozási eszköz beveze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: az ENPI-források jelentős részét kormányzási 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nyilván ennek a törvénynek a jobbítás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nem fogadja be a kormánytöbbség, akk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59</text:p>
          </table:table-cell>
          <table:table-cell office:value-type="string" calcext:value-type="string">
            <text:p><text:s text:c="15"/>védhető vélekedését, hogy a kormán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hogy a töredék munkaidő s a többi, eb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6</text:p>
          </table:table-cell>
          <table:table-cell office:value-type="string" calcext:value-type="string">
            <text:p><text:s text:c="14"/>elérhető, mint ahogy azt az előterjesztő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zzal is egyetértünk, hogy előfordul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7"/>csökkentik, és minden jel szerint a jövőben s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Ezt a dilemmát a választási kampányb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6</text:p>
          </table:table-cell>
          <table:table-cell office:value-type="string" calcext:value-type="string">
            <text:p><text:s text:c="13"/>hivatalában marad - úgy tűnik. Legalább is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Műsorvezető: - Shiri Zsuzsa köszönjü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1"/>szeretnénk hivatkozni időre a jövőben, mivel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hogy előretekintsetek, vagy ábrándok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326</text:p>
          </table:table-cell>
          <table:table-cell office:value-type="string" calcext:value-type="string">
            <text:p><text:s text:c="3"/>már föl volt öltözve, más szoknyában, 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megfordulhattam, és volt még egy k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8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7"/>kormány olyan egyszerűen elintézni, aho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a napirendrevétel kapcsán előzetes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2"/>használták, ahogy a törvényjavaslat eredetil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; nem tényleges vállalkozói tevékenysé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97</text:p>
          </table:table-cell>
          <table:table-cell office:value-type="string" calcext:value-type="string">
            <text:p><text:s text:c="11"/>követődni Viper 09/13/99 20:13:17 Nem is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: D Azaz mégis.. HK val a kezem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7</text:p>
          </table:table-cell>
          <table:table-cell office:value-type="string" calcext:value-type="string">
            <text:p><text:s text:c="12"/>abban a mértékben, ahogy ezt eredetil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másrészt enyhítené a versenyszférához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6"/>fizetéssel, ahogyan azt a 93/37. sz. Irányelv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majd később az értelmező közlemény is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6</text:p>
          </table:table-cell>
          <table:table-cell office:value-type="string" calcext:value-type="string">
            <text:p><text:s text:c="8"/>viszonylag tág teret nyújt arra, hogy a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s, egyensúlyozzon a között, hogy bizony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, mint az eredeti elképzelés szerint e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. Ugyanakkor az is igaz, hogy a céltámogatá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2</text:p>
          </table:table-cell>
          <table:table-cell office:value-type="string" calcext:value-type="string">
            <text:p><text:s text:c="14"/>tényeket elég nehéz letagadni, mi s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, amikor idehoztuk a parlament elé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546</text:p>
          </table:table-cell>
          <table:table-cell office:value-type="string" calcext:value-type="string">
            <text:p><text:s text:c="3"/>felhasználhassa később akár katonailag, ahogy Leó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pápa sokat tett a pártviszályok lecsillapítás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sokat beszélünk, és melynek tudását mindi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számotokra, mely formálja a hidat a ti <text:s/>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4"/>bekövetkezzen drága lelkek, és tőletek mindig is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hogy létrehozzátok. Mindig is arra szán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5"/>dimenziós földi ciklusotokban, hiszen azt </text:p>
          </table:table-cell>
          <table:table-cell office:value-type="string" calcext:value-type="string">
            <text:p><text:s/>szándékoztátok </text:p>
          </table:table-cell>
          <table:table-cell office:value-type="string" calcext:value-type="string">
            <text:p>, hogy annyit tanultok, amennyit tudtok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 text:c="14"/>aludni jár az ember, az előadásokból pedig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a nem, néhányat ki is kell hagynia. P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29</text:p>
          </table:table-cell>
          <table:table-cell office:value-type="string" calcext:value-type="string">
            <text:p><text:s text:c="16"/>Cigány nem cigány?! A szoclib kormányok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itetni a néppel, hogy bankár ország leszünk </text:p>
          </table:table-cell>
          <table:table-cell table:number-columns-repeated="1020"/>
        </table:table-row>
        <calcext:conditional-formats>
          <calcext:conditional-format calcext:target-range-address="'Typos and misclassification'.F1:'Typos and misclassification'.F5 'Typos and misclassification'.L5:'Typos and misclassification'.L5 'Typos and misclassification'.R5:'Typos and misclassification'.R5 'Typos and misclassification'.X5:'Typos and misclassification'.X5 'Typos and misclassification'.AD5:'Typos and misclassification'.AD5 'Typos and misclassification'.AJ5:'Typos and misclassification'.AJ5 'Typos and misclassification'.AP5:'Typos and misclassification'.AP5 'Typos and misclassification'.AV5:'Typos and misclassification'.AV5 'Typos and misclassification'.BB5:'Typos and misclassification'.BB5 'Typos and misclassification'.BH5:'Typos and misclassification'.BH5 'Typos and misclassification'.BN5:'Typos and misclassification'.BN5 'Typos and misclassification'.BT5:'Typos and misclassification'.BT5 'Typos and misclassification'.BZ5:'Typos and misclassification'.BZ5 'Typos and misclassification'.CF5:'Typos and misclassification'.CF5 'Typos and misclassification'.CL5:'Typos and misclassification'.CL5 'Typos and misclassification'.CR5:'Typos and misclassification'.CR5 'Typos and misclassification'.CX5:'Typos and misclassification'.CX5 'Typos and misclassification'.DD5:'Typos and misclassification'.DD5 'Typos and misclassification'.DJ5:'Typos and misclassification'.DJ5 'Typos and misclassification'.DP5:'Typos and misclassification'.DP5 'Typos and misclassification'.DV5:'Typos and misclassification'.DV5 'Typos and misclassification'.EB5:'Typos and misclassification'.EB5 'Typos and misclassification'.EH5:'Typos and misclassification'.EH5 'Typos and misclassification'.EN5:'Typos and misclassification'.EN5 'Typos and misclassification'.ET5:'Typos and misclassification'.ET5 'Typos and misclassification'.EZ5:'Typos and misclassification'.EZ5 'Typos and misclassification'.FF5:'Typos and misclassification'.FF5 'Typos and misclassification'.FL5:'Typos and misclassification'.FL5 'Typos and misclassification'.FR5:'Typos and misclassification'.FR5 'Typos and misclassification'.FX5:'Typos and misclassification'.FX5 'Typos and misclassification'.GD5:'Typos and misclassification'.GD5 'Typos and misclassification'.GJ5:'Typos and misclassification'.GJ5 'Typos and misclassification'.GP5:'Typos and misclassification'.GP5 'Typos and misclassification'.GV5:'Typos and misclassification'.GV5 'Typos and misclassification'.HB5:'Typos and misclassification'.HB5 'Typos and misclassification'.HH5:'Typos and misclassification'.HH5 'Typos and misclassification'.HN5:'Typos and misclassification'.HN5 'Typos and misclassification'.HT5:'Typos and misclassification'.HT5 'Typos and misclassification'.HZ5:'Typos and misclassification'.HZ5 'Typos and misclassification'.IF5:'Typos and misclassification'.IF5 'Typos and misclassification'.IL5:'Typos and misclassification'.IL5 'Typos and misclassification'.IR5:'Typos and misclassification'.IR5 'Typos and misclassification'.IX5:'Typos and misclassification'.IX5 'Typos and misclassification'.JD5:'Typos and misclassification'.JD5 'Typos and misclassification'.JJ5:'Typos and misclassification'.JJ5 'Typos and misclassification'.JP5:'Typos and misclassification'.JP5 'Typos and misclassification'.JV5:'Typos and misclassification'.JV5 'Typos and misclassification'.KB5:'Typos and misclassification'.KB5 'Typos and misclassification'.KH5:'Typos and misclassification'.KH5 'Typos and misclassification'.KN5:'Typos and misclassification'.KN5 'Typos and misclassification'.KT5:'Typos and misclassification'.KT5 'Typos and misclassification'.KZ5:'Typos and misclassification'.KZ5 'Typos and misclassification'.LF5:'Typos and misclassification'.LF5 'Typos and misclassification'.LL5:'Typos and misclassification'.LL5 'Typos and misclassification'.LR5:'Typos and misclassification'.LR5 'Typos and misclassification'.LX5:'Typos and misclassification'.LX5 'Typos and misclassification'.MD5:'Typos and misclassification'.MD5 'Typos and misclassification'.MJ5:'Typos and misclassification'.MJ5 'Typos and misclassification'.MP5:'Typos and misclassification'.MP5 'Typos and misclassification'.MV5:'Typos and misclassification'.MV5 'Typos and misclassification'.NB5:'Typos and misclassification'.NB5 'Typos and misclassification'.NH5:'Typos and misclassification'.NH5 'Typos and misclassification'.NN5:'Typos and misclassification'.NN5 'Typos and misclassification'.NT5:'Typos and misclassification'.NT5 'Typos and misclassification'.NZ5:'Typos and misclassification'.NZ5 'Typos and misclassification'.OF5:'Typos and misclassification'.OF5 'Typos and misclassification'.OL5:'Typos and misclassification'.OL5 'Typos and misclassification'.OR5:'Typos and misclassification'.OR5 'Typos and misclassification'.OX5:'Typos and misclassification'.OX5 'Typos and misclassification'.PD5:'Typos and misclassification'.PD5 'Typos and misclassification'.PJ5:'Typos and misclassification'.PJ5 'Typos and misclassification'.PP5:'Typos and misclassification'.PP5 'Typos and misclassification'.PV5:'Typos and misclassification'.PV5 'Typos and misclassification'.QB5:'Typos and misclassification'.QB5 'Typos and misclassification'.QH5:'Typos and misclassification'.QH5 'Typos and misclassification'.QN5:'Typos and misclassification'.QN5 'Typos and misclassification'.QT5:'Typos and misclassification'.QT5 'Typos and misclassification'.QZ5:'Typos and misclassification'.QZ5 'Typos and misclassification'.RF5:'Typos and misclassification'.RF5 'Typos and misclassification'.RL5:'Typos and misclassification'.RL5 'Typos and misclassification'.RR5:'Typos and misclassification'.RR5 'Typos and misclassification'.RX5:'Typos and misclassification'.RX5 'Typos and misclassification'.SD5:'Typos and misclassification'.SD5 'Typos and misclassification'.SJ5:'Typos and misclassification'.SJ5 'Typos and misclassification'.SP5:'Typos and misclassification'.SP5 'Typos and misclassification'.SV5:'Typos and misclassification'.SV5 'Typos and misclassification'.TB5:'Typos and misclassification'.TB5 'Typos and misclassification'.TH5:'Typos and misclassification'.TH5 'Typos and misclassification'.TN5:'Typos and misclassification'.TN5 'Typos and misclassification'.TT5:'Typos and misclassification'.TT5 'Typos and misclassification'.TZ5:'Typos and misclassification'.TZ5 'Typos and misclassification'.UF5:'Typos and misclassification'.UF5 'Typos and misclassification'.UL5:'Typos and misclassification'.UL5 'Typos and misclassification'.UR5:'Typos and misclassification'.UR5 'Typos and misclassification'.UX5:'Typos and misclassification'.UX5 'Typos and misclassification'.VD5:'Typos and misclassification'.VD5 'Typos and misclassification'.VJ5:'Typos and misclassification'.VJ5 'Typos and misclassification'.VP5:'Typos and misclassification'.VP5 'Typos and misclassification'.VV5:'Typos and misclassification'.VV5 'Typos and misclassification'.WB5:'Typos and misclassification'.WB5 'Typos and misclassification'.WH5:'Typos and misclassification'.WH5 'Typos and misclassification'.WN5:'Typos and misclassification'.WN5 'Typos and misclassification'.WT5:'Typos and misclassification'.WT5 'Typos and misclassification'.WZ5:'Typos and misclassification'.WZ5 'Typos and misclassification'.XF5:'Typos and misclassification'.XF5 'Typos and misclassification'.XL5:'Typos and misclassification'.XL5 'Typos and misclassification'.XR5:'Typos and misclassification'.XR5 'Typos and misclassification'.XX5:'Typos and misclassification'.XX5 'Typos and misclassification'.YD5:'Typos and misclassification'.YD5 'Typos and misclassification'.YJ5:'Typos and misclassification'.YJ5 'Typos and misclassification'.YP5:'Typos and misclassification'.YP5 'Typos and misclassification'.YV5:'Typos and misclassification'.YV5 'Typos and misclassification'.ZB5:'Typos and misclassification'.ZB5 'Typos and misclassification'.ZH5:'Typos and misclassification'.ZH5 'Typos and misclassification'.ZN5:'Typos and misclassification'.ZN5 'Typos and misclassification'.ZT5:'Typos and misclassification'.ZT5 'Typos and misclassification'.ZZ5:'Typos and misclassification'.ZZ5 'Typos and misclassification'.AAF5:'Typos and misclassification'.AAF5 'Typos and misclassification'.AAL5:'Typos and misclassification'.AAL5 'Typos and misclassification'.AAR5:'Typos and misclassification'.AAR5 'Typos and misclassification'.AAX5:'Typos and misclassification'.AAX5 'Typos and misclassification'.ABD5:'Typos and misclassification'.ABD5 'Typos and misclassification'.ABJ5:'Typos and misclassification'.ABJ5 'Typos and misclassification'.ABP5:'Typos and misclassification'.ABP5 'Typos and misclassification'.ABV5:'Typos and misclassification'.ABV5 'Typos and misclassification'.ACB5:'Typos and misclassification'.ACB5 'Typos and misclassification'.ACH5:'Typos and misclassification'.ACH5 'Typos and misclassification'.ACN5:'Typos and misclassification'.ACN5 'Typos and misclassification'.ACT5:'Typos and misclassification'.ACT5 'Typos and misclassification'.ACZ5:'Typos and misclassification'.ACZ5 'Typos and misclassification'.ADF5:'Typos and misclassification'.ADF5 'Typos and misclassification'.ADL5:'Typos and misclassification'.ADL5 'Typos and misclassification'.ADR5:'Typos and misclassification'.ADR5 'Typos and misclassification'.ADX5:'Typos and misclassification'.ADX5 'Typos and misclassification'.AED5:'Typos and misclassification'.AED5 'Typos and misclassification'.AEJ5:'Typos and misclassification'.AEJ5 'Typos and misclassification'.AEP5:'Typos and misclassification'.AEP5 'Typos and misclassification'.AEV5:'Typos and misclassification'.AEV5 'Typos and misclassification'.AFB5:'Typos and misclassification'.AFB5 'Typos and misclassification'.AFH5:'Typos and misclassification'.AFH5 'Typos and misclassification'.AFN5:'Typos and misclassification'.AFN5 'Typos and misclassification'.AFT5:'Typos and misclassification'.AFT5 'Typos and misclassification'.AFZ5:'Typos and misclassification'.AFZ5 'Typos and misclassification'.AGF5:'Typos and misclassification'.AGF5 'Typos and misclassification'.AGL5:'Typos and misclassification'.AGL5 'Typos and misclassification'.AGR5:'Typos and misclassification'.AGR5 'Typos and misclassification'.AGX5:'Typos and misclassification'.AGX5 'Typos and misclassification'.AHD5:'Typos and misclassification'.AHD5 'Typos and misclassification'.AHJ5:'Typos and misclassification'.AHJ5 'Typos and misclassification'.AHP5:'Typos and misclassification'.AHP5 'Typos and misclassification'.AHV5:'Typos and misclassification'.AHV5 'Typos and misclassification'.AIB5:'Typos and misclassification'.AIB5 'Typos and misclassification'.AIH5:'Typos and misclassification'.AIH5 'Typos and misclassification'.AIN5:'Typos and misclassification'.AIN5 'Typos and misclassification'.AIT5:'Typos and misclassification'.AIT5 'Typos and misclassification'.AIZ5:'Typos and misclassification'.AIZ5 'Typos and misclassification'.AJF5:'Typos and misclassification'.AJF5 'Typos and misclassification'.AJL5:'Typos and misclassification'.AJL5 'Typos and misclassification'.AJR5:'Typos and misclassification'.AJR5 'Typos and misclassification'.AJX5:'Typos and misclassification'.AJX5 'Typos and misclassification'.AKD5:'Typos and misclassification'.AKD5 'Typos and misclassification'.AKJ5:'Typos and misclassification'.AKJ5 'Typos and misclassification'.AKP5:'Typos and misclassification'.AKP5 'Typos and misclassification'.AKV5:'Typos and misclassification'.AKV5 'Typos and misclassification'.ALB5:'Typos and misclassification'.ALB5 'Typos and misclassification'.ALH5:'Typos and misclassification'.ALH5 'Typos and misclassification'.ALN5:'Typos and misclassification'.ALN5 'Typos and misclassification'.ALT5:'Typos and misclassification'.ALT5 'Typos and misclassification'.ALZ5:'Typos and misclassification'.ALZ5 'Typos and misclassification'.AMF5:'Typos and misclassification'.AMF5 'Typos and misclassification'.F55:'Typos and misclassification'.F55 'Typos and misclassification'.F57:'Typos and misclassification'.F57 'Typos and misclassification'.F74:'Typos and misclassification'.F74 'Typos and misclassification'.F76:'Typos and misclassification'.F76">
            <calcext:condition calcext:apply-style-name="Neutral" calcext:value="=312" calcext:base-cell-address="'Typos and misclassification'.F1"/>
            <calcext:condition calcext:apply-style-name="Neutral" calcext:value="=213" calcext:base-cell-address="'Typos and misclassification'.F1"/>
            <calcext:condition calcext:apply-style-name="Neutral" calcext:value="=132" calcext:base-cell-address="'Typos and misclassification'.F1"/>
          </calcext:conditional-format>
        </calcext:conditional-formats>
      </table:table>
      <table:table table:name="Uncle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oc#2511</text:p>
          </table:table-cell>
          <table:table-cell table:style-name="ce1" office:value-type="string" calcext:value-type="string">
            <text:p><text:s text:c="16"/>16.5-en belül Farkas M. pontos labdá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játékba hozni Polyák P., ám nagy igyekezetében </text:p>
          </table:table-cell>
          <table:table-cell/>
          <table:table-cell table:style-name="ce44"/>
          <table:table-cell table:number-columns-repeated="1018"/>
        </table:table-row>
        <table:table-row table:style-name="ro1"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97</text:p>
          </table:table-cell>
          <table:table-cell office:value-type="string" calcext:value-type="string">
            <text:p><text:s text:c="5"/>másik nagy ajtó fából készült és azt nem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. Tehát semmi nyoma nincs az erőszakos tervnek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184</text:p>
          </table:table-cell>
          <table:table-cell office:value-type="string" calcext:value-type="string">
            <text:p><text:s text:c="3"/>gátolják terve beteljesítésében. E fil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nem is szólt másról, mint erről, és talá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7"/>Wanted című mozifilm játékadaptációjána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melyet az a svéd bázisú GRIN csapata hege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8</text:p>
          </table:table-cell>
          <table:table-cell office:value-type="string" calcext:value-type="string">
            <text:p><text:s text:c="9"/>szerelvénnyel). További, különleges változatok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még a tokiói Yamanote-vonalra (11 kocsibó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65</text:p>
          </table:table-cell>
          <table:table-cell office:value-type="string" calcext:value-type="string">
            <text:p><text:s text:c="14"/>pontosabban Pompejiből. Bronzból készült,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z i. sz. 1. századra tehető. Készülhetn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45</text:p>
          </table:table-cell>
          <table:table-cell office:value-type="string" calcext:value-type="string">
            <text:p><text:s text:c="16"/>vonatkoznak, egy elég széles palett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t gondolom, mind a Magdolna napokra,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8"/>pozícióba állni. Őt lelőttél, ez az ember a 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5 perccel meghalt. Sándor Erzsi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40</text:p>
          </table:table-cell>
          <table:table-cell office:value-type="string" calcext:value-type="string">
            <text:p><text:s text:c="8"/>első két album esetében. A lemezfelvételt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, hogy 1988 őszére a Motörheaddel közös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017</text:p>
          </table:table-cell>
          <table:table-cell office:value-type="string" calcext:value-type="string">
            <text:p><text:s text:c="8"/>kiirtották, kiirtani magyarországilag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/ mostanság Delavári (erdős, tavas kishegyek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kormányzat ezt a támogatási formát csak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kívánja bevezetni. Úgy tűnik, ez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1"/>maradt kemény kutyaságunk, magyar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Helthus, Hertel, Petrovics, Kosch </text:p>
          </table:table-cell>
          <table:table-cell table:number-columns-repeated="1020"/>
        </table:table-row>
        <calcext:conditional-formats>
          <calcext:conditional-format calcext:target-range-address="Unclear.F1:Unclear.F1">
            <calcext:condition calcext:apply-style-name="Neutral" calcext:value="=312" calcext:base-cell-address="Unclear.F1"/>
            <calcext:condition calcext:apply-style-name="Neutral" calcext:value="=213" calcext:base-cell-address="Unclear.F1"/>
            <calcext:condition calcext:apply-style-name="Neutral" calcext:value="=132" calcext:base-cell-address="Unclear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2:44:15.346091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0:53.630443182</meta:creation-date>
    <dc:date>2019-04-11T22:45:24.983385379</dc:date>
    <meta:editing-duration>P1DT20H59M3S</meta:editing-duration>
    <meta:editing-cycles>266</meta:editing-cycles>
    <meta:generator>LibreOffice/6.2.2.2$Linux_X86_64 LibreOffice_project/20$Build-2</meta:generator>
    <meta:document-statistic meta:table-count="10" meta:cell-count="12875" meta:object-count="0"/>
  </office:meta>
</office:document-meta>
</file>